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  <style:font-face style:name="Noto Serif CJK KR" svg:font-family="'Noto Serif CJK KR'" style:font-family-generic="roman"/>
    <style:font-face style:name="돋움" svg:font-family="돋움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ro3" style:family="table-row">
      <style:table-row-properties style:row-height="9.581cm" fo:break-before="auto" style:use-optimal-row-height="true"/>
    </style:style>
    <style:style style:name="ro4" style:family="table-row">
      <style:table-row-properties style:row-height="4.053cm" fo:break-before="auto" style:use-optimal-row-height="true"/>
    </style:style>
    <style:style style:name="ro5" style:family="table-row">
      <style:table-row-properties style:row-height="5.923cm" fo:break-before="auto" style:use-optimal-row-height="true"/>
    </style:style>
    <style:style style:name="ro6" style:family="table-row">
      <style:table-row-properties style:row-height="4.844cm" fo:break-before="auto" style:use-optimal-row-height="true"/>
    </style:style>
    <style:style style:name="ro7" style:family="table-row">
      <style:table-row-properties style:row-height="4.212cm" fo:break-before="auto" style:use-optimal-row-height="true"/>
    </style:style>
    <style:style style:name="ro8" style:family="table-row">
      <style:table-row-properties style:row-height="3.552cm" fo:break-before="auto" style:use-optimal-row-height="true"/>
    </style:style>
    <style:style style:name="ro9" style:family="table-row">
      <style:table-row-properties style:row-height="6.897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ro11" style:family="table-row">
      <style:table-row-properties style:row-height="2.842cm" fo:break-before="auto" style:use-optimal-row-height="true"/>
    </style:style>
    <style:style style:name="ro12" style:family="table-row">
      <style:table-row-properties style:row-height="2.237cm" fo:break-before="auto" style:use-optimal-row-height="true"/>
    </style:style>
    <style:style style:name="ro13" style:family="table-row">
      <style:table-row-properties style:row-height="3.738cm" fo:break-before="auto" style:use-optimal-row-height="true"/>
    </style:style>
    <style:style style:name="ro14" style:family="table-row">
      <style:table-row-properties style:row-height="4.554cm" fo:break-before="auto" style:use-optimal-row-height="true"/>
    </style:style>
    <style:style style:name="ro15" style:family="table-row">
      <style:table-row-properties style:row-height="5.106cm" fo:break-before="auto" style:use-optimal-row-height="true"/>
    </style:style>
    <style:style style:name="ro16" style:family="table-row">
      <style:table-row-properties style:row-height="3.053cm" fo:break-before="auto" style:use-optimal-row-height="true"/>
    </style:style>
    <style:style style:name="ro17" style:family="table-row">
      <style:table-row-properties style:row-height="2.342cm" fo:break-before="auto" style:use-optimal-row-height="true"/>
    </style:style>
    <style:style style:name="ro18" style:family="table-row">
      <style:table-row-properties style:row-height="4.316cm" fo:break-before="auto" style:use-optimal-row-height="true"/>
    </style:style>
    <style:style style:name="ro19" style:family="table-row">
      <style:table-row-properties style:row-height="3.316cm" fo:break-before="auto" style:use-optimal-row-height="true"/>
    </style:style>
    <style:style style:name="ro20" style:family="table-row">
      <style:table-row-properties style:row-height="10.661cm" fo:break-before="auto" style:use-optimal-row-height="true"/>
    </style:style>
    <style:style style:name="ro21" style:family="table-row">
      <style:table-row-properties style:row-height="4.133cm" fo:break-before="auto" style:use-optimal-row-height="true"/>
    </style:style>
    <style:style style:name="ro22" style:family="table-row">
      <style:table-row-properties style:row-height="2.526cm" fo:break-before="auto" style:use-optimal-row-height="true"/>
    </style:style>
    <style:style style:name="ro23" style:family="table-row">
      <style:table-row-properties style:row-height="6.292cm" fo:break-before="auto" style:use-optimal-row-height="true"/>
    </style:style>
    <style:style style:name="ro24" style:family="table-row">
      <style:table-row-properties style:row-height="1.552cm" fo:break-before="auto" style:use-optimal-row-height="true"/>
    </style:style>
    <style:style style:name="ro25" style:family="table-row">
      <style:table-row-properties style:row-height="3.027cm" fo:break-before="auto" style:use-optimal-row-height="true"/>
    </style:style>
    <style:style style:name="ro26" style:family="table-row">
      <style:table-row-properties style:row-height="4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style:font-name="Noto Sans CJK KR1" style:font-name-asian="Noto Sans CJK KR1"/>
    </style:style>
    <style:style style:name="ce5" style:family="table-cell" style:parent-style-name="Default">
      <style:text-properties fo:color="#000000" style:font-name="돋움" style:font-name-asian="돋움"/>
    </style:style>
    <style:style style:name="T1" style:family="text">
      <style:text-properties style:font-name="Noto Serif CJK KR"/>
    </style:style>
    <style:style style:name="T2" style:family="text">
      <style:text-properties style:font-name="Noto Sans CJK KR1" style:font-name-asian="Noto Sans CJK KR1" style:font-name-complex="Noto Sans CJK KR1"/>
    </style:style>
    <style:style style:name="T3" style:family="text">
      <style:text-properties style:font-name="Noto Sans CJK K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2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2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erif CJK KR"/>
    </style:style>
    <style:style style:name="T5" style:family="text">
      <style:text-properties style:font-name="돋움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ko" style:country-asian="KR" style:language-complex="hi" style:country-complex="IN" style:font-name-asian="돋움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ko" style:country-asian="KR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KR1" style:font-name-asian="Noto Sans CJK KR1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ko" style:country-asian="KR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style:font-name-asian="돋움"/>
    </style:style>
    <style:style style:name="T8" style:family="text">
      <style:text-properties fo:color="#000000" style:font-name="돋움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ko" style:country-asian="KR" style:language-complex="hi" style:country-complex="IN" style:font-name-asian="돋움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ko" style:country-asian="KR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KR1" style:font-name-asian="Noto Sans CJK KR1"/>
    </style:style>
    <style:style style:name="T10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ko" style:country-asian="KR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style:font-name-asian="돋움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NUM_PK</text:p>
          </table:table-cell>
          <table:table-cell office:value-type="string" calcext:value-type="string">
            <text:p>CNUM</text:p>
          </table:table-cell>
          <table:table-cell table:style-name="Default" office:value-type="string" calcext:value-type="string">
            <text:p>CNAME</text:p>
          </table:table-cell>
          <table:table-cell office:value-type="string" calcext:value-type="string">
            <text:p>HTITLE</text:p>
          </table:table-cell>
          <table:table-cell office:value-type="string" calcext:value-type="string">
            <text:p>HDATE</text:p>
          </table:table-cell>
          <table:table-cell table:style-name="Default" office:value-type="string" calcext:value-type="string">
            <text:p>HSTATE</text:p>
          </table:table-cell>
          <table:table-cell office:value-type="string" calcext:value-type="string">
            <text:p>HCARR</text:p>
          </table:table-cell>
          <table:table-cell table:style-name="Default" office:value-type="string" calcext:value-type="string">
            <text:p>HEDU</text:p>
          </table:table-cell>
          <table:table-cell table:style-name="Default" office:value-type="string" calcext:value-type="string">
            <text:p>HSALARY</text:p>
          </table:table-cell>
          <table:table-cell table:style-name="Default" office:value-type="string" calcext:value-type="string">
            <text:p>HTYPE</text:p>
          </table:table-cell>
          <table:table-cell table:style-name="Default" office:value-type="string" calcext:value-type="string">
            <text:p>HDAY</text:p>
          </table:table-cell>
          <table:table-cell office:value-type="string" calcext:value-type="string">
            <text:p>HLEV</text:p>
          </table:table-cell>
          <table:table-cell office:value-type="string" calcext:value-type="string">
            <text:p>HPOS</text:p>
          </table:table-cell>
          <table:table-cell table:style-name="Default" office:value-type="string" calcext:value-type="string">
            <text:p>HPART</text:p>
          </table:table-cell>
          <table:table-cell table:style-name="Default" office:value-type="string" calcext:value-type="string">
            <text:p>HQF</text:p>
          </table:table-cell>
          <table:table-cell office:value-type="string" calcext:value-type="string">
            <text:p>HPER</text:p>
          </table:table-cell>
          <table:table-cell table:style-name="Default" office:value-type="string" calcext:value-type="string">
            <text:p>HHEAL</text:p>
          </table:table-cell>
          <table:table-cell office:value-type="string" calcext:value-type="string">
            <text:p>HSTEP</text:p>
          </table:table-cell>
          <table:table-cell office:value-type="string" calcext:value-type="string">
            <text:p>HAPP</text:p>
          </table:table-cell>
          <table:table-cell office:value-type="string" calcext:value-type="string">
            <text:p>HDOC</text:p>
          </table:table-cell>
          <table:table-cell office:value-type="string" calcext:value-type="string">
            <text:p>HNOTIC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주)지디텍</text:p>
          </table:table-cell>
          <table:table-cell office:value-type="string" calcext:value-type="string">
            <text:p>머신비전 검사장비 개발자 모집(제어시스템, 광학검토 및 응용, C++및 MFC S/W 개발자, 기구설계)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경기 안양시 동안구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유연근무제 </text:p>
            <text:p>09:3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비전 검사 장비 </text:p>
            <text:p>제어 S/W개발 </text:p>
            <text:p>검사 S/W개발</text:p>
          </table:table-cell>
          <table:table-cell office:value-type="string" calcext:value-type="string">
            <text:p>초대졸 이상</text:p>
          </table:table-cell>
          <table:table-cell office:value-type="string" calcext:value-type="string">
            <text:p>관련학과 전공자(신입)</text:p>
            <text:p>동종업계 근무경험자(경력)</text:p>
          </table:table-cell>
          <table:table-cell table:style-name="Default" office:value-type="string" calcext:value-type="string">
            <text:p>급여제도: 퇴직연금,휴일(특근)수당,4대보험</text:p>
            <text:p>출퇴근: 통근버스 운행</text:p>
            <text:p>교육/생활: 구내식당(사원식당),점심식사제공,저녁식사제공</text:p>
            <text:p>리프레시: 연차,반차,근로자의날휴무,휴가비지원,산전후휴가,남성출산휴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주)에스에스티랩</text:p>
          </table:table-cell>
          <table:table-cell office:value-type="string" calcext:value-type="string">
            <text:p>보안검색장비 소프트웨어 설계 사원 채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경기고 성남시 분당구</text:p>
          </table:table-cell>
          <table:table-cell office:value-type="string" calcext:value-type="string">
            <text:p>신입·경력 10년<text:span text:style-name="T2">↓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X-ray Generator 및 관련기기 제어 S/W 개발</text:p>
            <text:p>X-ray 영상의 획득과, 이미지데이터의 자동판독을 위한 학습 툴 개발</text:p>
            <text:p>엑스선 영상에 대한 분석 및 후처리 기술 연구 및 구현</text:p>
            <text:p>다양한 물리구조에 적합합 3D 영상재구성 알고리즘 연구 개발</text:p>
            <text:p>2D/3D Viewer 개발</text:p>
          </table:table-cell>
          <table:table-cell office:value-type="string" calcext:value-type="string">
            <text:p>경력 무관</text:p>
            <text:p>공학계열</text:p>
            <text:p>Visual Studio C++/MFC 등 응용프로그램 개발 경험자</text:p>
            <text:p>상기 요건과 동등한 자격이 있다고 판단되는 분 지원가능</text:p>
          </table:table-cell>
          <table:table-cell office:value-type="string" calcext:value-type="string">
            <text:p>산업용 보안검색장비 소프트웨어 개발 경험자</text:p>
            <text:p>X-ray,CT S/W 경험자</text:p>
            <text:p>서버구축, 클라우드 플랫폼 활용 및 운용 경험자</text:p>
            <text:p>GUI 설계 경력자</text:p>
            <text:p>DSP 경험자(F/W 연동, GUI 연동 등)</text:p>
            <text:p>Tool: C++/MFC 능숙자, C# 능숙자, MATLAB 능숙자</text:p>
            <text:p>영어 또는 중국어 가능자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주)나이콤</text:p>
          </table:table-cell>
          <table:table-cell office:value-type="string" calcext:value-type="string">
            <text:p>[신입/경력] SW개발자(Java/.NET/C#/C/C++) 인재 모집</text:p>
          </table:table-cell>
          <table:table-cell office:value-type="string" calcext:value-type="string">
            <text:p>2024.01.26</text:p>
          </table:table-cell>
          <table:table-cell office:value-type="string" calcext:value-type="string">
            <text:p>경기 안양시 동안구</text:p>
          </table:table-cell>
          <table:table-cell office:value-type="string" calcext:value-type="string">
            <text:p>신입·경력 10년<text:span text:style-name="T2">↓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C/C++ 기반의 소프트웨어 개발</text:p>
            <text:p>Windows 또는 Android APP개발</text:p>
            <text:p>장치제어 및 GUI 개발</text:p>
          </table:table-cell>
          <table:table-cell office:value-type="string" calcext:value-type="string">
            <text:p>초대졸 이상</text:p>
            <text:p>C, C++, C#, .NET 사용 가능 자</text:p>
          </table:table-cell>
          <table:table-cell office:value-type="string" calcext:value-type="string">
            <text:p>1개 이상 언어 능통자</text:p>
            <text:p>관련학과 졸업자</text:p>
            <text:p>개발에 대한 전문 지식 및 알고리즘 이해도가 높은 분</text:p>
            <text:p>유관 부서와 원만한 소통 가능자</text:p>
          </table:table-cell>
          <table:table-cell table:style-name="Default" office:value-type="string" calcext:value-type="string">
            <text:p>지원금/보험: 건강검진,직원대출제도,단체상해보험,복지카드/포인트</text:p>
            <text:p>급여제도: 퇴직연금,장기근속자포상,우수사원포상,퇴직금</text:p>
            <text:p>선물: 창립일선물지급,장기근속선물</text:p>
            <text:p>교육/생활: 워크샵,교육비지원,사우회(경조사회),간식제공,음료제공(차,커피)</text:p>
            <text:p>근무환경:휴게실,회의실,카페테리아,사원증,안마실/안마의자</text:p>
            <text:p>조직문화: 자유복장</text:p>
            <text:p>출퇴근: 회사차량있음,주40시간제시행</text:p>
            <text:p>리프레시: 연차,반차,근로자의날휴무,산전후휴가,육아휴직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지원서 내용이 사실과 다른 것으로 판명될 경우 합격 또는 채용이 취소될 수 있습니다.</text:p>
          </table:table-cell>
        </table:table-row>
        <table:table-row table:style-name="ro5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주식회사 넥스버</text:p>
          </table:table-cell>
          <table:table-cell office:value-type="string" calcext:value-type="string">
            <text:p>임베디드 리눅스 C/C++ SW 개발/ 기술지원</text:p>
          </table:table-cell>
          <table:table-cell office:value-type="string" calcext:value-type="string">
            <text:p>2024.01.25</text:p>
          </table:table-cell>
          <table:table-cell office:value-type="string" calcext:value-type="string">
            <text:p>경기 안양시 동안구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임베디드 S/W (Linux기반)관련 개발 및 프로젝트 진행</text:p>
            <text:p>임베디드 카메라 관련 S/W 개발 및 기술 지원</text:p>
            <text:p>Nvidia Jetson기반 H/W 인터페이스 기반 S/W구현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임베디드(Linux OS) 관련 S/W 개발 및 프로젝트 진행 경험자</text:p>
            <text:p>임베디드 카메라 관련 SW 개발 및 기술지원 경험자</text:p>
            <text:p>Nvidia Jetson 기반 H/W 인터페이스 기반 S/W 구현 경험자</text:p>
            <text:p>gcc,g++ 컴파일 환경 개발</text:p>
            <text:p>컴파일러에 대한 이해 및 makefile 작성</text:p>
            <text:p>Qt framework 사용</text:p>
          </table:table-cell>
          <table:table-cell table:style-name="Default" office:value-type="string" calcext:value-type="string">
            <text:p>지원금/보험: 건강검진</text:p>
            <text:p>급여제도: 퇴직연금,인센티브제,우수사원포상,4대보험</text:p>
            <text:p>교육/생활: 점심식사제공</text:p>
            <text:p>근무환경: 사원증</text:p>
            <text:p>출퇴근:차량유류비지급,주차장제공,주차비지원</text:p>
            <text:p>리프레시: 연차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6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보은전자방송통신(주)</text:p>
          </table:table-cell>
          <table:table-cell office:value-type="string" calcext:value-type="string">
            <text:p>S/W 개발자 신입 채용(윈도우,C#/WPF,C/C++,연봉 3700만)</text:p>
          </table:table-cell>
          <table:table-cell office:value-type="string" calcext:value-type="string">
            <text:p>2024.01.23</text:p>
          </table:table-cell>
          <table:table-cell office:value-type="string" calcext:value-type="string">
            <text:p>서울 강서구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연봉 3,700만원(주40시간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연구원,사원/팀원</text:p>
          </table:table-cell>
          <table:table-cell/>
          <table:table-cell office:value-type="string" calcext:value-type="string">
            <text:p>PC기반의 S/W제품 개발(영상 녹화, 스트리밍, 미러링, AI영상분석 등)</text:p>
            <text:p>모바일 영상처리 앱 개발(녹화, 스트리밍)</text:p>
          </table:table-cell>
          <table:table-cell office:value-type="string" calcext:value-type="string">
            <text:p>C, C++, C#, WPF 윈도우 프로그래밍</text:p>
          </table:table-cell>
          <table:table-cell office:value-type="string" calcext:value-type="string">
            <text:p>안드로이드, ios 앱 개발</text:p>
          </table:table-cell>
          <table:table-cell table:style-name="Default" office:value-type="string" calcext:value-type="string">
            <text:p>지원금/보험: 건강검진,각종경조사지원</text:p>
            <text:p>급여제도: 퇴직연금,인센티브제,장기근속자포상,우수사원포상,퇴직금,성과급,직책수당,장기근속수당,4대보험</text:p>
            <text:p>선물: 명절선물/귀향비</text:p>
            <text:p>교육/생활: 우수사원시상식,신규입사자교육(OJT),도서구입비지원,점심식사제공,저녁식사제공,식사비지원,음료제공(차,커피)</text:p>
            <text:p>근무환경: 회의실,사무용품지급</text:p>
            <text:p>조직문화: 회식강요안함,야근강요안함,자유복장,자유로운연차사용</text:p>
            <text:p>출퇴근: 주차장제공</text:p>
            <text:p>리프레시: 연차,여름휴가,경조휴가제,반차,근로자의날휴무,산전후휴가,육아휴직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7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인텔릭스(주)</text:p>
          </table:table-cell>
          <table:table-cell office:value-type="string" calcext:value-type="string">
            <text:p>소프트웨어(S/W) 개발자 모집</text:p>
          </table:table-cell>
          <table:table-cell office:value-type="string" calcext:value-type="string">
            <text:p>2024.03.02</text:p>
          </table:table-cell>
          <table:table-cell office:value-type="string" calcext:value-type="string">
            <text:p>경기 성남시 분당구</text:p>
          </table:table-cell>
          <table:table-cell office:value-type="string" calcext:value-type="string">
            <text:p>신입·경력 15년<text:span text:style-name="T2">↓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8:30~17:3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GUI소프트웨어 개발(C# WPE /C++ Qt</text:p>
          </table:table-cell>
          <table:table-cell office:value-type="string" calcext:value-type="string">
            <text:p>C, C++, C#, Java 중 1개 이상 언어 능통</text:p>
            <text:p>임베디드 리눅스 개발 유 경험자</text:p>
            <text:p>해외여행에 결격사유가 없으신 분</text:p>
          </table:table-cell>
          <table:table-cell office:value-type="string" calcext:value-type="string">
            <text:p>인근 거주자</text:p>
          </table:table-cell>
          <table:table-cell table:style-name="Default" office:value-type="string" calcext:value-type="string">
            <text:p>지원금/보험:건강검진,각종경조사지원,헬스비지급,자녀학자금</text:p>
            <text:p>급여제도: 퇴직연금,상여금,장기근속자포상,퇴직급,성과급,직책수당,4대보험</text:p>
            <text:p>선물:명절선물/귀향비,창립일선물지급,생일선물/파티</text:p>
            <text:p>교육/생활: 신규입사자교육(OJT),직무능력향상교육,구내식당(사원식당),점심식사제공,음료제공(차,커피)</text:p>
            <text:p>근무환경: 휴게실,회의실,노트북,콘도/리조트이용권,사무용품지급,최고성능컴퓨터</text:p>
            <text:p>조직문화: 노조/노사협의회,회식강요안함,야근강요안함,자유복장,자유로운연차사용,칼퇴근보장</text:p>
            <text:p>출퇴근:야간교통비지급,주차비지원,회사차량있음,주52시간제준수,주40시간제시행</text:p>
            <text:p>리프레시: 연차,경조휴가제,반차,Refresh휴가,창립일휴무,근로자의날휴무,휴가비지원,육아휴직,남성출산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서류전형 합격인원에 한해 면접 일시 장소 개별통보 예정</text:p>
            <text:p>회사에 대한 상세정보는 회사 홈페이지 참조</text:p>
            <text:p>기타 증빙서류는 합격 후 제출</text:p>
            <text:p>제출한 서류는 반환되지 않음</text:p>
          </table:table-cell>
        </table:table-row>
        <table:table-row table:style-name="ro8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(주)태영소프트</text:p>
          </table:table-cell>
          <table:table-cell office:value-type="string" calcext:value-type="string">
            <text:p>VisualC,C++,MFC 개발자 정규직 모집합니다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서울 서대문구, 경기 안양시 동안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VisualC, C++, MFC 개발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C,C++,MFC</text:p>
          </table:table-cell>
          <table:table-cell table:style-name="Default" office:value-type="string" calcext:value-type="string">
            <text:p>지원금/보험: 통신비지원</text:p>
            <text:p>급여제도: 퇴직금,휴일(특근)수당,4대보험</text:p>
            <text:p>선물: 명절선물/귀향비</text:p>
            <text:p>교육/생활: 도서구입비지원,저녁식사제공,음료제공(차,커피)</text:p>
            <text:p>근무환경:사무용품지급</text:p>
            <text:p>조직문화:회식강요안함,야근강요안함,자유복장,자유로운연차사용,출산장려</text:p>
            <text:p>리프레시:연차,여름휴가,반차,창립일휴무,근로자의날휴무,육아휴직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9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참엔지니어링(주)</text:p>
          </table:table-cell>
          <table:table-cell office:value-type="string" calcext:value-type="string">
            <text:p>참엔지니어링㈜ 영상처리(Vision)개발 인재 채용(C++,C#)</text:p>
          </table:table-cell>
          <table:table-cell office:value-type="string" calcext:value-type="string">
            <text:p>2024.02.09</text:p>
          </table:table-cell>
          <table:table-cell office:value-type="string" calcext:value-type="string">
            <text:p>경기 용인시 처인구</text:p>
          </table:table-cell>
          <table:table-cell office:value-type="string" calcext:value-type="string">
            <text:p>신입<text:span text:style-name="T1">·경력 3년 ↑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09:00~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검사 알고리즘 개발(반복 패턴 내 비정형 형상 검사 / 분류 알고리즘)</text:p>
            <text:p>Reference패턴 영상 사용한 위치 탐색 및 좌표 변환</text:p>
            <text:p>Repair 설비의 자동화를 위한 영상 처리</text:p>
            <text:p>고객사 기술지원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영상처리 알고리즘(C#) 개발 경험자</text:p>
            <text:p>영상처리 라이브러리 경험자(OpenCV 등)</text:p>
            <text:p>해외 근무 가능자</text:p>
          </table:table-cell>
          <table:table-cell table:style-name="Default" office:value-type="string" calcext:value-type="string">
            <text:p>지원금/보험: 건강검진,각종경조사지원,단체상해보험</text:p>
            <text:p>급여제도: 퇴직연금,인센티브제,장기근속자포상,우수사원포상,휴일(특근)수당,장기근속수당,4대보험</text:p>
            <text:p>선물: 명절선물/귀향비,창립일선물지급</text:p>
            <text:p>교육/생활: 구내식당(사원식당),사내동호회 운영,사우회(경조사회),식비지원</text:p>
            <text:p>근무환경:회의실,사원증,사무용품지급</text:p>
            <text:p>조직문화:자유복장</text:p>
            <text:p>출퇴근:기숙사운영,통근버스운행,자율근무제</text:p>
            <text:p>리프레시:산전후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(주)씨코드</text:p>
          </table:table-cell>
          <table:table-cell office:value-type="string" calcext:value-type="string">
            <text:p>Linux based 차량용 SW개발자(C/C++) 모집 (신입,경력)</text:p>
          </table:table-cell>
          <table:table-cell office:value-type="string" calcext:value-type="string">
            <text:p>2024.02.29</text:p>
          </table:table-cell>
          <table:table-cell office:value-type="string" calcext:value-type="string">
            <text:p>경기 용인시 기흥구, 성남시 분당구, 수원시 영통구, 용인시 수지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책임연구원,연구원,선임연구원</text:p>
          </table:table-cell>
          <table:table-cell/>
          <table:table-cell office:value-type="string" calcext:value-type="string">
            <text:p>Linux 기반 차량용 SW 개발업무</text:p>
          </table:table-cell>
          <table:table-cell office:value-type="string" calcext:value-type="string">
            <text:p>경력 무관</text:p>
            <text:p>C/C++를 이용한 개발 업무 진행 가능한 분</text:p>
          </table:table-cell>
          <table:table-cell office:value-type="string" calcext:value-type="string">
            <text:p>전기/전자공학, 컴퓨터/시스템공학, 공학계열</text:p>
            <text:p>정보처리기사 자격증 보유자</text:p>
            <text:p>해당 직무 (인턴) 경력 또는 유사 직무 경험이 있으신 분</text:p>
            <text:p>JNI(Java Native Interface) 또는 NDK(Native Development Kits on Android Base) 개발 가능자 및 경험자</text:p>
            <text:p>Radio(FM,AM,DAB 등), DMB 등 Broadcasting 관련 개발 경험자</text:p>
            <text:p>컴퓨터 활용능력 및 기술문서 작성에 어려움이 없는 분</text:p>
          </table:table-cell>
          <table:table-cell table:style-name="Default" office:value-type="string" calcext:value-type="string">
            <text:p>지원금/보험: 건강검진,직원대출제도,각종경조사지원,업무활동비지급,문화생활비,해외여행지원,복지카드/포인트</text:p>
            <text:p>급여제도: 퇴직연금,인센티브제,장기근속자포상,우수사원포상,퇴직금,야근수당,휴일(특근)수당,직책수당,장기근속수당,4대보험</text:p>
            <text:p>선물: 명절선물/귀향비,창립일선물지급,결혼기념일선물,도서무제한제공,임신/출산선물,장기근속선물</text:p>
            <text:p>교육/생활: 창립일행사,우수사원시상식,워크샵,신규입사자교육(OJT),직무능력향상교육,리더십강화교육,도서구입비지원,멘토링제도,교육비지원,자기계발비지원,점심식사제공,사내동호회운영,간식제공,음료제공(차,커피)</text:p>
            <text:p>근무환경: 휴게실,회의실,공기청정기,노트북,사원증,콘도/리조트이용권,사무용품지급</text:p>
            <text:p>조직문화: 회식강요안함,야근강요안함,자유복장,자유로운연차사용</text:p>
            <text:p>출퇴근: 야간교통비지급,탄력근무제,주52시간제준수</text:p>
            <text:p>리프레시: 연차,여름휴가,경조휴가제,반차,근로자의날휴무,포상휴가,육아휴직,남성출산휴가,보건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입사지원,우편지원,방문지원,전화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0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(주)맥사이언스</text:p>
          </table:table-cell>
          <table:table-cell office:value-type="string" calcext:value-type="string">
            <text:p>검사장비 소프트웨어(S/W) 개발자 채용</text:p>
          </table:table-cell>
          <table:table-cell office:value-type="string" calcext:value-type="string">
            <text:p>2024.02.10</text:p>
          </table:table-cell>
          <table:table-cell office:value-type="string" calcext:value-type="string">
            <text:p>경기 수원시 영통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검사 장비 소프트웨어 개발</text:p>
          </table:table-cell>
          <table:table-cell office:value-type="string" calcext:value-type="string">
            <text:p>경력 무관</text:p>
            <text:p><text:a xlink:href="http://vb.net/" xlink:type="simple">VB.net</text:a>, C#등 사용 가능자</text:p>
            <text:p>고객사 현장 업무 가능자</text:p>
          </table:table-cell>
          <table:table-cell office:value-type="string" calcext:value-type="string">
            <text:p>WinForm, WPF 경험자</text:p>
            <text:p>컴퓨터/시스템공학, 공학계열</text:p>
            <text:p>컴퓨터활용능력 우수, 인근거주가, 해외근무 가능자, 운전가능자</text:p>
          </table:table-cell>
          <table:table-cell table:style-name="Default" office:value-type="string" calcext:value-type="string">
            <text:p>지원금/보험: 건강검진,각종경조사지원,통신비지원,자녀학자금</text:p>
            <text:p>급여제도: 인센티브제,장기근속자포상,스톡옵션,퇴직금,4대보험</text:p>
            <text:p>근무환경: 회의실,카페테리아,노트북,사원증,사무용품지급</text:p>
            <text:p>조직문화: 자유복장</text:p>
            <text:p>출퇴근: 기숙사운영,회사차량있음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(주)위즈코리아</text:p>
          </table:table-cell>
          <table:table-cell office:value-type="string" calcext:value-type="string">
            <text:p>(주)위즈코리아/(주)위즈COK ‘24년 상반기 신입/경력 사원 모집</text:p>
          </table:table-cell>
          <table:table-cell office:value-type="string" calcext:value-type="string">
            <text:p>2024.02.13</text:p>
          </table:table-cell>
          <table:table-cell office:value-type="string" calcext:value-type="string">
            <text:p>서울 강서구, 서울, 대구, 광주, 대전, 강원, 아시아 중동 베트남 일본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, C++ 등 C계열 개발</text:p>
            <text:p>NW 프로그램(서버/클라이언트)</text:p>
          </table:table-cell>
          <table:table-cell office:value-type="string" calcext:value-type="string">
            <text:p>C, C++ 가능자</text:p>
          </table:table-cell>
          <table:table-cell office:value-type="string" calcext:value-type="string">
            <text:p>NW 프로토콜 분석 유경험자</text:p>
          </table:table-cell>
          <table:table-cell table:style-name="Default" office:value-type="string" calcext:value-type="string">
            <text:p>편의시설,재택근무,생활편의,시차출근제,여가지원,성과보상제도,특별휴가/휴무제도,경조지원,신규입사자주거지원,교육지원,의료지원,법률지원,상해보험지원,기타(청년내일채움공채),기본사항(4대보험)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(주)듀얼아이</text:p>
          </table:table-cell>
          <table:table-cell office:value-type="string" calcext:value-type="string">
            <text:p>임베디드 안드로이즈 개발자</text:p>
          </table:table-cell>
          <table:table-cell office:value-type="string" calcext:value-type="string">
            <text:p>2024.02.02</text:p>
          </table:table-cell>
          <table:table-cell office:value-type="string" calcext:value-type="string">
            <text:p>서울 금천구, 서울, 경기 광명시, 군포시, 부천시, 안양시</text:p>
          </table:table-cell>
          <table:table-cell office:value-type="string" calcext:value-type="string">
            <text:p>신입<text:span text:style-name="T1">·경력 2~15년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웹기반 플랫폼에서 임베디드 시스템</text:p>
            <text:p>보안분야 및 결제분야</text:p>
          </table:table-cell>
          <table:table-cell office:value-type="string" calcext:value-type="string">
            <text:p>임베디드 어플리케이션 개발에 경험이 있는 분</text:p>
          </table:table-cell>
          <table:table-cell office:value-type="string" calcext:value-type="string">
            <text:p>전기/전자공학, 컴퓨터/시스템공학</text:p>
            <text:p>인근거주자,운전가능자</text:p>
          </table:table-cell>
          <table:table-cell table:style-name="Default" office:value-type="string" calcext:value-type="string">
            <text:p>지원금/보험: 단체상해보험,본인학자금,자녀학자금</text:p>
            <text:p>급여제도: 퇴직연금,상여금,장기근속자포상,성과급,야근수당,연차수당,4대보험</text:p>
            <text:p>선물: 생일선물/파티,장기근속선물</text:p>
            <text:p>교육/생활: 워크샵,신규입사자교육(OJT),직무능력향상교육,리더십강화교육,도서구입비지원,외국어교육지원,저녁식사제공,사내동호회운영,식비지원</text:p>
            <text:p>근무환경: 휴게실,회의실,공기청정기,노트북,사원증,사내도서관,사무용품지급</text:p>
            <text:p>조직문화: 회식강요안함,야근강요안함,자유복장,자유로운연차사용</text:p>
            <text:p>출퇴근: 기숙사운영,회사차량있음,재택근무,주52시간제준수</text:p>
            <text:p>리프레시: 연차,경조휴가제,근로자의날휴무,산전후휴가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해당 공고는 수시로 확인하여 면접진행하며, 채용시 사전공지 없이 마감될 수 있습니다.</text:p>
          </table:table-cell>
        </table:table-row>
        <table:table-row table:style-name="ro4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(주)베이론텍</text:p>
          </table:table-cell>
          <table:table-cell office:value-type="string" calcext:value-type="string">
            <text:p>C/C#/VC++ 개발자 채용(정규직)</text:p>
          </table:table-cell>
          <table:table-cell office:value-type="string" calcext:value-type="string">
            <text:p>2024.02.11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대리,과장,사원</text:p>
          </table:table-cell>
          <table:table-cell/>
          <table:table-cell office:value-type="string" calcext:value-type="string">
            <text:p>SW개발</text:p>
          </table:table-cell>
          <table:table-cell office:value-type="string" calcext:value-type="string">
            <text:p>경력 무관</text:p>
            <text:p>운전가능자</text:p>
          </table:table-cell>
          <table:table-cell office:value-type="string" calcext:value-type="string">
            <text:p>전기/전자공학, 컴퓨터/시스템공학, 기계/자동차/조선공학</text:p>
            <text:p>정보처리기사</text:p>
            <text:p>영어가능자, 컴퓨터활용능력 우수, 해당직무 근무경험</text:p>
          </table:table-cell>
          <table:table-cell table:style-name="Default" office:value-type="string" calcext:value-type="string">
            <text:p>지원금/보험: 금연수당,각종경조사지원,헬스비지급,본인학자금,자녀학자금</text:p>
            <text:p>급여제도: 인센티브제,장기근속자포상,우수사원포상,퇴직금,휴일(특근)수당,연차수당,가족수당,4대보험</text:p>
            <text:p>선물: 명절선물/귀향비,생일선물/파티</text:p>
            <text:p>교육/생활: 구내식당(사원식당),점심식사제공,저녁식사제공,사내동호회운영,식비지원,음료제공(차,커피)</text:p>
            <text:p>근무환경:회의실,노트북,콘도/리조트이용권,사무용품지급</text:p>
            <text:p>조직문화:자유복장</text:p>
            <text:p>출퇴근:회사차량있음</text:p>
            <text:p>리프레시:남성출산휴가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,최종학력증명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(주)아이엠에스나노텍</text:p>
          </table:table-cell>
          <table:table-cell office:value-type="string" calcext:value-type="string">
            <text:p>SW개발자 경력/신입 채용합니다 – 정규직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신입<text:span text:style-name="T1">·경력 1~3년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반도체 자동화장비 제어 SW 개발, UI, 영상처리 개발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컴퓨터/시스템공학</text:p>
            <text:p>공과계열, 석사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3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주)엔클로니</text:p>
          </table:table-cell>
          <table:table-cell office:value-type="string" calcext:value-type="string">
            <text:p>[신규프로젝트팀] 선행 연구 개발(SW), 비전 장비 개발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서울 전체, 서울 구로구</text:p>
          </table:table-cell>
          <table:table-cell office:value-type="string" calcext:value-type="string">
            <text:p>신입·경력 5년<text:span text:style-name="T2">↓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S/W 개발 또는 임베디드</text:p>
            <text:p>비전영상처라(c++,CUDA 등)</text:p>
            <text:p>제약 검사 장비 외(영상처리)</text:p>
          </table:table-cell>
          <table:table-cell office:value-type="string" calcext:value-type="string">
            <text:p>경력 무관</text:p>
            <text:p>비전영상처리(C++, CUDA)</text:p>
          </table:table-cell>
          <table:table-cell office:value-type="string" calcext:value-type="string">
            <text:p>창의적이고 스마트한 열정 소유자</text:p>
            <text:p>영어역량 비지니스 회화 가능자</text:p>
            <text:p>대내외 원활한 커뮤니케이션 역량 보유</text:p>
          </table:table-cell>
          <table:table-cell table:style-name="Default" office:value-type="string" calcext:value-type="string">
            <text:p>기업분위기는 제조와 IT가 접목된 분위기이며, 신규프로젝트팀은 사옥 외 별도 사무실에 편안하게 신규개발팀입니다.</text:p>
            <text:p>사람을 중시 문화이며, 근태, 복장 등 무관합니다.</text:p>
            <text:p>연봉 수준: 개인역량에 따라 협의(업계최고 대우)</text:p>
            <text:p>자유로운 연차 사용, 샌드위치 휴가, 리프레시휴가(하계/동계 약 10일간),경조휴가,장기근속자수상,카페테리아운영,생일자 상품권 지급, 명절선물지급 등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개월의 수습 기간이 있습니다.(수습기간 동일 급여와 복리후생 보장)</text:p>
            <text:p>포트폴리오 제출 시, 10MB 초과할 경우에는 링크를 기재해주세요.</text:p>
            <text:p>서류합격자에 한해 연락드립니다.</text:p>
            <text:p>본 채용은 수시 진행으로 우수 인재 채용 시 마감될 수 있습니다.</text:p>
          </table:table-cell>
        </table:table-row>
        <table:table-row table:style-name="ro4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주)예인시스템</text:p>
          </table:table-cell>
          <table:table-cell office:value-type="string" calcext:value-type="string">
            <text:p>2024년 정규 C# 응용 프로그램 개발자 신입&amp;경력 모집</text:p>
          </table:table-cell>
          <table:table-cell office:value-type="string" calcext:value-type="string">
            <text:p>2024.03.15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c#응용 프로그램 개발</text:p>
          </table:table-cell>
          <table:table-cell office:value-type="string" calcext:value-type="string">
            <text:p>경력 무관</text:p>
            <text:p>안전운전가능자</text:p>
          </table:table-cell>
          <table:table-cell office:value-type="string" calcext:value-type="string">
            <text:p>해당 직무(물류자동화 및 공장자동화) 근무경험</text:p>
            <text:p>프로그래밍 언어 활용(개발) 경험</text:p>
            <text:p>안드로이드 개발 경험</text:p>
            <text:p>인근거주자</text:p>
          </table:table-cell>
          <table:table-cell table:style-name="Default" office:value-type="string" calcext:value-type="string">
            <text:p>지원금/보험: 통신비지원,자녀학자금</text:p>
            <text:p>급여제도: 인센티브제,퇴직금,휴일(특근)수당,4대보험</text:p>
            <text:p>선물: 명절선물/귀향비,생일선물/파티</text:p>
            <text:p>교육/생활: 워크샵,교육비지원,사우회(경조사회)</text:p>
            <text:p>근무환경: 유니폼지급,노트북,콘도/리조트이용권</text:p>
            <text:p>조직문화: 자유복장</text:p>
            <text:p>출퇴근: 주택자금융자</text:p>
            <text:p>리프레시: 연차,여름휴가,휴가비지원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(주)이지디에스</text:p>
          </table:table-cell>
          <table:table-cell office:value-type="string" calcext:value-type="string">
            <text:p>자동차 진단기(C#) 프로그램 개발자 채용합니다.(신입,경력)</text:p>
          </table:table-cell>
          <table:table-cell office:value-type="string" calcext:value-type="string">
            <text:p>2024.01.22</text:p>
          </table:table-cell>
          <table:table-cell office:value-type="string" calcext:value-type="string">
            <text:p>서울 송파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고교졸업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08:30~17:30</text:p>
          </table:table-cell>
          <table:table-cell office:value-type="string" calcext:value-type="string">
            <text:p>사원,대리</text:p>
          </table:table-cell>
          <table:table-cell/>
          <table:table-cell office:value-type="string" calcext:value-type="string">
            <text:p>자동차 전장 검사기 또는 진단기 S/W 개발 및 유지보수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WPF,C# 프로그램 개발 경험자</text:p>
            <text:p>컴퓨터/전산학/시스템공학등 공학계열</text:p>
            <text:p>영어가능자, 해당직무 근무경험</text:p>
            <text:p>프로그램 개발 관련 경력을 쌓고자 하는 분</text:p>
          </table:table-cell>
          <table:table-cell table:style-name="Default" office:value-type="string" calcext:value-type="string">
            <text:p>지원금/보험: 건강검진</text:p>
            <text:p>급여제도: 퇴직연금,인센티브제,우수사원포상,퇴직금,4대보험</text:p>
            <text:p>선물: 명절선물/귀향비,창립일선물지급</text:p>
            <text:p>교육/생활: 워크샵,저녁식사제공,음료제공(차,커피)</text:p>
            <text:p>근무환경: 노트북,사무용품지급</text:p>
            <text:p>조직문화: 자유복장</text:p>
            <text:p>출퇴근: 주차장제공</text:p>
            <text:p>리프레시: 연차,경조휴가제,창립일휴무,근로자의날휴무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(주)힘스</text:p>
          </table:table-cell>
          <table:table-cell office:value-type="string" calcext:value-type="string">
            <text:p>[면접비 지급] 머신 비전 프로그래머 신입 및 경력 모집</text:p>
          </table:table-cell>
          <table:table-cell office:value-type="string" calcext:value-type="string">
            <text:p>2024.02.07</text:p>
          </table:table-cell>
          <table:table-cell office:value-type="string" calcext:value-type="string">
            <text:p>인천 남동구, 충남 아산시, 천안시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Vision Algorithm 개발</text:p>
            <text:p>Vision Image Processing</text:p>
            <text:p>Vision UI, DLL제작</text:p>
          </table:table-cell>
          <table:table-cell office:value-type="string" calcext:value-type="string">
            <text:p>경력 무관</text:p>
          </table:table-cell>
          <table:table-cell office:value-type="string" calcext:value-type="string">
            <text:p>C,C++,C# 사용가능자 및 경험자</text:p>
            <text:p>비전 라이브러리 사용한 개발 역량 보유자</text:p>
            <text:p>공학계열 졸업자</text:p>
            <text:p>해당직무 경험 및 인근 거주자</text:p>
            <text:p>해외 출장 및 출장업무 가능자</text:p>
          </table:table-cell>
          <table:table-cell table:style-name="Default" office:value-type="string" calcext:value-type="string">
            <text:p>지원금/보험: 건강검진,직원대출제도,각종경조사지원,단체상해보험,체력단련실운영,자녀학자금</text:p>
            <text:p>급여제도: 퇴직연금,인센티브제,상여금,장기근속자포상,우수사원포상,스톡옵션,퇴직금,성과급,야근수당,휴일(특근)수당,직책수당,4대보험</text:p>
            <text:p>선물: 명절선물/귀향비,창립일선물지급</text:p>
            <text:p>교육/생활: 창립일행사,워크샵,신규입사자교육(OJT),직무능력향상교육,리더십강화교육,도서구입비지원,외국어교육지원,자격증취득지원,교육비지원,자기계발비지원,구내식당(사원식당),점심식사제공,저녁식사제공,사내동호회운영,사우회(경조사회),아침식사제공,간식제공,음료제공(차,커피),우리사주제도</text:p>
            <text:p>근무환경: 수유실,휴게실,회의실,공기청정기,카페테리아,전용사옥,건물내경사로,장애인전용주차장,비상경보장치,문턱없음,유니폼지급,노트북,사원증,콘도/리조트이용권,사무용품지급,최고성능컴퓨터</text:p>
            <text:p>조직문화: 노조/노사협의회,수평적조직문화,회식강요안함,자유복장,자유로운연차사용</text:p>
            <text:p>출퇴근: 기숙사운영,차량유류비지급,주차장제공,탄력근무제,주52시간제준수</text:p>
            <text:p>리프레시: 연차,경조휴가제,반차,창립일휴무,근로자의날휴무,산전후휴가,육아휴직,남성출산휴가,보건휴가,휴양시설제공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(주)씽크소프트</text:p>
          </table:table-cell>
          <table:table-cell office:value-type="string" calcext:value-type="string">
            <text:p>개발자 채용 자동화 물류/반송 설비 PC제어 S/W 개발 신입 경력</text:p>
          </table:table-cell>
          <table:table-cell office:value-type="string" calcext:value-type="string">
            <text:p>2024.01.17</text:p>
          </table:table-cell>
          <table:table-cell office:value-type="string" calcext:value-type="string">
            <text:p>충남 아산시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</text:p>
            <text:p>유연근무제</text:p>
            <text:p>09:00~18:00</text:p>
          </table:table-cell>
          <table:table-cell office:value-type="string" calcext:value-type="string">
            <text:p>주임연구원,선임연구원,책임연구원</text:p>
          </table:table-cell>
          <table:table-cell/>
          <table:table-cell office:value-type="string" calcext:value-type="string">
            <text:p>자동화 설비 PC제어 솔루션 개발 및 셋업</text:p>
            <text:p>패널 반송 로봇 물류, 패널 이송 컨베이어 물류 등</text:p>
          </table:table-cell>
          <table:table-cell office:value-type="string" calcext:value-type="string">
            <text:p>경력 무관</text:p>
            <text:p>해외출국 결격사유 없는 분</text:p>
            <text:p>C# 개발자</text:p>
          </table:table-cell>
          <table:table-cell office:value-type="string" calcext:value-type="string">
            <text:p>전기/전자공학, 컴퓨터/시스템공학,공학계열</text:p>
            <text:p>해당직무 근무경험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/text:p>
            <text:p><text:span text:style-name="T5">급여제도</text:span><text:span text:style-name="T6">: </text:span><text:span text:style-name="T7">퇴직연금</text:span><text:span text:style-name="T6">,</text:span><text:span text:style-name="T7">장기근속자포상</text:span><text:span text:style-name="T6">,</text:span><text:span text:style-name="T7">우수사원포상</text:span><text:span text:style-name="T6">,</text:span><text:span text:style-name="T7">성과급</text:span><text:span text:style-name="T6">,</text:span><text:span text:style-name="T7">야근수당</text:span><text:span text:style-name="T6">,</text:span><text:span text:style-name="T7">휴일</text:span><text:span text:style-name="T6">(</text:span><text:span text:style-name="T7">특근</text:span><text:span text:style-name="T6">)</text:span><text:span text:style-name="T7">수당</text:span><text:span text:style-name="T6">,4</text:span><text:span text:style-name="T7">대보험</text:span></text:p>
            <text:p><text:span text:style-name="T5">선물</text:span><text:span text:style-name="T6">: </text:span><text:span text:style-name="T7">생일선물</text:span><text:span text:style-name="T6">/</text:span><text:span text:style-name="T7">파티</text:span><text:span text:style-name="T6">,</text:span><text:span text:style-name="T7">도서무제한제공</text:span></text:p>
            <text:p><text:span text:style-name="T5">교육</text:span><text:span text:style-name="T6">/</text:span><text:span text:style-name="T7">생활</text:span><text:span text:style-name="T6">: </text:span><text:span text:style-name="T7">우수사원시상식</text:span><text:span text:style-name="T6">,</text:span><text:span text:style-name="T7">워크샵</text:span><text:span text:style-name="T6">,</text:span><text:span text:style-name="T7">신규입사자교육</text:span><text:span text:style-name="T6">(OJT),</text:span><text:span text:style-name="T7">직무능력향상교육</text:span><text:span text:style-name="T6">,</text:span><text:span text:style-name="T7">리더십강화교육</text:span><text:span text:style-name="T6">,</text:span><text:span text:style-name="T7">교육비지원</text:span><text:span text:style-name="T6">,</text:span><text:span text:style-name="T7">자기계발비지원</text:span><text:span text:style-name="T6">,</text:span><text:span text:style-name="T7">점심식사제공</text:span><text:span text:style-name="T6">,</text:span><text:span text:style-name="T7">저녁식사제공</text:span><text:span text:style-name="T6">,</text:span><text:span text:style-name="T7">사우회</text:span><text:span text:style-name="T6">(</text:span><text:span text:style-name="T7">경조사회</text:span><text:span text:style-name="T6">),</text:span><text:span text:style-name="T7">간식제공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,</text:span><text:span text:style-name="T7">점심시간연장제도</text:span></text:p>
            <text:p><text:span text:style-name="T5">근무환경</text:span><text:span text:style-name="T6">: </text:span><text:span text:style-name="T7">회의실</text:span><text:span text:style-name="T6">,</text:span><text:span text:style-name="T7">공기청정기</text:span><text:span text:style-name="T6">,</text:span><text:span text:style-name="T7">카페테리아</text:span><text:span text:style-name="T6">,</text:span><text:span text:style-name="T7">게임기</text:span><text:span text:style-name="T6">,</text:span><text:span text:style-name="T7">전용사옥</text:span><text:span text:style-name="T6">,</text:span><text:span text:style-name="T7">노트북</text:span></text:p>
            <text:p><text:span text:style-name="T5">조직문화</text:span><text:span text:style-name="T6">: </text:span><text:span text:style-name="T7">수평적조직문화</text:span><text:span text:style-name="T6">,</text:span><text:span text:style-name="T7">회식강요안함</text:span><text:span text:style-name="T6">,</text:span><text:span text:style-name="T7">야근안함</text:span><text:span text:style-name="T6">,</text:span><text:span text:style-name="T7">자유복장</text:span><text:span text:style-name="T6">,</text:span><text:span text:style-name="T7">자유로운연차사용</text:span><text:span text:style-name="T6">,</text:span><text:span text:style-name="T7">문화회식</text:span></text:p>
            <text:p><text:span text:style-name="T5">출퇴근</text:span><text:span text:style-name="T6">: </text:span><text:span text:style-name="T7">기숙사운영</text:span><text:span text:style-name="T6">,</text:span><text:span text:style-name="T7">주차장제공</text:span><text:span text:style-name="T6">,</text:span><text:span text:style-name="T7">회사차량있음</text:span><text:span text:style-name="T6">,</text:span><text:span text:style-name="T7">주</text:span><text:span text:style-name="T6">4.5</text:span><text:span text:style-name="T7">일</text:span></text:p>
            <text:p><text:span text:style-name="T5">리프레시</text:span><text:span text:style-name="T6">: </text:span><text:span text:style-name="T7">연차</text:span><text:span text:style-name="T6">,</text:span><text:span text:style-name="T7">경조휴가제</text:span><text:span text:style-name="T6">,</text:span><text:span text:style-name="T7">반차</text:span><text:span text:style-name="T6">,</text:span><text:span text:style-name="T7">근로자의날휴무</text:span><text:span text:style-name="T6">,</text:span><text:span text:style-name="T7">산전후휴가</text:span><text:span text:style-name="T6">,</text:span><text:span text:style-name="T7">육아휴직</text:span><text:span text:style-name="T6">,</text:span><text:span text:style-name="T7">남성출산휴가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(주)보다</text:p>
          </table:table-cell>
          <table:table-cell office:value-type="string" calcext:value-type="string">
            <text:p>2024년 상반기 S/W, H/W 엔지니어 및 PC관리 모집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충북 청주시 흥덕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엔지니어</text:p>
          </table:table-cell>
          <table:table-cell/>
          <table:table-cell office:value-type="string" calcext:value-type="string">
            <text:p>S/W UI 및 알고리즘 개발 및 SET_UP</text:p>
            <text:p>S/W 테스트 및 문제점 개선</text:p>
          </table:table-cell>
          <table:table-cell office:value-type="string" calcext:value-type="string">
            <text:p>경력 무관</text:p>
            <text:p>국내, 해외 출장 가능자</text:p>
            <text:p>운전면허 소지자</text:p>
          </table:table-cell>
          <table:table-cell office:value-type="string" calcext:value-type="string">
            <text:p>Python,C++,Java,UI 활용 및 개발 경험자</text:p>
            <text:p>OA 프로그램 활용 능력 우수자</text:p>
            <text:p>AI 업무 및 유관 업무 경험자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의료비지원</text:span><text:span text:style-name="T6">(</text:span><text:span text:style-name="T7">가족</text:span><text:span text:style-name="T6">)</text:span></text:p>
            <text:p><text:span text:style-name="T5">급여제도</text:span><text:span text:style-name="T6">: </text:span><text:span text:style-name="T7">퇴직연금</text:span><text:span text:style-name="T6">,</text:span><text:span text:style-name="T7">우수사원포상</text:span><text:span text:style-name="T6">,</text:span><text:span text:style-name="T7">퇴직금</text:span><text:span text:style-name="T6">,</text:span><text:span text:style-name="T7">성과급</text:span><text:span text:style-name="T6">,</text:span><text:span text:style-name="T7">휴일</text:span><text:span text:style-name="T6">(</text:span><text:span text:style-name="T7">특근</text:span><text:span text:style-name="T6">)</text:span><text:span text:style-name="T7">수당</text:span><text:span text:style-name="T6">,</text:span><text:span text:style-name="T7">연차수당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/text:p>
            <text:p><text:span text:style-name="T5">교육</text:span><text:span text:style-name="T6">/</text:span><text:span text:style-name="T7">생활</text:span><text:span text:style-name="T6">: </text:span><text:span text:style-name="T7">워크샵</text:span><text:span text:style-name="T6">,</text:span><text:span text:style-name="T7">신규입사자교육</text:span><text:span text:style-name="T6">(OJT),</text:span><text:span text:style-name="T7">교육비지원</text:span><text:span text:style-name="T6">,</text:span><text:span text:style-name="T7">점심식사제공</text:span><text:span text:style-name="T6">,</text:span><text:span text:style-name="T7">음료제공자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근무환경</text:span><text:span text:style-name="T6">: </text:span><text:span text:style-name="T7">회의실</text:span><text:span text:style-name="T6">,</text:span><text:span text:style-name="T7">노트북</text:span></text:p>
            <text:p><text:span text:style-name="T5">조직문화</text:span><text:span text:style-name="T6">: </text:span><text:span text:style-name="T7">자유복장</text:span></text:p>
            <text:p><text:span text:style-name="T5">출퇴근</text:span><text:span text:style-name="T6">: </text:span><text:span text:style-name="T7">기숙사운영</text:span><text:span text:style-name="T6">,</text:span><text:span text:style-name="T7">주</text:span><text:span text:style-name="T6">52</text:span><text:span text:style-name="T7">시간제준수</text:span></text:p>
            <text:p><text:span text:style-name="T5">리프레시</text:span><text:span text:style-name="T6">: </text:span><text:span text:style-name="T7">연차</text:span><text:span text:style-name="T6">,</text:span><text:span text:style-name="T7">반차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21" calcext:value-type="float">
            <text:p>21</text:p>
          </table:table-cell>
          <table:table-cell table:style-name="Default" office:value-type="string" calcext:value-type="string">
            <text:p>(주)레이시온</text:p>
          </table:table-cell>
          <table:table-cell office:value-type="string" calcext:value-type="string">
            <text:p>SW개발자 정규직 채용</text:p>
          </table:table-cell>
          <table:table-cell office:value-type="string" calcext:value-type="string">
            <text:p>2024.01.20</text:p>
          </table:table-cell>
          <table:table-cell office:value-type="string" calcext:value-type="string">
            <text:p>경기 오산시 외삼미동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 (월 ~ 금)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SW 개발자</text:p>
          </table:table-cell>
          <table:table-cell office:value-type="string" calcext:value-type="string">
            <text:p>개발언어 C# 가능자</text:p>
          </table:table-cell>
          <table:table-cell office:value-type="string" calcext:value-type="string">
            <text:p>WPF 개발 경력자</text:p>
            <text:p>레이저 제어 경력자</text:p>
            <text:p>공장 자동화 개발 경력자</text:p>
            <text:p>모션 제어 경력자</text:p>
            <text:p>RTC 개발 경력자</text:p>
            <text:p>비전 프로그래밍 경력자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의료비지원</text:span><text:span text:style-name="T6">(</text:span><text:span text:style-name="T7">본인</text:span><text:span text:style-name="T6">),</text:span><text:span text:style-name="T7">직원대출제도</text:span><text:span text:style-name="T6">,</text:span><text:span text:style-name="T7">각종경조사지원</text:span><text:span text:style-name="T6">,</text:span><text:span text:style-name="T7">헬스비지급</text:span><text:span text:style-name="T6">,</text:span><text:span text:style-name="T7">통신비지원</text:span></text:p>
            <text:p><text:span text:style-name="T5">급여제도</text:span><text:span text:style-name="T6">: </text:span><text:span text:style-name="T7">퇴직금</text:span><text:span text:style-name="T6">,</text:span><text:span text:style-name="T7">성과급</text:span><text:span text:style-name="T6">,</text:span><text:span text:style-name="T7">연차수당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/text:p>
            <text:p><text:span text:style-name="T5">교육</text:span><text:span text:style-name="T6">/</text:span><text:span text:style-name="T7">생활</text:span><text:span text:style-name="T6">: </text:span><text:span text:style-name="T7">워크샵</text:span><text:span text:style-name="T6">,</text:span><text:span text:style-name="T7">플레이샵</text:span><text:span text:style-name="T6">,</text:span><text:span text:style-name="T7">도서구입비지원</text:span><text:span text:style-name="T6">,</text:span><text:span text:style-name="T7">외국어교육지원</text:span><text:span text:style-name="T6">,</text:span><text:span text:style-name="T7">자기계발비지원</text:span><text:span text:style-name="T6">,</text:span><text:span text:style-name="T7">점심식사제공</text:span><text:span text:style-name="T6">,</text:span><text:span text:style-name="T7">간식제공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,</text:span><text:span text:style-name="T7">가족초청행사</text:span></text:p>
            <text:p><text:span text:style-name="T5">근무환경</text:span><text:span text:style-name="T6">: </text:span><text:span text:style-name="T7">휴게실</text:span><text:span text:style-name="T6">,</text:span><text:span text:style-name="T7">회의실</text:span><text:span text:style-name="T6">,</text:span><text:span text:style-name="T7">공기청정기</text:span><text:span text:style-name="T6">,</text:span><text:span text:style-name="T7">카페테리아</text:span><text:span text:style-name="T6">,</text:span><text:span text:style-name="T7">전용사옥</text:span><text:span text:style-name="T6">,</text:span><text:span text:style-name="T7">사내정원</text:span><text:span text:style-name="T6">,</text:span><text:span text:style-name="T7">스마트기기</text:span><text:span text:style-name="T6">,</text:span><text:span text:style-name="T7">노트북</text:span><text:span text:style-name="T6">,</text:span><text:span text:style-name="T7">사무용품지급</text:span><text:span text:style-name="T6">,</text:span><text:span text:style-name="T7">기숙사제공</text:span></text:p>
            <text:p><text:span text:style-name="T5">조직문화</text:span><text:span text:style-name="T6">: </text:span><text:span text:style-name="T7">회식강요안함</text:span><text:span text:style-name="T6">,</text:span><text:span text:style-name="T7">자유복장</text:span><text:span text:style-name="T6">,</text:span><text:span text:style-name="T7">자유로운연차사용</text:span><text:span text:style-name="T6">,</text:span><text:span text:style-name="T7">출산장려</text:span></text:p>
            <text:p><text:span text:style-name="T5">출퇴근</text:span><text:span text:style-name="T6">: </text:span><text:span text:style-name="T7">주차장제공</text:span><text:span text:style-name="T6">,</text:span><text:span text:style-name="T7">회사차량있음</text:span><text:span text:style-name="T6">,</text:span><text:span text:style-name="T7">출퇴근교통비지원</text:span></text:p>
            <text:p><text:span text:style-name="T5">리프레시</text:span><text:span text:style-name="T6">: </text:span><text:span text:style-name="T7">연차</text:span><text:span text:style-name="T6">,</text:span><text:span text:style-name="T7">여름휴가</text:span><text:span text:style-name="T6">,</text:span><text:span text:style-name="T7">경조휴가제</text:span><text:span text:style-name="T6">,</text:span><text:span text:style-name="T7">반차</text:span><text:span text:style-name="T6">,</text:span><text:span text:style-name="T7">근로자의날휴무</text:span><text:span text:style-name="T6">,</text:span><text:span text:style-name="T7">휴가비지원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0">
          <table:table-cell table:number-columns-repeated="2" office:value-type="float" office:value="22" calcext:value-type="float">
            <text:p>22</text:p>
          </table:table-cell>
          <table:table-cell table:style-name="Default" office:value-type="string" calcext:value-type="string">
            <text:p>(주)싸이맥스</text:p>
          </table:table-cell>
          <table:table-cell office:value-type="string" calcext:value-type="string">
            <text:p>기술연구소 SW개발팀 채용 (신입/경력)</text:p>
          </table:table-cell>
          <table:table-cell office:value-type="string" calcext:value-type="string">
            <text:p>2024.02.03</text:p>
          </table:table-cell>
          <table:table-cell office:value-type="string" calcext:value-type="string">
            <text:p>경기 화성시 동탄면 방교리 848-1</text:p>
          </table:table-cell>
          <table:table-cell office:value-type="string" calcext:value-type="string">
            <text:p>신입·경력 3~15년</text:p>
          </table:table-cell>
          <table:table-cell office:value-type="string" calcext:value-type="string">
            <text:p>학력 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(수습기간 3개월)</text:p>
          </table:table-cell>
          <table:table-cell office:value-type="string" calcext:value-type="string">
            <text:p>주 5일 (월 ~ 금) </text:p>
            <text:p>08:00 ~ 17:00</text:p>
            <text:p>선택적근로제 운영중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반도체장비 SW개발</text:p>
            <text:p>반도체장비 FA(SECS/GEM) 개발</text:p>
          </table:table-cell>
          <table:table-cell office:value-type="string" calcext:value-type="string">
            <text:p>메인:C#</text:p>
            <text:p>기타:C++ 가능자</text:p>
          </table:table-cell>
          <table:table-cell office:value-type="string" calcext:value-type="string">
            <text:p>장비 및 하드웨어 제어 SW개발 경험자</text:p>
            <text:p>Multi Thread 처리 경험자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직원대출제도</text:span><text:span text:style-name="T6">,</text:span><text:span text:style-name="T7">각종경조사지원</text:span><text:span text:style-name="T6">,</text:span><text:span text:style-name="T7">헬스비지급</text:span><text:span text:style-name="T6">,</text:span><text:span text:style-name="T7">본인학자금</text:span><text:span text:style-name="T6">,</text:span><text:span text:style-name="T7">통신비지원</text:span><text:span text:style-name="T6">,</text:span><text:span text:style-name="T7">자녀학자금</text:span></text:p>
            <text:p><text:span text:style-name="T5">교육</text:span><text:span text:style-name="T6">/</text:span><text:span text:style-name="T7">생활</text:span><text:span text:style-name="T6">: </text:span><text:span text:style-name="T7">자기계발비지원</text:span><text:span text:style-name="T6">,</text:span><text:span text:style-name="T7">구내식당</text:span><text:span text:style-name="T6">(</text:span><text:span text:style-name="T7">사원식당</text:span><text:span text:style-name="T6">),</text:span><text:span text:style-name="T7">점심식사제공</text:span><text:span text:style-name="T6">,</text:span><text:span text:style-name="T7">저녁식사제공</text:span><text:span text:style-name="T6">,</text:span><text:span text:style-name="T7">아침식사제공</text:span></text:p>
            <text:p><text:span text:style-name="T5">조직문화</text:span><text:span text:style-name="T6">: </text:span><text:span text:style-name="T7">수평적조직문화</text:span><text:span text:style-name="T6">,</text:span><text:span text:style-name="T7">회식강요안함</text:span><text:span text:style-name="T6">,</text:span><text:span text:style-name="T7">자유복장</text:span></text:p>
            <text:p><text:span text:style-name="T5">출퇴근</text:span><text:span text:style-name="T6">: </text:span><text:span text:style-name="T7">기숙사운영</text:span><text:span text:style-name="T6">,</text:span><text:span text:style-name="T7">전세자금대출</text:span></text:p>
            <text:p><text:span text:style-name="T5">리프레시</text:span><text:span text:style-name="T6">: </text:span><text:span text:style-name="T7">연차</text:span><text:span text:style-name="T6">,Refresh</text:span><text:span text:style-name="T7">휴가</text:span><text:span text:style-name="T6">,</text:span><text:span text:style-name="T7">근로자의날휴무</text:span></text:p>
          </table:table-cell>
          <table:table-cell office:value-type="string" calcext:value-type="string">
            <text:p>서류전형 &gt; AI역량면접(비대면) &gt; 코딩테스트&amp;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8">
          <table:table-cell table:number-columns-repeated="2" office:value-type="float" office:value="23" calcext:value-type="float">
            <text:p>23</text:p>
          </table:table-cell>
          <table:table-cell table:style-name="Default" office:value-type="string" calcext:value-type="string">
            <text:p>(주)이엔씨테크놀로지</text:p>
          </table:table-cell>
          <table:table-cell office:value-type="string" calcext:value-type="string">
            <text:p>자동화 설비 S/W(C#) 개발자 모집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경기 화성시 동탄면 방교리 740-69(도로명:동탄산단 8길 47)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8:30 ~ 17:3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연구소-S/W Group</text:p>
          </table:table-cell>
          <table:table-cell office:value-type="string" calcext:value-type="string">
            <text:p>경력:무관</text:p>
            <text:p>-해당직무 근무경험</text:p>
            <text:p>(팀원급)</text:p>
          </table:table-cell>
          <table:table-cell office:value-type="string" calcext:value-type="string">
            <text:p>컴퓨터/시스템공학</text:p>
            <text:p>TOEIC 600급(점) 이상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각종경조사지원</text:span><text:span text:style-name="T6">,</text:span><text:span text:style-name="T7">단체상해보험</text:span><text:span text:style-name="T6">,</text:span><text:span text:style-name="T7">의료비지원</text:span><text:span text:style-name="T6">(</text:span><text:span text:style-name="T7">가족</text:span><text:span text:style-name="T6">),</text:span><text:span text:style-name="T7">체력단련실운영</text:span></text:p>
            <text:p><text:span text:style-name="T5">급여제도</text:span><text:span text:style-name="T6">: </text:span><text:span text:style-name="T7">퇴직연금</text:span><text:span text:style-name="T6">,</text:span><text:span text:style-name="T7">성과급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text:span text:style-name="T6">,</text:span><text:span text:style-name="T7">생일선물</text:span><text:span text:style-name="T6">/</text:span><text:span text:style-name="T7">파티</text:span><text:span text:style-name="T6">,</text:span><text:span text:style-name="T7">결혼기념일선물</text:span></text:p>
            <text:p><text:span text:style-name="T5">교육</text:span><text:span text:style-name="T6">/</text:span><text:span text:style-name="T7">생활</text:span><text:span text:style-name="T6">: </text:span><text:span text:style-name="T7">구내식당</text:span><text:span text:style-name="T6">(</text:span><text:span text:style-name="T7">사원식당</text:span><text:span text:style-name="T6">),</text:span><text:span text:style-name="T7">점심식사제공</text:span><text:span text:style-name="T6">,</text:span><text:span text:style-name="T7">우리사주제도</text:span></text:p>
            <text:p><text:span text:style-name="T5">조직문화</text:span><text:span text:style-name="T6">: </text:span><text:span text:style-name="T7">회식강요안함</text:span><text:span text:style-name="T6">,</text:span><text:span text:style-name="T7">야근강요안함</text:span><text:span text:style-name="T6">,</text:span><text:span text:style-name="T7">자유복장</text:span></text:p>
            <text:p><text:span text:style-name="T5">출퇴근</text:span><text:span text:style-name="T6">: </text:span><text:span text:style-name="T7">기숙사운영</text:span><text:span text:style-name="T6">,</text:span><text:span text:style-name="T7">야간교통비지급</text:span><text:span text:style-name="T6">,</text:span><text:span text:style-name="T7">주차장제공</text:span><text:span text:style-name="T6">,</text:span><text:span text:style-name="T7">회사차량있음</text:span></text:p>
            <text:p><text:span text:style-name="T5">리프레시</text:span><text:span text:style-name="T6">: </text:span><text:span text:style-name="T7">연차</text:span><text:span text:style-name="T6">,</text:span><text:span text:style-name="T7">경조휴가제</text:span><text:span text:style-name="T6">,</text:span><text:span text:style-name="T7">근로자의날휴무</text:span><text:span text:style-name="T6">,</text:span><text:span text:style-name="T7">휴가비지원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4">
          <table:table-cell table:number-columns-repeated="2" office:value-type="float" office:value="24" calcext:value-type="float">
            <text:p>24</text:p>
          </table:table-cell>
          <table:table-cell table:style-name="Default" office:value-type="string" calcext:value-type="string">
            <text:p>(주)네비웍스</text:p>
          </table:table-cell>
          <table:table-cell office:value-type="string" calcext:value-type="string">
            <text:p>윈도우 응용 프로그래머(C++)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경기 안양시 동안구 부림로 170번길 41-18</text:p>
          </table:table-cell>
          <table:table-cell office:value-type="string" calcext:value-type="string">
            <text:p>신입·경력 15년<text:span text:style-name="T2">↓</text:span>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 (수습기간 3개월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프로그래머</text:p>
          </table:table-cell>
          <table:table-cell/>
          <table:table-cell office:value-type="string" calcext:value-type="string">
            <text:p>센서/무장 시뮬레이터 개발</text:p>
            <text:p>MFC 활용한 GUI SW 개발</text:p>
          </table:table-cell>
          <table:table-cell office:value-type="string" calcext:value-type="string">
            <text:p>학력:대졸이상(4년)</text:p>
            <text:p>경력:무관(신입도 지원가능)</text:p>
          </table:table-cell>
          <table:table-cell office:value-type="string" calcext:value-type="string">
            <text:p>C, C++, C# 응용SW</text:p>
            <text:p>TCP/IP, UDP, RS-232, RS-422 통신 모듈</text:p>
            <text:p>WPF 활용한 GUI SW</text:p>
            <text:p>모의장비형 CBT</text:p>
            <text:p>MFC 활용한 GUI SW 개발</text:p>
            <text:p>센서/무장 시뮬레이터 개발</text:p>
          </table:table-cell>
          <table:table-cell office:value-type="string" calcext:value-type="string">
            <text:p><text:span text:style-name="T5">든든하게</text:span><text:span text:style-name="T6"> </text:span><text:span text:style-name="T7">아침을</text:span><text:span text:style-name="T6"> </text:span><text:span text:style-name="T7">시작하실</text:span><text:span text:style-name="T6"> </text:span><text:span text:style-name="T7">수</text:span><text:span text:style-name="T6"> </text:span><text:span text:style-name="T7">있도록</text:span><text:span text:style-name="T6"> </text:span><text:span text:style-name="T7">아침</text:span><text:span text:style-name="T6"> </text:span><text:span text:style-name="T7">간편식을</text:span><text:span text:style-name="T6"> </text:span><text:span text:style-name="T7">제공합니다</text:span><text:span text:style-name="T6">.</text:span></text:p>
            <text:p><text:span text:style-name="T5">매년</text:span><text:span text:style-name="T6"> </text:span><text:span text:style-name="T7">우수사원</text:span><text:span text:style-name="T6"> </text:span><text:span text:style-name="T7">시상식을</text:span><text:span text:style-name="T6"> </text:span><text:span text:style-name="T7">진행하고</text:span><text:span text:style-name="T6"> </text:span><text:span text:style-name="T7">있습니다</text:span><text:span text:style-name="T6">.(1</text:span><text:span text:style-name="T7">등은</text:span><text:span text:style-name="T6"> </text:span><text:span text:style-name="T7">상금</text:span><text:span text:style-name="T6"> 1</text:span><text:span text:style-name="T7">천만원</text:span><text:span text:style-name="T6"> </text:span><text:span text:style-name="T7">외</text:span><text:span text:style-name="T6"> </text:span><text:span text:style-name="T7">포상</text:span><text:span text:style-name="T6">)</text:span></text:p>
            <text:p><text:span text:style-name="T5">제주도에</text:span><text:span text:style-name="T6"> </text:span><text:span text:style-name="T7">원격근무시설을</text:span><text:span text:style-name="T6"> </text:span><text:span text:style-name="T7">오픈하여</text:span><text:span text:style-name="T6"> </text:span><text:span text:style-name="T7">임직원분들이</text:span><text:span text:style-name="T6"> </text:span><text:span text:style-name="T7">가족과</text:span><text:span text:style-name="T6"> </text:span><text:span text:style-name="T7">함께</text:span><text:span text:style-name="T6"> </text:span><text:span text:style-name="T7">활용</text:span><text:span text:style-name="T6"> </text:span><text:span text:style-name="T7">가능합니다</text:span><text:span text:style-name="T6">.</text:span></text:p>
            <text:p><text:span text:style-name="T5">네비웍스의</text:span><text:span text:style-name="T6"> </text:span><text:span text:style-name="T7">임직원분들은</text:span><text:span text:style-name="T6"> </text:span><text:span text:style-name="T7">소노호텔</text:span><text:span text:style-name="T6">/</text:span><text:span text:style-name="T7">리조트를</text:span><text:span text:style-name="T6"> </text:span><text:span text:style-name="T7">할인된</text:span><text:span text:style-name="T6"> </text:span><text:span text:style-name="T7">가격으로</text:span><text:span text:style-name="T6"> </text:span><text:span text:style-name="T7">이용</text:span><text:span text:style-name="T6"> </text:span><text:span text:style-name="T7">가능합니다</text:span><text:span text:style-name="T6">.</text:span></text:p>
            <text:p><text:span text:style-name="T5">몸과</text:span><text:span text:style-name="T6"> </text:span><text:span text:style-name="T7">마음의</text:span><text:span text:style-name="T6"> </text:span><text:span text:style-name="T7">건강을</text:span><text:span text:style-name="T6"> </text:span><text:span text:style-name="T7">위해</text:span><text:span text:style-name="T6"> </text:span><text:span text:style-name="T7">스포츠마사지와</text:span><text:span text:style-name="T6"> </text:span><text:span text:style-name="T7">심리상담을</text:span><text:span text:style-name="T6"> </text:span><text:span text:style-name="T7">제공합니다</text:span><text:span text:style-name="T6">.</text:span></text:p>
            <text:p><text:span text:style-name="T5">생일에는</text:span><text:span text:style-name="T6"> </text:span><text:span text:style-name="T7">특별휴가를</text:span><text:span text:style-name="T6"> </text:span><text:span text:style-name="T7">사용하여</text:span><text:span text:style-name="T6"> </text:span><text:span text:style-name="T7">더욱</text:span><text:span text:style-name="T6"> </text:span><text:span text:style-name="T7">행복한</text:span><text:span text:style-name="T6"> </text:span><text:span text:style-name="T7">생일을</text:span><text:span text:style-name="T6"> </text:span><text:span text:style-name="T7">보낼</text:span><text:span text:style-name="T6"> </text:span><text:span text:style-name="T7">수</text:span><text:span text:style-name="T6"> </text:span><text:span text:style-name="T7">있습니다</text:span><text:span text:style-name="T6">.</text:span></text:p>
            <text:p><text:span text:style-name="T5">수평적이고</text:span><text:span text:style-name="T6"> </text:span><text:span text:style-name="T7">젊은</text:span><text:span text:style-name="T6"> </text:span><text:span text:style-name="T7">기업문화를</text:span><text:span text:style-name="T6"> </text:span><text:span text:style-name="T7">가지고</text:span><text:span text:style-name="T6"> </text:span><text:span text:style-name="T7">있습니다</text:span><text:span text:style-name="T6">.</text:span></text:p>
            <text:p><text:span text:style-name="T5">필라테스</text:span><text:span text:style-name="T6"> </text:span><text:span text:style-name="T7">클래스를</text:span><text:span text:style-name="T6"> </text:span><text:span text:style-name="T7">사내에서</text:span><text:span text:style-name="T6"> </text:span><text:span text:style-name="T7">무료로</text:span><text:span text:style-name="T6"> </text:span><text:span text:style-name="T7">수강하실</text:span><text:span text:style-name="T6"> </text:span><text:span text:style-name="T7">수</text:span><text:span text:style-name="T6"> </text:span><text:span text:style-name="T7">있습니다</text:span><text:span text:style-name="T6">.(5</text:span><text:span text:style-name="T7">월부터</text:span><text:span text:style-name="T6"> </text:span><text:span text:style-name="T7">시행</text:span><text:span text:style-name="T6">)</text:span></text:p>
            <text:p><text:span text:style-name="T5">시간제</text:span><text:span text:style-name="T6"> </text:span><text:span text:style-name="T7">연차제도를</text:span><text:span text:style-name="T6"> </text:span><text:span text:style-name="T7">통해</text:span><text:span text:style-name="T6"> </text:span><text:span text:style-name="T7">자유로운</text:span><text:span text:style-name="T6"> </text:span><text:span text:style-name="T7">연차사용을</text:span><text:span text:style-name="T6"> </text:span><text:span text:style-name="T7">하실</text:span><text:span text:style-name="T6"> </text:span><text:span text:style-name="T7">수</text:span><text:span text:style-name="T6"> </text:span><text:span text:style-name="T7">있습니다</text:span><text:span text:style-name="T6">.(5</text:span><text:span text:style-name="T7">월부터</text:span><text:span text:style-name="T6"> </text:span><text:span text:style-name="T7">시행</text:span><text:span text:style-name="T6">)</text:span>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개월의 수습 기간이 있습니다.(수습기간 동일 급여와 복리후생 보장)</text:p>
            <text:p>포트폴리오 제출 시, 10MB 초과할 경우에는 링크를 기재해주세요.</text:p>
            <text:p>서류합격자에 한해 연락드립니다.</text:p>
            <text:p>본 채용은 수시 진행으로 우수 인재 채용 시 마감될 수 있습니다.</text:p>
          </table:table-cell>
        </table:table-row>
        <table:table-row table:style-name="ro15">
          <table:table-cell table:number-columns-repeated="2" office:value-type="float" office:value="25" calcext:value-type="float">
            <text:p>25</text:p>
          </table:table-cell>
          <table:table-cell table:style-name="Default" office:value-type="string" calcext:value-type="string">
            <text:p>(주)픽소니어</text:p>
          </table:table-cell>
          <table:table-cell office:value-type="string" calcext:value-type="string">
            <text:p>응용SW 개발자(C++,C#) -대전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대전광역시 유성구 북유성대로 172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출근:08시 ~ 10시 자유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-응용소프트웨어 개발</text:p>
            <text:p>-네트워크 통신 소프트웨어 개발</text:p>
            <text:p>-2D/3D 기반 지도 처리 및 영상처리 소프트웨어 개발</text:p>
          </table:table-cell>
          <table:table-cell office:value-type="string" calcext:value-type="string">
            <text:p>C++, C# 개발자</text:p>
            <text:p>학사 및 졸업예정자 이상</text:p>
            <text:p>신입 또는 경력</text:p>
          </table:table-cell>
          <table:table-cell office:value-type="string" calcext:value-type="string">
            <text:p>공학계열</text:p>
            <text:p>정보처리기사</text:p>
            <text:p>해당직무 인턴경력, 해당직무 근무경험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각종경조사지원</text:span><text:span text:style-name="T6">,</text:span><text:span text:style-name="T7">단체상해보험</text:span></text:p>
            <text:p><text:span text:style-name="T5">급여제도</text:span><text:span text:style-name="T6">: </text:span><text:span text:style-name="T7">퇴직연금</text:span><text:span text:style-name="T6">,</text:span><text:span text:style-name="T7">장기근속자포상</text:span><text:span text:style-name="T6">,</text:span><text:span text:style-name="T7">퇴직금</text:span><text:span text:style-name="T6">,</text:span><text:span text:style-name="T7">성과급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text:span text:style-name="T6">,</text:span><text:span text:style-name="T7">웰컴키트지급</text:span><text:span text:style-name="T6">,</text:span><text:span text:style-name="T7">장기근속선물</text:span></text:p>
            <text:p><text:span text:style-name="T5">교육</text:span><text:span text:style-name="T6">/</text:span><text:span text:style-name="T7">생활</text:span><text:span text:style-name="T6">: </text:span><text:span text:style-name="T7">워크샵</text:span><text:span text:style-name="T6">,</text:span><text:span text:style-name="T7">자격증취득지원</text:span><text:span text:style-name="T6">,</text:span><text:span text:style-name="T7">저녁식사제공</text:span><text:span text:style-name="T6">,</text:span><text:span text:style-name="T7">사내동호회운영</text:span><text:span text:style-name="T6">,</text:span><text:span text:style-name="T7">사우회</text:span><text:span text:style-name="T6">(</text:span><text:span text:style-name="T7">경조사회</text:span><text:span text:style-name="T6">)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근무환경</text:span><text:span text:style-name="T6">: </text:span><text:span text:style-name="T7">휴게실</text:span><text:span text:style-name="T6">,</text:span><text:span text:style-name="T7">회의실</text:span><text:span text:style-name="T6">,</text:span><text:span text:style-name="T7">공기청정기</text:span><text:span text:style-name="T6">,</text:span><text:span text:style-name="T7">사내정원</text:span><text:span text:style-name="T6">,</text:span><text:span text:style-name="T7">건물내경사로</text:span><text:span text:style-name="T6">,</text:span><text:span text:style-name="T7">사원증</text:span><text:span text:style-name="T6">,</text:span><text:span text:style-name="T7">사무용품지급</text:span><text:span text:style-name="T6">,</text:span><text:span text:style-name="T7">최고성능컴퓨터</text:span></text:p>
            <text:p><text:span text:style-name="T5">조직문화</text:span><text:span text:style-name="T6">: </text:span><text:span text:style-name="T7">노조</text:span><text:span text:style-name="T6">/</text:span><text:span text:style-name="T7">노사협의회</text:span><text:span text:style-name="T6">,</text:span><text:span text:style-name="T7">자유복장</text:span><text:span text:style-name="T6">,</text:span><text:span text:style-name="T7">자유로운연차사용</text:span></text:p>
            <text:p><text:span text:style-name="T5">출퇴근</text:span><text:span text:style-name="T6">: </text:span><text:span text:style-name="T7">주차장제공</text:span><text:span text:style-name="T6">,</text:span><text:span text:style-name="T7">주</text:span><text:span text:style-name="T6">40</text:span><text:span text:style-name="T7">시간제시행</text:span></text:p>
            <text:p><text:span text:style-name="T5">리프레시</text:span><text:span text:style-name="T6">: </text:span><text:span text:style-name="T7">연차</text:span><text:span text:style-name="T6">,</text:span><text:span text:style-name="T7">경조휴가제</text:span><text:span text:style-name="T6">,</text:span><text:span text:style-name="T7">반차</text:span><text:span text:style-name="T6">,</text:span><text:span text:style-name="T7">근로자의날휴무</text:span><text:span text:style-name="T6">,</text:span><text:span text:style-name="T7">포상휴가</text:span><text:span text:style-name="T6">,</text:span><text:span text:style-name="T7">산전후휴가</text:span><text:span text:style-name="T6">,</text:span><text:span text:style-name="T7">육아휴직</text:span><text:span text:style-name="T6">,</text:span><text:span text:style-name="T7">남성출산휴가</text:span><text:span text:style-name="T6">,</text:span><text:span text:style-name="T7">보건휴가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table:number-columns-repeated="2" office:value-type="float" office:value="26" calcext:value-type="float">
            <text:p>26</text:p>
          </table:table-cell>
          <table:table-cell table:style-name="Default" office:value-type="string" calcext:value-type="string">
            <text:p>(주)심네트</text:p>
          </table:table-cell>
          <table:table-cell office:value-type="string" calcext:value-type="string">
            <text:p>(대전) 개발자 신입/ 경력직 모집 (C/C++, C#)</text:p>
          </table:table-cell>
          <table:table-cell office:value-type="string" calcext:value-type="string">
            <text:p>2024.01.21</text:p>
          </table:table-cell>
          <table:table-cell office:value-type="string" calcext:value-type="string">
            <text:p>대전 유성구 죽동로 157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 (월 ~ 금)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국방관련 소프트웨어 개발</text:p>
          </table:table-cell>
          <table:table-cell office:value-type="string" calcext:value-type="string">
            <text:p>IT 관련 학과 대학 졸업(2,3년) 이상</text:p>
            <text:p>(정보처리기사 자격증 보유시 학과 무관)</text:p>
          </table:table-cell>
          <table:table-cell office:value-type="string" calcext:value-type="string">
            <text:p>프로그램 개발 관련 학원 수료</text:p>
            <text:p>국방 M&amp;S 개발 유경험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각종경조사지원</text:span></text:p>
            <text:p><text:span text:style-name="T5">급여제도</text:span><text:span text:style-name="T6">: </text:span><text:span text:style-name="T7">퇴직연금</text:span><text:span text:style-name="T6">,</text:span><text:span text:style-name="T7">인센티브제</text:span><text:span text:style-name="T6">,</text:span><text:span text:style-name="T7">우수사원포상</text:span><text:span text:style-name="T6">,</text:span><text:span text:style-name="T7">직책수당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text:span text:style-name="T6">,</text:span><text:span text:style-name="T7">창립일선물지급</text:span><text:span text:style-name="T6">,</text:span><text:span text:style-name="T7">생일선물</text:span><text:span text:style-name="T6">/</text:span><text:span text:style-name="T7">파티</text:span></text:p>
            <text:p><text:span text:style-name="T5">교육</text:span><text:span text:style-name="T6">/</text:span><text:span text:style-name="T7">생활</text:span><text:span text:style-name="T6">: </text:span><text:span text:style-name="T7">창립일행사</text:span><text:span text:style-name="T6">,</text:span><text:span text:style-name="T7">워크샵</text:span><text:span text:style-name="T6">,</text:span><text:span text:style-name="T7">도서구입비지원</text:span><text:span text:style-name="T6">,</text:span><text:span text:style-name="T7">교육비지원</text:span></text:p>
            <text:p><text:span text:style-name="T5">근무환경</text:span><text:span text:style-name="T6">: </text:span><text:span text:style-name="T7">휴게실</text:span><text:span text:style-name="T6">,</text:span><text:span text:style-name="T7">회의실</text:span><text:span text:style-name="T6">,</text:span><text:span text:style-name="T7">전용사옥</text:span></text:p>
            <text:p><text:span text:style-name="T5">조직문화</text:span><text:span text:style-name="T6">: </text:span><text:span text:style-name="T7">야근강요안함</text:span><text:span text:style-name="T6">,</text:span><text:span text:style-name="T7">자유복장</text:span></text:p>
            <text:p><text:span text:style-name="T5">리프레시</text:span><text:span text:style-name="T6">: </text:span><text:span text:style-name="T7">연차</text:span><text:span text:style-name="T6">,</text:span><text:span text:style-name="T7">경조휴가제</text:span><text:span text:style-name="T6">,</text:span><text:span text:style-name="T7">반차</text:span><text:span text:style-name="T6">,</text:span><text:span text:style-name="T7">근로자의날휴무</text:span><text:span text:style-name="T6">,</text:span><text:span text:style-name="T7">포상휴가</text:span><text:span text:style-name="T6">,</text:span><text:span text:style-name="T7">산전후휴가</text:span><text:span text:style-name="T6">,</text:span><text:span text:style-name="T7">육아휴직</text:span><text:span text:style-name="T6">,</text:span><text:span text:style-name="T7">남성출산휴가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6">
          <table:table-cell table:number-columns-repeated="2" office:value-type="float" office:value="27" calcext:value-type="float">
            <text:p>27</text:p>
          </table:table-cell>
          <table:table-cell table:style-name="Default" office:value-type="string" calcext:value-type="string">
            <text:p>(주) 셀바스에이아이</text:p>
          </table:table-cell>
          <table:table-cell office:value-type="string" calcext:value-type="string">
            <text:p>[셀바스AI] C++ 개발 (검증 자동화 SW) – 신입/경력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서울 금천구 가산동 670-2</text:p>
          </table:table-cell>
          <table:table-cell office:value-type="string" calcext:value-type="string">
            <text:p>신입·경력 3~10년</text:p>
          </table:table-cell>
          <table:table-cell office:value-type="string" calcext:value-type="string">
            <text:p>대졸(4년제)학사 졸업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 (월 ~ 금) </text:p>
            <text:p>09:30 ~ 18:30</text:p>
            <text:p>선택적근로제 사용가능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자동차 관련 검증 자동화 SW 개발</text:p>
          </table:table-cell>
          <table:table-cell office:value-type="string" calcext:value-type="string">
            <text:p>학력:학사 졸업 이상</text:p>
            <text:p>해외여행에 결격 사유가 없는자</text:p>
          </table:table-cell>
          <table:table-cell office:value-type="string" calcext:value-type="string">
            <text:p>임베디드(Linux OS) 관련 개발 또는 프로젝트를 진행한 경험을 보유하신 분</text:p>
            <text:p>MFC 개발 경험을 보유하신 분</text:p>
            <text:p>Android App 개발 경험을 보유하신 분</text:p>
            <text:p>yocto, cmake 사용이 가능하신 분</text:p>
            <text:p>Git 사용 경험이 있으신 분</text:p>
            <text:p>컴퓨터/시스템공학 관련 학위를 보유하신 분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직원대출제도</text:span><text:span text:style-name="T6">,</text:span><text:span text:style-name="T7">각종경조사지원</text:span></text:p>
            <text:p><text:span text:style-name="T5">급여제도</text:span><text:span text:style-name="T6">: </text:span><text:span text:style-name="T7">퇴직연금</text:span><text:span text:style-name="T6">,</text:span><text:span text:style-name="T7">인센티브제</text:span><text:span text:style-name="T6">,</text:span><text:span text:style-name="T7">장기근속자포상</text:span><text:span text:style-name="T6">,</text:span><text:span text:style-name="T7">우수사원포상</text:span><text:span text:style-name="T6">,</text:span><text:span text:style-name="T7">휴일</text:span><text:span text:style-name="T6">(</text:span><text:span text:style-name="T7">특근</text:span><text:span text:style-name="T6">)</text:span><text:span text:style-name="T7">수당</text:span><text:span text:style-name="T6">,</text:span><text:span text:style-name="T7">직책수당</text:span></text:p>
            <text:p><text:span text:style-name="T5">교육</text:span><text:span text:style-name="T6">/</text:span><text:span text:style-name="T7">생활</text:span><text:span text:style-name="T6">: </text:span><text:span text:style-name="T7">워크샵</text:span><text:span text:style-name="T6">,</text:span><text:span text:style-name="T7">신규입사자교육</text:span><text:span text:style-name="T6">(OJT),</text:span><text:span text:style-name="T7">직무능력향상교육</text:span><text:span text:style-name="T6">,</text:span><text:span text:style-name="T7">리더십강화교육</text:span><text:span text:style-name="T6">,</text:span><text:span text:style-name="T7">자격증취득지원</text:span><text:span text:style-name="T6">,</text:span><text:span text:style-name="T7">자기계발비지원</text:span><text:span text:style-name="T6">,</text:span><text:span text:style-name="T7">구내식당</text:span><text:span text:style-name="T6">(</text:span><text:span text:style-name="T7">사원식당</text:span><text:span text:style-name="T6">),</text:span><text:span text:style-name="T7">점심식사제공</text:span><text:span text:style-name="T6">,</text:span><text:span text:style-name="T7">사내동호회운영</text:span></text:p>
            <text:p><text:span text:style-name="T5">근무환경</text:span><text:span text:style-name="T6">: </text:span><text:span text:style-name="T7">휴게실</text:span><text:span text:style-name="T6">,</text:span><text:span text:style-name="T7">카페테리아</text:span></text:p>
            <text:p><text:span text:style-name="T5">출퇴근</text:span><text:span text:style-name="T6">: </text:span><text:span text:style-name="T7">야간교통비지급</text:span><text:span text:style-name="T6">,</text:span><text:span text:style-name="T7">주차장제공</text:span></text:p>
            <text:p><text:span text:style-name="T5">리프레시</text:span><text:span text:style-name="T6">: </text:span><text:span text:style-name="T7">연차</text:span><text:span text:style-name="T6">,</text:span><text:span text:style-name="T7">반차</text:span><text:span text:style-name="T6">,Refresh</text:span><text:span text:style-name="T7">휴가</text:span><text:span text:style-name="T6">,</text:span><text:span text:style-name="T7">산전후휴가</text:span><text:span text:style-name="T6">,</text:span><text:span text:style-name="T7">육아휴직</text:span>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사람인 입사지원,홈페이지 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7">
          <table:table-cell table:number-columns-repeated="2" office:value-type="float" office:value="28" calcext:value-type="float">
            <text:p>28</text:p>
          </table:table-cell>
          <table:table-cell table:style-name="Default" office:value-type="string" calcext:value-type="string">
            <text:p>젬텍(주)</text:p>
          </table:table-cell>
          <table:table-cell office:value-type="string" calcext:value-type="string">
            <text:p>Linux 기반 C/C++ 개발 및 운영자 모집</text:p>
          </table:table-cell>
          <table:table-cell office:value-type="string" calcext:value-type="string">
            <text:p>2024.02.12</text:p>
          </table:table-cell>
          <table:table-cell office:value-type="string" calcext:value-type="string">
            <text:p>서울 강남구 테헤란로 322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개발 및 운영자</text:p>
          </table:table-cell>
          <table:table-cell/>
          <table:table-cell office:value-type="string" calcext:value-type="string">
            <text:p>알림톡/RCS/메시지(SMS/MMS)발송 서버 개발 및 운영</text:p>
          </table:table-cell>
          <table:table-cell table:style-name="ce2"/>
          <table:table-cell office:value-type="string" calcext:value-type="string">
            <text:p>Linux 사용 가능자</text:p>
            <text:p>장기근무 가능자</text:p>
            <text:p>정보처리기사 소지자</text:p>
            <text:p>네트워크 및 통신 프로토콜에 대한 기본 지식 보유자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29" calcext:value-type="float">
            <text:p>29</text:p>
          </table:table-cell>
          <table:table-cell table:style-name="Default" office:value-type="string" calcext:value-type="string">
            <text:p>퀄리티아(주)</text:p>
          </table:table-cell>
          <table:table-cell office:value-type="string" calcext:value-type="string">
            <text:p>[퀄리티아] 신입 및 경력직 C/C++ 개발자 모집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서울 강남구 언주로 86기 7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메일 관련 솔루션, 스팸차단 솔루션, 아카이빙 제품 관련 연구개발</text:p>
          </table:table-cell>
          <table:table-cell office:value-type="string" calcext:value-type="string">
            <text:p>학력:대졸이상(2,3년)</text:p>
            <text:p>C/C++ 개발소양</text:p>
          </table:table-cell>
          <table:table-cell office:value-type="string" calcext:value-type="string">
            <text:p>네트워크 프로그래밍관련 지식 보유자 및 활용가능 개발자</text:p>
            <text:p>DBMS(MS-SQL, MySQL, Oracle) 활용 유경험자</text:p>
            <text:p>윈도우 및 유닉스계열 프로그래밍 유경험자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직원대출제도</text:span><text:span text:style-name="T6">,</text:span><text:span text:style-name="T7">각종경조사지원</text:span><text:span text:style-name="T6">,</text:span><text:span text:style-name="T7">단체상해보험</text:span><text:span text:style-name="T6">,</text:span><text:span text:style-name="T7">선택적복리후생</text:span></text:p>
            <text:p><text:span text:style-name="T5">급여제도</text:span><text:span text:style-name="T6">: </text:span><text:span text:style-name="T7">퇴직연금</text:span><text:span text:style-name="T6">,</text:span><text:span text:style-name="T7">인센티브제</text:span><text:span text:style-name="T6">,</text:span><text:span text:style-name="T7">상여금</text:span><text:span text:style-name="T6">,</text:span><text:span text:style-name="T7">장기근속자포상</text:span><text:span text:style-name="T6">,</text:span><text:span text:style-name="T7">우수사원포상</text:span><text:span text:style-name="T6">,</text:span><text:span text:style-name="T7">퇴직금</text:span><text:span text:style-name="T6">,</text:span><text:span text:style-name="T7">야근수당</text:span><text:span text:style-name="T6">,</text:span><text:span text:style-name="T7">휴일</text:span><text:span text:style-name="T6">(</text:span><text:span text:style-name="T7">특근</text:span><text:span text:style-name="T6">)</text:span><text:span text:style-name="T7">수당</text:span><text:span text:style-name="T6">,</text:span><text:span text:style-name="T7">직책수당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text:span text:style-name="T6">,</text:span><text:span text:style-name="T7">생일선물</text:span><text:span text:style-name="T6">/</text:span><text:span text:style-name="T7">파티</text:span></text:p>
            <text:p><text:span text:style-name="T5">교육</text:span><text:span text:style-name="T6">/</text:span><text:span text:style-name="T7">생활</text:span><text:span text:style-name="T6">: </text:span><text:span text:style-name="T7">우수사원시상식</text:span><text:span text:style-name="T6">,</text:span><text:span text:style-name="T7">워크샵</text:span><text:span text:style-name="T6">,</text:span><text:span text:style-name="T7">플레이샵</text:span><text:span text:style-name="T6">,</text:span><text:span text:style-name="T7">도서구입비지원</text:span><text:span text:style-name="T6">,</text:span><text:span text:style-name="T7">외국어교육지원</text:span><text:span text:style-name="T6">,</text:span><text:span text:style-name="T7">교육비지원</text:span><text:span text:style-name="T6">,</text:span><text:span text:style-name="T7">사내동호회운영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근무환경</text:span><text:span text:style-name="T6">: </text:span><text:span text:style-name="T7">회의실</text:span><text:span text:style-name="T6">,</text:span><text:span text:style-name="T7">공기청정기</text:span><text:span text:style-name="T6">,</text:span><text:span text:style-name="T7">콘도</text:span><text:span text:style-name="T6">/</text:span><text:span text:style-name="T7">리조트이용권</text:span><text:span text:style-name="T6">,</text:span><text:span text:style-name="T7">사무용품지급</text:span></text:p>
            <text:p><text:span text:style-name="T5">조직문화</text:span><text:span text:style-name="T6">: </text:span><text:span text:style-name="T7">회식강요안함</text:span><text:span text:style-name="T6">,</text:span><text:span text:style-name="T7">야근강요안함</text:span><text:span text:style-name="T6">,</text:span><text:span text:style-name="T7">자유복장</text:span></text:p>
            <text:p><text:span text:style-name="T5">출퇴근</text:span><text:span text:style-name="T6">: </text:span><text:span text:style-name="T7">주차비지원</text:span></text:p>
            <text:p><text:span text:style-name="T5">리프레시</text:span><text:span text:style-name="T6">: </text:span><text:span text:style-name="T7">연차</text:span><text:span text:style-name="T6">,</text:span><text:span text:style-name="T7">여름휴가</text:span><text:span text:style-name="T6">,</text:span><text:span text:style-name="T7">경조휴가제</text:span><text:span text:style-name="T6">,</text:span><text:span text:style-name="T7">반차</text:span><text:span text:style-name="T6">,</text:span><text:span text:style-name="T7">근로자의날휴무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30" calcext:value-type="float">
            <text:p>30</text:p>
          </table:table-cell>
          <table:table-cell table:style-name="Default" office:value-type="string" calcext:value-type="string">
            <text:p>(주)소닉스</text:p>
          </table:table-cell>
          <table:table-cell office:value-type="string" calcext:value-type="string">
            <text:p>기업부설연구소(신입)/ C·C++,C# 정규직 채용</text:p>
          </table:table-cell>
          <table:table-cell office:value-type="string" calcext:value-type="string">
            <text:p>2024.01.28</text:p>
          </table:table-cell>
          <table:table-cell office:value-type="string" calcext:value-type="string">
            <text:p>서울 성동구 성수이로24길 38</text:p>
            <text:p>천안 서북구 성환읍 가동길26-22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연봉 3,100 만원 (주40시간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프로그래머</text:p>
          </table:table-cell>
          <table:table-cell/>
          <table:table-cell office:value-type="string" calcext:value-type="string">
            <text:p>PC제어 프로그래머</text:p>
          </table:table-cell>
          <table:table-cell office:value-type="string" calcext:value-type="string">
            <text:p>학력:대졸이상(2,3년)</text:p>
          </table:table-cell>
          <table:table-cell office:value-type="string" calcext:value-type="string">
            <text:p>전기/전자공학, 컴퓨터/시스템공학</text:p>
            <text:p>TOEIC 600급(점) 이상, JLPT 100급(점) 이상</text:p>
            <text:p>인근거주자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단체상해보험</text:span></text:p>
            <text:p><text:span text:style-name="T5">급여제도</text:span><text:span text:style-name="T6">: </text:span><text:span text:style-name="T7">퇴직연금</text:span><text:span text:style-name="T6">,</text:span><text:span text:style-name="T7">장기근속자포상</text:span><text:span text:style-name="T6">,</text:span><text:span text:style-name="T7">퇴직금</text:span><text:span text:style-name="T6">,</text:span><text:span text:style-name="T7">연차수당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/text:p>
            <text:p><text:span text:style-name="T5">교육</text:span><text:span text:style-name="T6">/</text:span><text:span text:style-name="T7">생활</text:span><text:span text:style-name="T6">: </text:span><text:span text:style-name="T7">창립일행사</text:span><text:span text:style-name="T6">,</text:span><text:span text:style-name="T7">신규입사자교육</text:span><text:span text:style-name="T6">(OJT),</text:span><text:span text:style-name="T7">점심식사제공</text:span><text:span text:style-name="T6">,</text:span><text:span text:style-name="T7">저녁식사제공</text:span><text:span text:style-name="T6">,</text:span><text:span text:style-name="T7">사내동호회운영</text:span></text:p>
            <text:p><text:span text:style-name="T5">근무환경</text:span><text:span text:style-name="T6">: </text:span><text:span text:style-name="T7">휴게실</text:span><text:span text:style-name="T6">,</text:span><text:span text:style-name="T7">회의실</text:span><text:span text:style-name="T6">,</text:span><text:span text:style-name="T7">카페테리아</text:span><text:span text:style-name="T6">,</text:span><text:span text:style-name="T7">건물내경사로</text:span><text:span text:style-name="T6">,</text:span><text:span text:style-name="T7">휠체어용난간</text:span><text:span text:style-name="T6">,</text:span><text:span text:style-name="T7">장애인화장실</text:span><text:span text:style-name="T6">,</text:span><text:span text:style-name="T7">유니폼지급</text:span><text:span text:style-name="T6">,</text:span><text:span text:style-name="T7">노트북</text:span></text:p>
            <text:p><text:span text:style-name="T5">조직문화</text:span><text:span text:style-name="T6">: </text:span><text:span text:style-name="T7">회식강요안함</text:span><text:span text:style-name="T6">,</text:span><text:span text:style-name="T7">자유복장</text:span></text:p>
            <text:p><text:span text:style-name="T5">출퇴근</text:span><text:span text:style-name="T6">: </text:span><text:span text:style-name="T7">기숙사운영</text:span></text:p>
            <text:p><text:span text:style-name="T5">리프레시</text:span><text:span text:style-name="T6">: </text:span><text:span text:style-name="T7">연차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졸업증명서,관련자격증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8">
          <table:table-cell table:number-columns-repeated="2" office:value-type="float" office:value="31" calcext:value-type="float">
            <text:p>31</text:p>
          </table:table-cell>
          <table:table-cell table:style-name="Default" office:value-type="string" calcext:value-type="string">
            <text:p>엠케이피(주)</text:p>
          </table:table-cell>
          <table:table-cell office:value-type="string" calcext:value-type="string">
            <text:p>2024년 상반기 각 부문 신입/경력 공개채용</text:p>
          </table:table-cell>
          <table:table-cell office:value-type="string" calcext:value-type="string">
            <text:p>2024.01.21</text:p>
          </table:table-cell>
          <table:table-cell office:value-type="string" calcext:value-type="string">
            <text:p>경기 화성시 삼성1로1길 40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회로설계</text:p>
            <text:p>-디지털 회로설계 및 펌웨어 개발</text:p>
            <text:p>-아날로그 회로설계</text:p>
            <text:p>-RS485, CAN, 이더넷 등의 디지털 통신 설계</text:p>
          </table:table-cell>
          <table:table-cell office:value-type="string" calcext:value-type="string">
            <text:p>학력:학사이상</text:p>
            <text:p>경력:신입</text:p>
            <text:p>OrCAD 사용가능자</text:p>
          </table:table-cell>
          <table:table-cell office:value-type="string" calcext:value-type="string">
            <text:p>전공:전자,전기공학,제어공학, 반도체 등 관련학과 전공자</text:p>
            <text:p>OrCAD/C,C++,C# 사용 가능자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4</text:span><text:span text:style-name="T7">대보험</text:span><text:span text:style-name="T6">,</text:span><text:span text:style-name="T7">건강검진</text:span><text:span text:style-name="T6">,</text:span><text:span text:style-name="T7">각종경조사지원</text:span><text:span text:style-name="T6">,</text:span><text:span text:style-name="T7">선택적복리후생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text:span text:style-name="T6">,</text:span><text:span text:style-name="T7">임신</text:span><text:span text:style-name="T6">/</text:span><text:span text:style-name="T7">출산선물</text:span></text:p>
            <text:p><text:span text:style-name="T5">급여제도</text:span><text:span text:style-name="T6">: </text:span><text:span text:style-name="T7">퇴직연금</text:span><text:span text:style-name="T6">,</text:span><text:span text:style-name="T7">인센티브제</text:span><text:span text:style-name="T6">,</text:span><text:span text:style-name="T7">장기근속자포상</text:span><text:span text:style-name="T6">,</text:span><text:span text:style-name="T7">우수사원포상</text:span><text:span text:style-name="T6">,</text:span><text:span text:style-name="T7">퇴직금</text:span><text:span text:style-name="T6">,</text:span><text:span text:style-name="T7">성과급</text:span><text:span text:style-name="T6">,</text:span><text:span text:style-name="T7">야근수당</text:span><text:span text:style-name="T6">,</text:span><text:span text:style-name="T7">휴일</text:span><text:span text:style-name="T6">(</text:span><text:span text:style-name="T7">특근</text:span><text:span text:style-name="T6">)</text:span><text:span text:style-name="T7">수당</text:span><text:span text:style-name="T6">,</text:span><text:span text:style-name="T7">자격증수당</text:span></text:p>
            <text:p><text:span text:style-name="T5">출퇴근</text:span><text:span text:style-name="T6">: </text:span><text:span text:style-name="T7">기숙사운영</text:span><text:span text:style-name="T6">,</text:span><text:span text:style-name="T7">주차장제공</text:span><text:span text:style-name="T6">,</text:span><text:span text:style-name="T7">회사차량있음</text:span></text:p>
            <text:p><text:span text:style-name="T5">근무환경</text:span><text:span text:style-name="T6">: </text:span><text:span text:style-name="T7">휴게실</text:span><text:span text:style-name="T6">,</text:span><text:span text:style-name="T7">회의실</text:span><text:span text:style-name="T6">,</text:span><text:span text:style-name="T7">카페테리아</text:span><text:span text:style-name="T6">,</text:span><text:span text:style-name="T7">전용사옥</text:span><text:span text:style-name="T6">,</text:span><text:span text:style-name="T7">건물내경사로</text:span><text:span text:style-name="T6">,</text:span><text:span text:style-name="T7">유도점자블록</text:span><text:span text:style-name="T6">,</text:span><text:span text:style-name="T7">장애인화장실</text:span><text:span text:style-name="T6">,</text:span><text:span text:style-name="T7">장애인전용주차장</text:span><text:span text:style-name="T6">,</text:span><text:span text:style-name="T7">문턱없음</text:span><text:span text:style-name="T6">,</text:span><text:span text:style-name="T7">유니폼지급</text:span><text:span text:style-name="T6">,</text:span><text:span text:style-name="T7">사무용품지급</text:span></text:p>
            <text:p><text:span text:style-name="T5">조직문화</text:span><text:span text:style-name="T6">: </text:span><text:span text:style-name="T7">노조</text:span><text:span text:style-name="T6">/</text:span><text:span text:style-name="T7">노사협의회</text:span><text:span text:style-name="T6">,</text:span><text:span text:style-name="T7">회식강요안함</text:span><text:span text:style-name="T6">,</text:span><text:span text:style-name="T7">야근강요안함</text:span><text:span text:style-name="T6">,</text:span><text:span text:style-name="T7">자유복장</text:span></text:p>
            <text:p><text:span text:style-name="T5">교육</text:span><text:span text:style-name="T6">/</text:span><text:span text:style-name="T7">생활</text:span><text:span text:style-name="T6">: </text:span><text:span text:style-name="T7">우수사원시상식</text:span><text:span text:style-name="T6">,</text:span><text:span text:style-name="T7">워크샵</text:span><text:span text:style-name="T6">,</text:span><text:span text:style-name="T7">교육비지원</text:span><text:span text:style-name="T6">,</text:span><text:span text:style-name="T7">신입사원교육</text:span><text:span text:style-name="T6">(OJT),</text:span><text:span text:style-name="T7">직무능력향상교육</text:span><text:span text:style-name="T6">,</text:span><text:span text:style-name="T7">리더십강화교육</text:span><text:span text:style-name="T6">,</text:span><text:span text:style-name="T7">도서구입비지원</text:span><text:span text:style-name="T6">,</text:span><text:span text:style-name="T7">자기계발비지원</text:span><text:span text:style-name="T6">,</text:span><text:span text:style-name="T7">점심</text:span><text:span text:style-name="T6">/</text:span><text:span text:style-name="T7">저녁식사제공</text:span><text:span text:style-name="T6">,</text:span><text:span text:style-name="T7">사우회</text:span><text:span text:style-name="T6">(</text:span><text:span text:style-name="T7">경조사회</text:span><text:span text:style-name="T6">),</text:span><text:span text:style-name="T7">간식제공</text:span><text:span text:style-name="T6">,</text:span><text:span text:style-name="T7">식비지원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리프레시</text:span><text:span text:style-name="T6">: </text:span><text:span text:style-name="T7">연차</text:span><text:span text:style-name="T6">,</text:span><text:span text:style-name="T7">경조휴가제</text:span><text:span text:style-name="T6">,</text:span><text:span text:style-name="T7">반차</text:span><text:span text:style-name="T6">,</text:span><text:span text:style-name="T7">창립일휴무</text:span><text:span text:style-name="T6">,</text:span><text:span text:style-name="T7">근로자의날휴무</text:span><text:span text:style-name="T6">,</text:span><text:span text:style-name="T7">포상휴가</text:span><text:span text:style-name="T6">,</text:span><text:span text:style-name="T7">산전후휴가</text:span><text:span text:style-name="T6">,</text:span><text:span text:style-name="T7">육아휴직</text:span><text:span text:style-name="T6">,</text:span><text:span text:style-name="T7">남성출산휴가</text:span><text:span text:style-name="T6">,</text:span><text:span text:style-name="T7">보건휴가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4">
          <table:table-cell table:number-columns-repeated="2" office:value-type="float" office:value="32" calcext:value-type="float">
            <text:p>32</text:p>
          </table:table-cell>
          <table:table-cell table:style-name="Default" office:value-type="string" calcext:value-type="string">
            <text:p>인텔릭스(주)</text:p>
          </table:table-cell>
          <table:table-cell office:value-type="string" calcext:value-type="string">
            <text:p>소프트웨어(S/W) 개발자 모집</text:p>
          </table:table-cell>
          <table:table-cell office:value-type="string" calcext:value-type="string">
            <text:p>2024.03.02</text:p>
          </table:table-cell>
          <table:table-cell office:value-type="string" calcext:value-type="string">
            <text:p>경기 성남시 분당구</text:p>
          </table:table-cell>
          <table:table-cell office:value-type="string" calcext:value-type="string">
            <text:p>신입·경력 15년<text:span text:style-name="T2">↓</text:span>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 (월 ~ 금) </text:p>
            <text:p>08:30 ~ 17:30 또는</text:p>
            <text:p>09:00 ~ 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GUI 소프트웨어 개발</text:p>
          </table:table-cell>
          <table:table-cell office:value-type="string" calcext:value-type="string">
            <text:p>C/C++, C#, Java 중 1개 이상 언어 능통</text:p>
            <text:p>해외여행에 결격사유가 없는자</text:p>
            <text:p>남자는 병역필 또는 면제</text:p>
          </table:table-cell>
          <table:table-cell office:value-type="string" calcext:value-type="string">
            <text:p>인근 거주자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각종경조사지원</text:span><text:span text:style-name="T6">,</text:span><text:span text:style-name="T7">헬스비지급</text:span><text:span text:style-name="T6">,</text:span><text:span text:style-name="T7">자녀학자금</text:span></text:p>
            <text:p><text:span text:style-name="T5">급여제도</text:span><text:span text:style-name="T6">: </text:span><text:span text:style-name="T7">퇴직연금</text:span><text:span text:style-name="T6">,</text:span><text:span text:style-name="T7">상여금</text:span><text:span text:style-name="T6">,</text:span><text:span text:style-name="T7">장기근속자포상</text:span><text:span text:style-name="T6">,</text:span><text:span text:style-name="T7">퇴직금</text:span><text:span text:style-name="T6">,</text:span><text:span text:style-name="T7">성과급</text:span><text:span text:style-name="T6">,</text:span><text:span text:style-name="T7">직책수당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text:span text:style-name="T6">,</text:span><text:span text:style-name="T7">창립일선물지급</text:span><text:span text:style-name="T6">,</text:span><text:span text:style-name="T7">생일선물</text:span><text:span text:style-name="T6">/</text:span><text:span text:style-name="T7">파티</text:span></text:p>
            <text:p><text:span text:style-name="T5">교육</text:span><text:span text:style-name="T6">/</text:span><text:span text:style-name="T7">생활</text:span><text:span text:style-name="T6">: </text:span><text:span text:style-name="T7">신규입사자교육</text:span><text:span text:style-name="T6">(OJT),</text:span><text:span text:style-name="T7">직무능력향상교육</text:span><text:span text:style-name="T6">,</text:span><text:span text:style-name="T7">구내식당</text:span><text:span text:style-name="T6">(</text:span><text:span text:style-name="T7">사원식당</text:span><text:span text:style-name="T6">),</text:span><text:span text:style-name="T7">점심식사제공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근무환경</text:span><text:span text:style-name="T6">: </text:span><text:span text:style-name="T7">휴게실</text:span><text:span text:style-name="T6">,</text:span><text:span text:style-name="T7">회의실</text:span><text:span text:style-name="T6">,</text:span><text:span text:style-name="T7">노트북</text:span><text:span text:style-name="T6">,</text:span><text:span text:style-name="T7">콘도</text:span><text:span text:style-name="T6">/</text:span><text:span text:style-name="T7">리조트이용권</text:span><text:span text:style-name="T6">,</text:span><text:span text:style-name="T7">사무용품지급</text:span><text:span text:style-name="T6">,</text:span><text:span text:style-name="T7">최고성능컴퓨터</text:span></text:p>
            <text:p><text:span text:style-name="T5">조직문화</text:span><text:span text:style-name="T6">: </text:span><text:span text:style-name="T7">노조</text:span><text:span text:style-name="T6">/</text:span><text:span text:style-name="T7">노사협의회</text:span><text:span text:style-name="T6">,</text:span><text:span text:style-name="T7">회식강요안함</text:span><text:span text:style-name="T6">,</text:span><text:span text:style-name="T7">야근강요안함</text:span><text:span text:style-name="T6">,</text:span><text:span text:style-name="T7">자유복장</text:span><text:span text:style-name="T6">,</text:span><text:span text:style-name="T7">자유로운연차사용</text:span><text:span text:style-name="T6">,</text:span><text:span text:style-name="T7">칼퇴근보장</text:span></text:p>
            <text:p><text:span text:style-name="T5">출퇴근</text:span><text:span text:style-name="T6">: </text:span><text:span text:style-name="T7">야간교통비지급</text:span><text:span text:style-name="T6">,</text:span><text:span text:style-name="T7">주차비지원</text:span><text:span text:style-name="T6">,</text:span><text:span text:style-name="T7">회사차량있음</text:span><text:span text:style-name="T6">,</text:span><text:span text:style-name="T7">주</text:span><text:span text:style-name="T6">52</text:span><text:span text:style-name="T7">시간제준수</text:span><text:span text:style-name="T6">,</text:span><text:span text:style-name="T7">주</text:span><text:span text:style-name="T6">40</text:span><text:span text:style-name="T7">시간제시행</text:span></text:p>
            <text:p><text:span text:style-name="T5">리프레시</text:span><text:span text:style-name="T6">: </text:span><text:span text:style-name="T7">연차</text:span><text:span text:style-name="T6">,</text:span><text:span text:style-name="T7">경조휴가제</text:span><text:span text:style-name="T6">,</text:span><text:span text:style-name="T7">반차</text:span><text:span text:style-name="T6">,Refresh</text:span><text:span text:style-name="T7">휴가</text:span><text:span text:style-name="T6">,</text:span><text:span text:style-name="T7">창립일휴무</text:span><text:span text:style-name="T6">,</text:span><text:span text:style-name="T7">근로자의날휴무</text:span><text:span text:style-name="T6">,</text:span><text:span text:style-name="T7">휴가비지원</text:span><text:span text:style-name="T6">,</text:span><text:span text:style-name="T7">육아휴직</text:span><text:span text:style-name="T6">,</text:span><text:span text:style-name="T7">남성출산휴가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서류전형 합격인원에 한해 면접 일시 장소 개별통보 예정 회사에 대한 상세정보는 회사 홈페이지 참조 </text:p>
            <text:p>기타 증빙서류는 합격 후 제출 </text:p>
            <text:p>제출한 서류는 반환되지 않음</text:p>
          </table:table-cell>
        </table:table-row>
        <table:table-row table:style-name="ro19">
          <table:table-cell table:number-columns-repeated="2" office:value-type="float" office:value="33" calcext:value-type="float">
            <text:p>33</text:p>
          </table:table-cell>
          <table:table-cell table:style-name="Default" office:value-type="string" calcext:value-type="string">
            <text:p>(주)필옵틱스</text:p>
          </table:table-cell>
          <table:table-cell office:value-type="string" calcext:value-type="string">
            <text:p>[비전검사팀] Vision SW Engineer 채용</text:p>
          </table:table-cell>
          <table:table-cell office:value-type="string" calcext:value-type="string">
            <text:p>2024.01.23</text:p>
          </table:table-cell>
          <table:table-cell office:value-type="string" calcext:value-type="string">
            <text:p>경기 오산시 지곶중앙로 1-19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(4년제)이상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비전검사 S/W 개발</text:p>
            <text:p>머신 비전 응용 프로그램 개발</text:p>
            <text:p>영상 처리 응용 프로그램 개발</text:p>
          </table:table-cell>
          <table:table-cell office:value-type="string" calcext:value-type="string">
            <text:p>학력:4년제 이상</text:p>
            <text:p>경력:신입</text:p>
            <text:p>VISUAL C++(MFC) 또는 C#</text:p>
          </table:table-cell>
          <table:table-cell office:value-type="string" calcext:value-type="string">
            <text:p>컴퓨터 공학 전공자</text:p>
            <text:p>MIL 라이브러리, COGNEX 라이브러리</text:p>
            <text:p>VISION 검사 설비 유경험자</text:p>
            <text:p>장비업체 근무 경험자</text:p>
          </table:table-cell>
          <table:table-cell office:value-type="string" calcext:value-type="string">
            <text:p><text:span text:style-name="T5">일과삶의균형</text:span><text:span text:style-name="T6">: </text:span><text:span text:style-name="T7">하계휴가</text:span><text:span text:style-name="T6">,</text:span><text:span text:style-name="T7">휴양시설</text:span><text:span text:style-name="T6">,</text:span><text:span text:style-name="T7">경조사지원</text:span><text:span text:style-name="T6">,</text:span><text:span text:style-name="T7">복지포인트</text:span><text:span text:style-name="T6">,</text:span><text:span text:style-name="T7">웰빙클럽</text:span><text:span text:style-name="T6">,</text:span><text:span text:style-name="T7">통근버스</text:span></text:p>
            <text:p><text:span text:style-name="T5">안정적인생활</text:span><text:span text:style-name="T6">: </text:span><text:span text:style-name="T7">기숙사</text:span><text:span text:style-name="T6">,</text:span><text:span text:style-name="T7">주택자금대출지원</text:span><text:span text:style-name="T6">,</text:span><text:span text:style-name="T7">명절선물</text:span><text:span text:style-name="T6">,</text:span><text:span text:style-name="T7">정기건강검진</text:span><text:span text:style-name="T6">,</text:span><text:span text:style-name="T7">사우회</text:span><text:span text:style-name="T6">,</text:span><text:span text:style-name="T7">장기출장지원</text:span></text:p>
            <text:p><text:span text:style-name="T5">즐거운일터</text:span><text:span text:style-name="T6">: </text:span><text:span text:style-name="T7">사내식당</text:span><text:span text:style-name="T6">,</text:span><text:span text:style-name="T7">사내헬스장</text:span><text:span text:style-name="T6">,</text:span><text:span text:style-name="T7">포상제도</text:span><text:span text:style-name="T6">,</text:span><text:span text:style-name="T7">동호회</text:span><text:span text:style-name="T6">,</text:span><text:span text:style-name="T7">칭찬릴레이</text:span><text:span text:style-name="T6">,</text:span><text:span text:style-name="T7">닌텐도게임팩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채용과정 중에 제출하신 서류에 대한 반환을 청구하실 수 있습니다.</text:p>
            <text:p>(단, 온라인접수/전자메일로 제출된 경우나, 구인자의 요구없이 자발적으로 제출한 경우 제외)</text:p>
          </table:table-cell>
        </table:table-row>
        <table:table-row table:style-name="ro4">
          <table:table-cell table:number-columns-repeated="2" office:value-type="float" office:value="34" calcext:value-type="float">
            <text:p>34</text:p>
          </table:table-cell>
          <table:table-cell table:style-name="Default" office:value-type="string" calcext:value-type="string">
            <text:p>(주)인텔리코리아</text:p>
          </table:table-cell>
          <table:table-cell office:value-type="string" calcext:value-type="string">
            <text:p>C#, C++, MFC (캐드 CAD/ BIM/ 게임) 개발자</text:p>
          </table:table-cell>
          <table:table-cell office:value-type="string" calcext:value-type="string">
            <text:p>2024.02.07</text:p>
          </table:table-cell>
          <table:table-cell office:value-type="string" calcext:value-type="string">
            <text:p>서울 금천구 가산동 488</text:p>
          </table:table-cell>
          <table:table-cell office:value-type="string" calcext:value-type="string">
            <text:p>신입·경력 2~20년</text:p>
          </table:table-cell>
          <table:table-cell office:value-type="string" calcext:value-type="string">
            <text:p>학력무관(졸업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1개월)</text:p>
            <text:p>계약직 (1년 후 정규직 전환가능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책임연구원,수석연구원,이사</text:p>
          </table:table-cell>
          <table:table-cell/>
          <table:table-cell office:value-type="string" calcext:value-type="string">
            <text:p>C#, C++ MFC(캐드/BIM/게임) 개발자</text:p>
          </table:table-cell>
          <table:table-cell office:value-type="string" calcext:value-type="string">
            <text:p>학력:무관</text:p>
            <text:p>경력:신입</text:p>
          </table:table-cell>
          <table:table-cell office:value-type="string" calcext:value-type="string">
            <text:p>컴퓨터/시스템공학,수학/통계학</text:p>
            <text:p>정보처리기사</text:p>
            <text:p>영어가능자, 컴퓨터활용능력 우수, CAD/CAM 능숙자</text:p>
            <text:p>이공계 석박사 졸업자</text:p>
          </table:table-cell>
          <table:table-cell table:style-name="ce5" office:value-type="string" calcext:value-type="string">
            <text:p><text:span text:style-name="T8">지원금</text:span><text:span text:style-name="T9">/</text:span><text:span text:style-name="T10">보험</text:span><text:span text:style-name="T9">: </text:span><text:span text:style-name="T10">건강검진</text:span><text:span text:style-name="T9">,</text:span><text:span text:style-name="T10">자녀학자금</text:span></text:p>
            <text:p><text:span text:style-name="T8">급여제도</text:span><text:span text:style-name="T9">: </text:span><text:span text:style-name="T10">퇴직금</text:span><text:span text:style-name="T9">,</text:span><text:span text:style-name="T10">야근수당</text:span><text:span text:style-name="T9">,</text:span><text:span text:style-name="T10">휴일</text:span><text:span text:style-name="T9">(</text:span><text:span text:style-name="T10">특근</text:span><text:span text:style-name="T9">)</text:span><text:span text:style-name="T10">수당</text:span><text:span text:style-name="T9">,</text:span><text:span text:style-name="T10">연차수당</text:span><text:span text:style-name="T9">,4</text:span><text:span text:style-name="T10">대보험</text:span></text:p>
            <text:p><text:span text:style-name="T8">선물</text:span><text:span text:style-name="T9">: </text:span><text:span text:style-name="T10">명절선물</text:span><text:span text:style-name="T9">/</text:span><text:span text:style-name="T10">귀향비</text:span></text:p>
            <text:p><text:span text:style-name="T8">교육</text:span><text:span text:style-name="T9">/</text:span><text:span text:style-name="T10">생활</text:span><text:span text:style-name="T9">: </text:span><text:span text:style-name="T10">우수사원시상식</text:span><text:span text:style-name="T9">,</text:span><text:span text:style-name="T10">워크샵</text:span><text:span text:style-name="T9">,</text:span><text:span text:style-name="T10">신규입사자교육</text:span><text:span text:style-name="T9">(OJT),</text:span><text:span text:style-name="T10">도서구입비지원</text:span><text:span text:style-name="T9">,</text:span><text:span text:style-name="T10">멘토링제도</text:span><text:span text:style-name="T9">,</text:span><text:span text:style-name="T10">구내식당</text:span><text:span text:style-name="T9">(</text:span><text:span text:style-name="T10">사원식당</text:span><text:span text:style-name="T9">),</text:span><text:span text:style-name="T10">저녁식사제공</text:span></text:p>
            <text:p><text:span text:style-name="T8">근무환경</text:span><text:span text:style-name="T9">: </text:span><text:span text:style-name="T10">휴게실</text:span><text:span text:style-name="T9">,</text:span><text:span text:style-name="T10">회의실</text:span><text:span text:style-name="T9">,</text:span><text:span text:style-name="T10">공기청정기</text:span><text:span text:style-name="T9">,</text:span><text:span text:style-name="T10">카페테리아</text:span><text:span text:style-name="T9">,</text:span><text:span text:style-name="T10">전용사옥</text:span><text:span text:style-name="T9">,</text:span><text:span text:style-name="T10">사내정원</text:span><text:span text:style-name="T9">,</text:span><text:span text:style-name="T10">건물내경사로</text:span><text:span text:style-name="T9">,</text:span><text:span text:style-name="T10">휠체어용난간</text:span><text:span text:style-name="T9">,</text:span><text:span text:style-name="T10">사무용품지급</text:span></text:p>
            <text:p><text:span text:style-name="T8">조직문화</text:span><text:span text:style-name="T9">: </text:span><text:span text:style-name="T10">회식강요안함</text:span><text:span text:style-name="T9">,</text:span><text:span text:style-name="T10">야근강요안함</text:span><text:span text:style-name="T9">,</text:span><text:span text:style-name="T10">자유복장</text:span></text:p>
            <text:p><text:span text:style-name="T8">출퇴근</text:span><text:span text:style-name="T9">: </text:span><text:span text:style-name="T10">회사차량있음</text:span></text:p>
            <text:p><text:span text:style-name="T8">리프레시</text:span><text:span text:style-name="T9">: </text:span><text:span text:style-name="T10">연차</text:span><text:span text:style-name="T9">,</text:span><text:span text:style-name="T10">여름휴가</text:span><text:span text:style-name="T9">,</text:span><text:span text:style-name="T10">경조휴가제</text:span><text:span text:style-name="T9">,</text:span><text:span text:style-name="T10">반차</text:span><text:span text:style-name="T9">,</text:span><text:span text:style-name="T10">근로자의날휴무</text:span><text:span text:style-name="T9">,</text:span><text:span text:style-name="T10">산전후휴가</text:span><text:span text:style-name="T9">,</text:span><text:span text:style-name="T10">육아휴직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,우편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20">
          <table:table-cell table:number-columns-repeated="2" office:value-type="float" office:value="35" calcext:value-type="float">
            <text:p>35</text:p>
          </table:table-cell>
          <table:table-cell table:style-name="Default" office:value-type="string" calcext:value-type="string">
            <text:p>(주)코세스</text:p>
          </table:table-cell>
          <table:table-cell office:value-type="string" calcext:value-type="string">
            <text:p>코세스 S/W개발자 모집(머신비젼 설비제어 레이져제어)</text:p>
          </table:table-cell>
          <table:table-cell office:value-type="string" calcext:value-type="string">
            <text:p>2024.02.09</text:p>
          </table:table-cell>
          <table:table-cell office:value-type="string" calcext:value-type="string">
            <text:p>경기 부천시 오정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연봉 3,500 만원 (주40시간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</table:table-cell>
          <table:table-cell office:value-type="string" calcext:value-type="string">
            <text:p>사원,대리,과장</text:p>
          </table:table-cell>
          <table:table-cell/>
          <table:table-cell office:value-type="string" calcext:value-type="string">
            <text:p>머신비전</text:p>
            <text:p>-반도체 장비 머신 비젼 S/W 개발 및 유지보수</text:p>
            <text:p>-Vision 알고리즘 개발</text:p>
            <text:p>설비제어</text:p>
            <text:p>-반도체 제조설비 제어 개발 및 유지보수</text:p>
            <text:p>-C++/C# 윈도우 응용프로그램 개발</text:p>
            <text:p>레이져 제어</text:p>
            <text:p>-레이져 응용설비 제어 개발 및 유지보수</text:p>
            <text:p>-C++/C# 윈도우 응용프로그램 개발</text:p>
          </table:table-cell>
          <table:table-cell office:value-type="string" calcext:value-type="string">
            <text:p>학력:초대졸이상(졸업예정자 가능)</text:p>
            <text:p>경력:신입</text:p>
            <text:p>해외출장 가능자</text:p>
          </table:table-cell>
          <table:table-cell office:value-type="string" calcext:value-type="string">
            <text:p>컴퓨터 공학 전공자</text:p>
            <text:p>S/W(C#,C++,MFC)교육 이수한 자</text:p>
            <text:p>OpenGL 및 컴퓨터 그래픽 프로그래밍 경험자</text:p>
            <text:p>인근 거주자, 운전 가능자, 해당직무 근무경험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/text:p>
            <text:p><text:span text:style-name="T5">급여제도</text:span><text:span text:style-name="T6">: </text:span><text:span text:style-name="T7">장기근속자포상</text:span><text:span text:style-name="T6">,</text:span><text:span text:style-name="T7">퇴직금</text:span><text:span text:style-name="T6">,</text:span><text:span text:style-name="T7">휴일</text:span><text:span text:style-name="T6">(</text:span><text:span text:style-name="T7">특근</text:span><text:span text:style-name="T6">)</text:span><text:span text:style-name="T7">수당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/text:p>
            <text:p><text:span text:style-name="T5">교육</text:span><text:span text:style-name="T6">/</text:span><text:span text:style-name="T7">생활</text:span><text:span text:style-name="T6">: </text:span><text:span text:style-name="T7">워크샵</text:span><text:span text:style-name="T6">,</text:span><text:span text:style-name="T7">신규입사자교육</text:span><text:span text:style-name="T6">(OJT),</text:span><text:span text:style-name="T7">직무능력향상교육</text:span><text:span text:style-name="T6">,</text:span><text:span text:style-name="T7">리더십강화교육</text:span><text:span text:style-name="T6">,</text:span><text:span text:style-name="T7">구내식당</text:span><text:span text:style-name="T6">(</text:span><text:span text:style-name="T7">사원식당</text:span><text:span text:style-name="T6">),</text:span><text:span text:style-name="T7">점심식사제공</text:span><text:span text:style-name="T6">,</text:span><text:span text:style-name="T7">저녁식사제공</text:span><text:span text:style-name="T6">,</text:span><text:span text:style-name="T7">사우회</text:span><text:span text:style-name="T6">(</text:span><text:span text:style-name="T7">경조사회</text:span><text:span text:style-name="T6">)</text:span></text:p>
            <text:p><text:span text:style-name="T5">근무환경</text:span><text:span text:style-name="T6">: </text:span><text:span text:style-name="T7">휴게실</text:span><text:span text:style-name="T6">,</text:span><text:span text:style-name="T7">회의실</text:span><text:span text:style-name="T6">,</text:span><text:span text:style-name="T7">전용사옥</text:span><text:span text:style-name="T6">,</text:span><text:span text:style-name="T7">사내정원</text:span><text:span text:style-name="T6">,</text:span><text:span text:style-name="T7">장애인화장실</text:span><text:span text:style-name="T6">,</text:span><text:span text:style-name="T7">장애인전용주차장</text:span><text:span text:style-name="T6">,</text:span><text:span text:style-name="T7">문턱없음</text:span><text:span text:style-name="T6">,</text:span><text:span text:style-name="T7">유니폼지급</text:span><text:span text:style-name="T6">,</text:span><text:span text:style-name="T7">노트북</text:span><text:span text:style-name="T6">,</text:span><text:span text:style-name="T7">사원증</text:span><text:span text:style-name="T6">,</text:span><text:span text:style-name="T7">사무용품지급</text:span></text:p>
            <text:p><text:span text:style-name="T5">조직문화</text:span><text:span text:style-name="T6">: </text:span><text:span text:style-name="T7">회식강요안함</text:span><text:span text:style-name="T6">,</text:span><text:span text:style-name="T7">야근강요안함</text:span><text:span text:style-name="T6">,</text:span><text:span text:style-name="T7">자유복장</text:span></text:p>
            <text:p><text:span text:style-name="T5">출퇴근</text:span><text:span text:style-name="T6">: </text:span><text:span text:style-name="T7">주차장제공</text:span></text:p>
            <text:p><text:span text:style-name="T5">리프레시</text:span><text:span text:style-name="T6">: </text:span><text:span text:style-name="T7">연차</text:span><text:span text:style-name="T6">,</text:span><text:span text:style-name="T7">경조휴가제</text:span><text:span text:style-name="T6">,</text:span><text:span text:style-name="T7">근로자의날휴무</text:span><text:span text:style-name="T6">,</text:span><text:span text:style-name="T7">산전후휴가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21">
          <table:table-cell table:number-columns-repeated="2" office:value-type="float" office:value="36" calcext:value-type="float">
            <text:p>36</text:p>
          </table:table-cell>
          <table:table-cell table:style-name="Default" office:value-type="string" calcext:value-type="string">
            <text:p>(주)에이루트</text:p>
          </table:table-cell>
          <table:table-cell office:value-type="string" calcext:value-type="string">
            <text:p>기술연구소 소프트웨어팀 신입 및 경력사원 모집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경기 오산시 가장산업동로 28-6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연구원,선임연구원,주임연구원</text:p>
          </table:table-cell>
          <table:table-cell/>
          <table:table-cell office:value-type="string" calcext:value-type="string">
            <text:p>PC기반 Application Software 개발</text:p>
            <text:p>Android 및 iOS 기반 App개발</text:p>
          </table:table-cell>
          <table:table-cell office:value-type="string" calcext:value-type="string">
            <text:p>학력:대졸이상(2,3년)</text:p>
            <text:p>컴퓨터 관련 전공자</text:p>
            <text:p>C/C++/MFC/C#/Java 중 1개 이상 언어 개발 가능자</text:p>
          </table:table-cell>
          <table:table-cell office:value-type="string" calcext:value-type="string">
            <text:p>Java, C# 등 Application 프로그램 개발 경험자</text:p>
            <text:p>Cross -Platform 기반 프로그래밍 경험자</text:p>
            <text:p>Android SDK 최적화 개발 경험자</text:p>
            <text:p>iOS App 개발 경험자</text:p>
            <text:p>윈도우 프로그래밍 가능자(윈도우 운영체제 및 win32 API 이해)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각종경조사지원</text:span><text:span text:style-name="T6">,</text:span><text:span text:style-name="T7">체력단련실운영</text:span></text:p>
            <text:p><text:span text:style-name="T5">급여제도</text:span><text:span text:style-name="T6">: </text:span><text:span text:style-name="T7">퇴직연금</text:span><text:span text:style-name="T6">,</text:span><text:span text:style-name="T7">인센티브제</text:span><text:span text:style-name="T6">,</text:span><text:span text:style-name="T7">장기근속자포상</text:span><text:span text:style-name="T6">,</text:span><text:span text:style-name="T7">우수사원포상</text:span><text:span text:style-name="T6">,</text:span><text:span text:style-name="T7">퇴직금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text:span text:style-name="T6">,</text:span><text:span text:style-name="T7">창립일선물지급</text:span><text:span text:style-name="T6">,</text:span><text:span text:style-name="T7">생일선물</text:span><text:span text:style-name="T6">/</text:span><text:span text:style-name="T7">파티</text:span></text:p>
            <text:p><text:span text:style-name="T5">교육</text:span><text:span text:style-name="T6">/</text:span><text:span text:style-name="T7">생활</text:span><text:span text:style-name="T6">: </text:span><text:span text:style-name="T7">우수사원시상식</text:span><text:span text:style-name="T6">,</text:span><text:span text:style-name="T7">워크샵</text:span><text:span text:style-name="T6">,</text:span><text:span text:style-name="T7">신규입사자교육</text:span><text:span text:style-name="T6">(OJT),</text:span><text:span text:style-name="T7">구내식당</text:span><text:span text:style-name="T6">(</text:span><text:span text:style-name="T7">사원식당</text:span><text:span text:style-name="T6">),</text:span><text:span text:style-name="T7">점심식사제공</text:span><text:span text:style-name="T6">,</text:span><text:span text:style-name="T7">저녁식사제공</text:span><text:span text:style-name="T6">,</text:span><text:span text:style-name="T7">사내동호회운영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,</text:span><text:span text:style-name="T7">우리사주제도</text:span></text:p>
            <text:p><text:span text:style-name="T5">근무환경</text:span><text:span text:style-name="T6">: </text:span><text:span text:style-name="T7">휴게실</text:span><text:span text:style-name="T6">,</text:span><text:span text:style-name="T7">회의실</text:span><text:span text:style-name="T6">,</text:span><text:span text:style-name="T7">카페테리아</text:span><text:span text:style-name="T6">,</text:span><text:span text:style-name="T7">전용사옥</text:span><text:span text:style-name="T6">,</text:span><text:span text:style-name="T7">사내정원</text:span><text:span text:style-name="T6">,</text:span><text:span text:style-name="T7">휠체어용난간</text:span><text:span text:style-name="T6">,</text:span><text:span text:style-name="T7">장애인화장실</text:span><text:span text:style-name="T6">,</text:span><text:span text:style-name="T7">장애인전용주차장</text:span><text:span text:style-name="T6">,</text:span><text:span text:style-name="T7">비상경보장치</text:span><text:span text:style-name="T6">,</text:span><text:span text:style-name="T7">사원증</text:span><text:span text:style-name="T6">,</text:span><text:span text:style-name="T7">자회사제품할인</text:span><text:span text:style-name="T6">,</text:span><text:span text:style-name="T7">콘도</text:span><text:span text:style-name="T6">/</text:span><text:span text:style-name="T7">리조트이용권</text:span></text:p>
            <text:p><text:span text:style-name="T5">조직문화</text:span><text:span text:style-name="T6">: </text:span><text:span text:style-name="T7">노조</text:span><text:span text:style-name="T6">/</text:span><text:span text:style-name="T7">노사협의회</text:span><text:span text:style-name="T6">,</text:span><text:span text:style-name="T7">야근강요안함</text:span><text:span text:style-name="T6">,</text:span><text:span text:style-name="T7">자유로운연차사용</text:span></text:p>
            <text:p><text:span text:style-name="T5">출퇴근</text:span><text:span text:style-name="T6">: </text:span><text:span text:style-name="T7">기숙사운영</text:span><text:span text:style-name="T6">,</text:span><text:span text:style-name="T7">통근버스운행</text:span><text:span text:style-name="T6">,</text:span><text:span text:style-name="T7">주차장제공</text:span><text:span text:style-name="T6">,</text:span><text:span text:style-name="T7">회사차량있음</text:span><text:span text:style-name="T6">,</text:span><text:span text:style-name="T7">주</text:span><text:span text:style-name="T6">52</text:span><text:span text:style-name="T7">시간제준수</text:span></text:p>
            <text:p><text:span text:style-name="T5">리프레시</text:span><text:span text:style-name="T6">: </text:span><text:span text:style-name="T7">연차</text:span><text:span text:style-name="T6">,</text:span><text:span text:style-name="T7">여름휴가</text:span><text:span text:style-name="T6">,</text:span><text:span text:style-name="T7">경조휴가제</text:span><text:span text:style-name="T6">,</text:span><text:span text:style-name="T7">반차</text:span><text:span text:style-name="T6">,</text:span><text:span text:style-name="T7">창립일휴무</text:span><text:span text:style-name="T6">,</text:span><text:span text:style-name="T7">근로자의날휴무</text:span><text:span text:style-name="T6">,</text:span><text:span text:style-name="T7">산전후휴가</text:span><text:span text:style-name="T6">,</text:span><text:span text:style-name="T7">육아휴직</text:span><text:span text:style-name="T6">,</text:span><text:span text:style-name="T7">휴양시설제공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22">
          <table:table-cell table:number-columns-repeated="2" office:value-type="float" office:value="37" calcext:value-type="float">
            <text:p>37</text:p>
          </table:table-cell>
          <table:table-cell table:style-name="Default" office:value-type="string" calcext:value-type="string">
            <text:p>다산네트웍스</text:p>
          </table:table-cell>
          <table:table-cell office:value-type="string" calcext:value-type="string">
            <text:p>[다산네트웍스] 전장연구소 S/W개발자 모집의 건 (신입/경력)</text:p>
          </table:table-cell>
          <table:table-cell office:value-type="string" calcext:value-type="string">
            <text:p>2024.02.29</text:p>
          </table:table-cell>
          <table:table-cell office:value-type="string" calcext:value-type="string">
            <text:p>경기 성남시 분당구 상평동 676번지 다산타워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학력무관(졸업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8:00 ~ 17:00</text:p>
            <text:p>협의시 유연근무가능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자동차 전장 소프트웨어 개발</text:p>
            <text:p>Ethernet 소프트웨어 개발</text:p>
          </table:table-cell>
          <table:table-cell office:value-type="string" calcext:value-type="string">
            <text:p>소프트웨어 개발 경험자(C/C++)</text:p>
            <text:p>임베디드 시스템 개발 경험자</text:p>
          </table:table-cell>
          <table:table-cell office:value-type="string" calcext:value-type="string">
            <text:p>코딩능력마스터 1급, 2급 자격증 보유하신 분</text:p>
            <text:p>코딩전문가자격시험(COS Pro) 자격증 보유하신 분</text:p>
            <text:p>CCPK 코딩 자격증 보유하신 분</text:p>
          </table:table-cell>
          <table:table-cell office:value-type="string" calcext:value-type="string">
            <text:p><text:span text:style-name="T5">지원큼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각종경조사지원</text:span></text:p>
            <text:p><text:span text:style-name="T5">급여제도</text:span><text:span text:style-name="T6">: </text:span><text:span text:style-name="T7">장기근속자포상</text:span><text:span text:style-name="T6">,</text:span><text:span text:style-name="T7">퇴직금</text:span><text:span text:style-name="T6">,4</text:span><text:span text:style-name="T7">대보험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신입 채용의 경우 실무 면접 시 지필시험이 진행될 수 있습니다.</text:p>
          </table:table-cell>
        </table:table-row>
        <table:table-row table:style-name="ro4">
          <table:table-cell table:number-columns-repeated="2" office:value-type="float" office:value="38" calcext:value-type="float">
            <text:p>38</text:p>
          </table:table-cell>
          <table:table-cell table:style-name="Default" office:value-type="string" calcext:value-type="string">
            <text:p>(주)쎄크</text:p>
          </table:table-cell>
          <table:table-cell office:value-type="string" calcext:value-type="string">
            <text:p>PC 제어(시스템제어팀)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경기도 수원시 권선구 산업로 155번길 111</text:p>
          </table:table-cell>
          <table:table-cell office:value-type="string" calcext:value-type="string">
            <text:p>신입·경력 10년<text:span text:style-name="T2">↓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회사 내규에 따름</text:p>
          </table:table-cell>
          <table:table-cell office:value-type="string" calcext:value-type="string">
            <text:p>정규직 (수습기간 6개월)</text:p>
          </table:table-cell>
          <table:table-cell office:value-type="string" calcext:value-type="string">
            <text:p>주 5일 (월 ~ 금) </text:p>
            <text:p>08:30 ~ 17:3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비전 및 검사시스템 개발(외관검사 알고리즘, 영상처리)</text:p>
          </table:table-cell>
          <table:table-cell office:value-type="string" calcext:value-type="string">
            <text:p>학력:대졸이상(2,3년)</text:p>
            <text:p>C++, C# 중 한가지 언어로 프로그래밍이 가능한 사람</text:p>
            <text:p>영상처리 활용능력 보유</text:p>
          </table:table-cell>
          <table:table-cell office:value-type="string" calcext:value-type="string">
            <text:p>C언어 및 임베디드 CPU 활용이 가능하신 분</text:p>
            <text:p>C++,MFC 활용이 가능하신 분</text:p>
            <text:p>검사/자동화 장비 제어업무 경험이 있으신 분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금연수당</text:span><text:span text:style-name="T6">,</text:span><text:span text:style-name="T7">직원대출제도</text:span><text:span text:style-name="T6">,</text:span><text:span text:style-name="T7">각종경조사지원</text:span><text:span text:style-name="T6">,</text:span><text:span text:style-name="T7">체력단련실운영</text:span><text:span text:style-name="T6">,</text:span><text:span text:style-name="T7">업무활동비지급</text:span></text:p>
            <text:p><text:span text:style-name="T5">급여제도</text:span><text:span text:style-name="T6">: </text:span><text:span text:style-name="T7">장기근속자포상</text:span><text:span text:style-name="T6">,</text:span><text:span text:style-name="T7">우수사원포상</text:span><text:span text:style-name="T6">,</text:span><text:span text:style-name="T7">퇴직금</text:span><text:span text:style-name="T6">,4</text:span><text:span text:style-name="T7">대보험</text:span></text:p>
            <text:p><text:span text:style-name="T5">선물</text:span><text:span text:style-name="T6">:</text:span><text:span text:style-name="T7">명절선물</text:span><text:span text:style-name="T6">/</text:span><text:span text:style-name="T7">귀향비</text:span><text:span text:style-name="T6">,</text:span><text:span text:style-name="T7">창립일선물지급</text:span><text:span text:style-name="T6">,</text:span><text:span text:style-name="T7">생일선물</text:span><text:span text:style-name="T6">/</text:span><text:span text:style-name="T7">파티</text:span><text:span text:style-name="T6">,</text:span><text:span text:style-name="T7">결혼기념일선물</text:span></text:p>
            <text:p><text:span text:style-name="T5">교육</text:span><text:span text:style-name="T6">/</text:span><text:span text:style-name="T7">생활</text:span><text:span text:style-name="T6">: </text:span><text:span text:style-name="T7">창립일행사</text:span><text:span text:style-name="T6">,</text:span><text:span text:style-name="T7">우수사원시상식</text:span><text:span text:style-name="T6">,</text:span><text:span text:style-name="T7">워크샵</text:span><text:span text:style-name="T6">,</text:span><text:span text:style-name="T7">플레이샵</text:span><text:span text:style-name="T6">,</text:span><text:span text:style-name="T7">신입사원교육</text:span><text:span text:style-name="T6">(OJT),</text:span><text:span text:style-name="T7">직무능력향상교육</text:span><text:span text:style-name="T6">,</text:span><text:span text:style-name="T7">외국어교육지원</text:span><text:span text:style-name="T6">,</text:span><text:span text:style-name="T7">교육비지원</text:span><text:span text:style-name="T6">,</text:span><text:span text:style-name="T7">구내식당</text:span><text:span text:style-name="T6">(</text:span><text:span text:style-name="T7">사원식당</text:span><text:span text:style-name="T6">),</text:span><text:span text:style-name="T7">점심시간제공</text:span><text:span text:style-name="T6">,</text:span><text:span text:style-name="T7">저녁식사제공</text:span><text:span text:style-name="T6">,</text:span><text:span text:style-name="T7">사내동호회운영</text:span><text:span text:style-name="T6">,</text:span><text:span text:style-name="T7">사우회</text:span><text:span text:style-name="T6">(</text:span><text:span text:style-name="T7">경조사회</text:span><text:span text:style-name="T6">),</text:span><text:span text:style-name="T7">아침식사제공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근무환경</text:span><text:span text:style-name="T6">: </text:span><text:span text:style-name="T7">회의실</text:span><text:span text:style-name="T6">,</text:span><text:span text:style-name="T7">전용사옥</text:span><text:span text:style-name="T6">,</text:span><text:span text:style-name="T7">사내정원</text:span><text:span text:style-name="T6">,</text:span><text:span text:style-name="T7">건물내경사로</text:span><text:span text:style-name="T6">,</text:span><text:span text:style-name="T7">유도점자블록</text:span><text:span text:style-name="T6">,</text:span><text:span text:style-name="T7">장애인엘리베이터</text:span><text:span text:style-name="T6">,</text:span><text:span text:style-name="T7">문턱없음</text:span><text:span text:style-name="T6">,</text:span><text:span text:style-name="T7">유니폼지급</text:span><text:span text:style-name="T6">,</text:span><text:span text:style-name="T7">사무용품지급</text:span></text:p>
            <text:p><text:span text:style-name="T5">조직문화</text:span><text:span text:style-name="T6">: </text:span><text:span text:style-name="T7">자유복장</text:span></text:p>
            <text:p><text:span text:style-name="T5">출퇴근</text:span><text:span text:style-name="T6">: </text:span><text:span text:style-name="T7">기숙사운영</text:span></text:p>
            <text:p><text:span text:style-name="T5">리프레시</text:span><text:span text:style-name="T6">: </text:span><text:span text:style-name="T7">연차</text:span><text:span text:style-name="T6">,</text:span><text:span text:style-name="T7">창립일휴무</text:span><text:span text:style-name="T6">,</text:span><text:span text:style-name="T7">산전후휴가</text:span><text:span text:style-name="T6">,</text:span><text:span text:style-name="T7">육아휴직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사람인 입사지원,점핏에서 지원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table:number-columns-repeated="2" office:value-type="float" office:value="39" calcext:value-type="float">
            <text:p>39</text:p>
          </table:table-cell>
          <table:table-cell table:style-name="Default" office:value-type="string" calcext:value-type="string">
            <text:p>(주)지비티코리아</text:p>
          </table:table-cell>
          <table:table-cell office:value-type="string" calcext:value-type="string">
            <text:p>MCU/펌웨어/임베디드/C/C++ 신입사원 채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경기 군포시 당정로 90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선임연구원,책임연구원,수석연구원</text:p>
          </table:table-cell>
          <table:table-cell/>
          <table:table-cell office:value-type="string" calcext:value-type="string">
            <text:p>회로 및 전장 설계</text:p>
            <text:p>펌웨어 설계</text:p>
            <text:p>-구동부제어</text:p>
            <text:p>-모터 제어 관련 펌웨어 개발</text:p>
          </table:table-cell>
          <table:table-cell office:value-type="string" calcext:value-type="string">
            <text:p>대학졸업 이상(졸업예정자 가능)</text:p>
          </table:table-cell>
          <table:table-cell office:value-type="string" calcext:value-type="string">
            <text:p>C/C++/펌웨어/임베디드/MCU 유관 경험자</text:p>
            <text:p>PCB Artwork</text:p>
            <text:p>마이크로프로세서 경험자(AVR 등)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각종경조사지원</text:span></text:p>
            <text:p><text:span text:style-name="T5">급여제도</text:span><text:span text:style-name="T6">: </text:span><text:span text:style-name="T7">퇴직연금</text:span><text:span text:style-name="T6">,</text:span><text:span text:style-name="T7">상여금</text:span><text:span text:style-name="T6">,</text:span><text:span text:style-name="T7">장기근속자포상</text:span><text:span text:style-name="T6">,</text:span><text:span text:style-name="T7">장기근속수당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/text:p>
            <text:p><text:span text:style-name="T5">교육</text:span><text:span text:style-name="T6">/</text:span><text:span text:style-name="T7">생활</text:span><text:span text:style-name="T6">: </text:span><text:span text:style-name="T7">워크샵</text:span><text:span text:style-name="T6">,</text:span><text:span text:style-name="T7">신규입사자교육</text:span><text:span text:style-name="T6">(OJT),</text:span><text:span text:style-name="T7">도서구입비지원</text:span><text:span text:style-name="T6">,</text:span><text:span text:style-name="T7">교육비지원</text:span><text:span text:style-name="T6">,</text:span><text:span text:style-name="T7">점심식사제공</text:span><text:span text:style-name="T6">,</text:span><text:span text:style-name="T7">저녁식사제공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근무환경</text:span><text:span text:style-name="T6">: </text:span><text:span text:style-name="T7">회의실</text:span><text:span text:style-name="T6">,</text:span><text:span text:style-name="T7">카페테리아</text:span><text:span text:style-name="T6">,</text:span><text:span text:style-name="T7">유니폼지급</text:span></text:p>
            <text:p><text:span text:style-name="T5">조직문화</text:span><text:span text:style-name="T6">: </text:span><text:span text:style-name="T7">자유복장</text:span></text:p>
            <text:p><text:span text:style-name="T5">리프레시</text:span><text:span text:style-name="T6">: </text:span><text:span text:style-name="T7">연차</text:span><text:span text:style-name="T6">,</text:span><text:span text:style-name="T7">여르뮿가</text:span><text:span text:style-name="T6">,</text:span><text:span text:style-name="T7">반차</text:span><text:span text:style-name="T6">,</text:span><text:span text:style-name="T7">근로자의날휴무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,졸업증명서,성적증명서,자격증 사본</text:p>
          </table:table-cell>
          <table:table-cell office:value-type="float" office:value="0" calcext:value-type="float">
            <text:p>0</text:p>
          </table:table-cell>
        </table:table-row>
        <table:table-row table:style-name="ro23">
          <table:table-cell table:number-columns-repeated="2" office:value-type="float" office:value="40" calcext:value-type="float">
            <text:p>40</text:p>
          </table:table-cell>
          <table:table-cell table:style-name="Default" office:value-type="string" calcext:value-type="string">
            <text:p>스냅태그(주)</text:p>
          </table:table-cell>
          <table:table-cell office:value-type="string" calcext:value-type="string">
            <text:p>[스냅태그 연구소]Invisible Watermark C++ 개발자 모집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경기도 성남시 분당구 황새울로 359번길 경림빌딩 7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주 5일 (월 ~ 금) </text:p>
            <text:p>출근08:00 ~ 10:00</text:p>
            <text:p>퇴근:17:00 ~ 19:0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인비지블 워터마크의 비가시성 및 인식률을 향상시키는 연구</text:p>
            <text:p>워터마크 생성, 인식 시간 단축 및 메모리 최적화 연구</text:p>
            <text:p>OS별 실행파일, 라이브러리 빌드 및 배포</text:p>
          </table:table-cell>
          <table:table-cell office:value-type="string" calcext:value-type="string">
            <text:p>학력:4년제 대학 졸업</text:p>
            <text:p>C++ 가능한자</text:p>
          </table:table-cell>
          <table:table-cell office:value-type="string" calcext:value-type="string">
            <text:p>이미지 프로세싱 경험</text:p>
            <text:p>이미지의 주파수 영역에 대해 알고 있는 사람</text:p>
            <text:p>라이브러리를 제작해본 경험이 있는 사람</text:p>
            <text:p>Ios, Android 환경에서 C++을 사용해본 경험</text:p>
            <text:p>OpenCV를 다루어본 경험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통신비지원</text:span><text:span text:style-name="T6">,</text:span><text:span text:style-name="T7">복지카드</text:span><text:span text:style-name="T6">/</text:span><text:span text:style-name="T7">포인트</text:span></text:p>
            <text:p><text:span text:style-name="T5">급여제도</text:span><text:span text:style-name="T6">: </text:span><text:span text:style-name="T7">퇴직금</text:span><text:span text:style-name="T6">,</text:span><text:span text:style-name="T7">연차수당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text:span text:style-name="T6">,</text:span><text:span text:style-name="T7">웰컴키트지급</text:span></text:p>
            <text:p><text:span text:style-name="T5">교육</text:span><text:span text:style-name="T6">/</text:span><text:span text:style-name="T7">생활</text:span><text:span text:style-name="T6">: </text:span><text:span text:style-name="T7">점심시간제공</text:span><text:span text:style-name="T6">,</text:span><text:span text:style-name="T7">간식제공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조직문화</text:span><text:span text:style-name="T6">: </text:span><text:span text:style-name="T7">자유로운</text:span><text:span text:style-name="T6"> </text:span><text:span text:style-name="T7">연차사용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(주)그린텍시스템</text:p>
          </table:table-cell>
          <table:table-cell office:value-type="string" calcext:value-type="string">
            <text:p>제어프로그램 개발자(C·C++&amp;C# 외 1개 부문) 채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경기 수원시 권선구</text:p>
          </table:table-cell>
          <table:table-cell office:value-type="string" calcext:value-type="string">
            <text:p>신입<text:span text:style-name="T1">·경력 3년 ↑</text:span>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연봉 3,500만원(주 40시간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08:00~17:00</text:p>
          </table:table-cell>
          <table:table-cell office:value-type="string" calcext:value-type="string">
            <text:p>연구원,주임연구원,선임연구원</text:p>
          </table:table-cell>
          <table:table-cell/>
          <table:table-cell office:value-type="string" calcext:value-type="string">
            <text:p>제어프로그램(PC프로그램) 개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전기/전자공학, 컴퓨터/시스템공학,공학계열 해당직무 근무경험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의료비지원</text:span><text:span text:style-name="T6">(</text:span><text:span text:style-name="T7">본인</text:span><text:span text:style-name="T6">),</text:span><text:span text:style-name="T7">직원대출제도</text:span><text:span text:style-name="T6">,</text:span><text:span text:style-name="T7">각종경조사지원</text:span><text:span text:style-name="T6">,</text:span><text:span text:style-name="T7">선택적복리후생</text:span></text:p>
            <text:p><text:span text:style-name="T5">급여제도</text:span><text:span text:style-name="T6">: </text:span><text:span text:style-name="T7">퇴직연금</text:span><text:span text:style-name="T6">,</text:span><text:span text:style-name="T7">인센티브제</text:span><text:span text:style-name="T6">,</text:span><text:span text:style-name="T7">휴일</text:span><text:span text:style-name="T6">(</text:span><text:span text:style-name="T7">특근</text:span><text:span text:style-name="T6">)</text:span><text:span text:style-name="T7">수당</text:span><text:span text:style-name="T6">,</text:span><text:span text:style-name="T7">연차수당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text:span text:style-name="T6">,</text:span><text:span text:style-name="T7">생일선물</text:span><text:span text:style-name="T6">/</text:span><text:span text:style-name="T7">파티</text:span></text:p>
            <text:p><text:span text:style-name="T5">교육</text:span><text:span text:style-name="T6">/</text:span><text:span text:style-name="T7">생활</text:span><text:span text:style-name="T6">: </text:span><text:span text:style-name="T7">우수사원시상식</text:span><text:span text:style-name="T6">,</text:span><text:span text:style-name="T7">워크샵</text:span><text:span text:style-name="T6">,</text:span><text:span text:style-name="T7">도서구입비지원</text:span><text:span text:style-name="T6">,</text:span><text:span text:style-name="T7">멘토링제도</text:span><text:span text:style-name="T6">,</text:span><text:span text:style-name="T7">교육비지원</text:span><text:span text:style-name="T6">,</text:span><text:span text:style-name="T7">자기계발비지원</text:span><text:span text:style-name="T6">,</text:span><text:span text:style-name="T7">점심식사제공</text:span><text:span text:style-name="T6">,</text:span><text:span text:style-name="T7">저녁식사제공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근무환경</text:span><text:span text:style-name="T6">: </text:span><text:span text:style-name="T7">회의실</text:span><text:span text:style-name="T6">,</text:span><text:span text:style-name="T7">카페테리아</text:span><text:span text:style-name="T6">,</text:span><text:span text:style-name="T7">전용사옥</text:span><text:span text:style-name="T6">,</text:span><text:span text:style-name="T7">노트북</text:span><text:span text:style-name="T6">,</text:span><text:span text:style-name="T7">사무용품지급</text:span></text:p>
            <text:p><text:span text:style-name="T5">조직문화</text:span><text:span text:style-name="T6">: </text:span><text:span text:style-name="T7">자유복장</text:span></text:p>
            <text:p><text:span text:style-name="T5">출퇴근</text:span><text:span text:style-name="T6">: </text:span><text:span text:style-name="T7">기숙사운영</text:span><text:span text:style-name="T6">,</text:span><text:span text:style-name="T7">차량유류비지급</text:span><text:span text:style-name="T6">,</text:span><text:span text:style-name="T7">야간교통비지급</text:span><text:span text:style-name="T6">,</text:span><text:span text:style-name="T7">주차장제공</text:span><text:span text:style-name="T6">,</text:span><text:span text:style-name="T7">주차비지원</text:span><text:span text:style-name="T6">,</text:span><text:span text:style-name="T7">회사차량있음</text:span></text:p>
            <text:p><text:span text:style-name="T5">리프레시</text:span><text:span text:style-name="T6">: </text:span><text:span text:style-name="T7">연차</text:span><text:span text:style-name="T6">,</text:span><text:span text:style-name="T7">여름휴가</text:span><text:span text:style-name="T6">,</text:span><text:span text:style-name="T7">경조휴가제</text:span><text:span text:style-name="T6">,</text:span><text:span text:style-name="T7">근로자의날휴무</text:span><text:span text:style-name="T6">,</text:span><text:span text:style-name="T7">휴가비지원</text:span><text:span text:style-name="T6">,</text:span><text:span text:style-name="T7">포상휴가</text:span><text:span text:style-name="T6">,</text:span><text:span text:style-name="T7">휴양시설제공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,인적성검사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6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봄텍전자주식회사</text:p>
          </table:table-cell>
          <table:table-cell office:value-type="string" calcext:value-type="string">
            <text:p>기술연구소 연구원 모집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서울 강서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,계약직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기술연구소 연구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전기/전자공학, 컴퓨터/시스템공학,공학계열</text:p>
            <text:p>해당직무 근무경험</text:p>
            <text:p>영상처리 개발 경력자 우대</text:p>
            <text:p>SW: 앱개발(Android,iOS등)IT 개발 경력자</text:p>
            <text:p>PC Program 개발 경력자</text:p>
            <text:p>C++,Image processing, 영상처리 경력자</text:p>
          </table:table-cell>
          <table:table-cell office:value-type="string" calcext:value-type="string">
            <text:p><text:span text:style-name="T5">급여제도</text:span><text:span text:style-name="T6">: </text:span><text:span text:style-name="T7">퇴직연금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/text:p>
            <text:p><text:span text:style-name="T5">교육</text:span><text:span text:style-name="T6">/</text:span><text:span text:style-name="T7">생활</text:span><text:span text:style-name="T6">: </text:span><text:span text:style-name="T7">워크샵</text:span><text:span text:style-name="T6">,</text:span><text:span text:style-name="T7">직무능력향상교육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조직문화</text:span><text:span text:style-name="T6">: </text:span><text:span text:style-name="T7">회식강요안함</text:span><text:span text:style-name="T6">,</text:span><text:span text:style-name="T7">야근강요안함</text:span><text:span text:style-name="T6">,</text:span><text:span text:style-name="T7">자유복장</text:span></text:p>
            <text:p><text:span text:style-name="T5">리프레시</text:span><text:span text:style-name="T6">: </text:span><text:span text:style-name="T7">연차</text:span><text:span text:style-name="T6">,</text:span><text:span text:style-name="T7">경조휴가제</text:span><text:span text:style-name="T6">,</text:span><text:span text:style-name="T7">반차</text:span><text:span text:style-name="T6">,</text:span><text:span text:style-name="T7">근로자의날휴무</text:span><text:span text:style-name="T6">,</text:span><text:span text:style-name="T7">산전후휴가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8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(주)아울시스템즈</text:p>
          </table:table-cell>
          <table:table-cell office:value-type="string" calcext:value-type="string">
            <text:p>보안 S/W개발 (C/C++/C#) 경력직 채용</text:p>
          </table:table-cell>
          <table:table-cell office:value-type="string" calcext:value-type="string">
            <text:p>2024.01.28</text:p>
          </table:table-cell>
          <table:table-cell office:value-type="string" calcext:value-type="string">
            <text:p>서울 영등포구</text:p>
          </table:table-cell>
          <table:table-cell office:value-type="string" calcext:value-type="string">
            <text:p>경력(년수무관)</text:p>
          </table:table-cell>
          <table:table-cell office:value-type="string" calcext:value-type="string">
            <text:p>고교졸업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선임연구원,주임연구원/팀원</text:p>
          </table:table-cell>
          <table:table-cell/>
          <table:table-cell office:value-type="string" calcext:value-type="string">
            <text:p>Linux/Unix 기반 자사 솔루션 개발 및 유지관리</text:p>
            <text:p>자사솔루션 커널 개발 및 유지관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 관련 전공</text:p>
            <text:p>동일 업종/직무(IT/정보보호) 경험자</text:p>
            <text:p>정보처리 및 정보보안 관련 자격 소지자</text:p>
            <text:p>컴퓨터활용능력 우수</text:p>
            <text:p>인근거주자</text:p>
            <text:p>해당직무 인턴경력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각종경조사지원</text:span></text:p>
            <text:p><text:span text:style-name="T5">급여제도</text:span><text:span text:style-name="T6">: </text:span><text:span text:style-name="T7">퇴직금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text:span text:style-name="T6">,</text:span><text:span text:style-name="T7">생일선물</text:span><text:span text:style-name="T6">/</text:span><text:span text:style-name="T7">파티</text:span><text:span text:style-name="T6">,</text:span><text:span text:style-name="T7">장기근속선물</text:span></text:p>
            <text:p><text:span text:style-name="T5">교육</text:span><text:span text:style-name="T6">/</text:span><text:span text:style-name="T7">생활</text:span><text:span text:style-name="T6">: </text:span><text:span text:style-name="T7">식비지원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근무환경</text:span><text:span text:style-name="T6">: </text:span><text:span text:style-name="T7">휴게실</text:span><text:span text:style-name="T6">,</text:span><text:span text:style-name="T7">노트북</text:span><text:span text:style-name="T6">,</text:span><text:span text:style-name="T7">사원증</text:span><text:span text:style-name="T6">,</text:span><text:span text:style-name="T7">안마실</text:span><text:span text:style-name="T6">/</text:span><text:span text:style-name="T7">안마의자</text:span></text:p>
            <text:p><text:span text:style-name="T5">조직문화</text:span><text:span text:style-name="T6">: </text:span><text:span text:style-name="T7">야근강요안함</text:span><text:span text:style-name="T6">,</text:span><text:span text:style-name="T7">자유로운연차사용</text:span></text:p>
            <text:p><text:span text:style-name="T5">리프레시</text:span><text:span text:style-name="T6">: </text:span><text:span text:style-name="T7">연차</text:span><text:span text:style-name="T6">,</text:span><text:span text:style-name="T7">반차</text:span><text:span text:style-name="T6">,</text:span><text:span text:style-name="T7">근로자의날휴무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(주)컴트루테크놀로지</text:p>
          </table:table-cell>
          <table:table-cell office:value-type="string" calcext:value-type="string">
            <text:p>[AI 인공지능/정보보안] 개발자 부문 – C/C++(취업축하금 지급)</text:p>
          </table:table-cell>
          <table:table-cell office:value-type="string" calcext:value-type="string">
            <text:p>2024.01.18</text:p>
          </table:table-cell>
          <table:table-cell office:value-type="string" calcext:value-type="string">
            <text:p>서울 마포구</text:p>
          </table:table-cell>
          <table:table-cell office:value-type="string" calcext:value-type="string">
            <text:p>신입<text:span text:style-name="T1">·경력 1년 ↑</text:span>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연봉 3,300만원(주 40시간)</text:p>
          </table:table-cell>
          <table:table-cell office:value-type="string" calcext:value-type="string">
            <text:p>정규직,인턴직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Linux 기반 환경에서 C/C++을 이용한 솔루션 개발</text:p>
            <text:p>실시간 네트워크 패킷 분석 및 처리 기능 개발</text:p>
          </table:table-cell>
          <table:table-cell office:value-type="string" calcext:value-type="string">
            <text:p>C/C++ 개발 경험</text:p>
            <text:p>Linux,Unix 다뤄본 경험</text:p>
            <text:p>script 언어 사용 경험</text:p>
          </table:table-cell>
          <table:table-cell office:value-type="string" calcext:value-type="string">
            <text:p>Go 언어 경험</text:p>
            <text:p>TCP/IP 스택을 알고 계신분</text:p>
            <text:p>테스트 코드 작성의 필요성을 알고 계신 분</text:p>
            <text:p>문제를 스스로 정의하고 해결할 수 있는 능력을 갖추신 분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각종경조사지원</text:span></text:p>
            <text:p><text:span text:style-name="T5">급여제도</text:span><text:span text:style-name="T6">: </text:span><text:span text:style-name="T7">퇴직연금</text:span><text:span text:style-name="T6">,</text:span><text:span text:style-name="T7">인센티브제</text:span><text:span text:style-name="T6">,</text:span><text:span text:style-name="T7">장기근속자포상</text:span><text:span text:style-name="T6">,</text:span><text:span text:style-name="T7">우수사원포상</text:span><text:span text:style-name="T6">,</text:span><text:span text:style-name="T7">스톡옵션</text:span><text:span text:style-name="T6">,</text:span><text:span text:style-name="T7">퇴직금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/text:p>
            <text:p><text:span text:style-name="T5">교육</text:span><text:span text:style-name="T6">/</text:span><text:span text:style-name="T7">생활</text:span><text:span text:style-name="T6">: </text:span><text:span text:style-name="T7">워크샵</text:span><text:span text:style-name="T6">,</text:span><text:span text:style-name="T7">신규입사자교육</text:span><text:span text:style-name="T6">(OJT),</text:span><text:span text:style-name="T7">자격증취득지원</text:span><text:span text:style-name="T6">,</text:span><text:span text:style-name="T7">자기계발비지원</text:span><text:span text:style-name="T6">,</text:span><text:span text:style-name="T7">구내식당</text:span><text:span text:style-name="T6">(</text:span><text:span text:style-name="T7">사원식당</text:span><text:span text:style-name="T6">),</text:span><text:span text:style-name="T7">저녁식사제공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근무환경</text:span><text:span text:style-name="T6">: </text:span><text:span text:style-name="T7">카페테리아</text:span><text:span text:style-name="T6">,</text:span><text:span text:style-name="T7">노트북</text:span></text:p>
            <text:p><text:span text:style-name="T5">조직문화</text:span><text:span text:style-name="T6">: </text:span><text:span text:style-name="T7">회식강요안함</text:span></text:p>
            <text:p><text:span text:style-name="T5">출퇴근</text:span><text:span text:style-name="T6">: </text:span><text:span text:style-name="T7">회사차량있음</text:span></text:p>
            <text:p><text:span text:style-name="T5">리프레시</text:span><text:span text:style-name="T6">: </text:span><text:span text:style-name="T7">연차</text:span><text:span text:style-name="T6">,</text:span><text:span text:style-name="T7">여름휴가</text:span><text:span text:style-name="T6">,</text:span><text:span text:style-name="T7">반차</text:span><text:span text:style-name="T6">,</text:span><text:span text:style-name="T7">근로자의날휴무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반견될 경우, 채용 확정 이후라도 채용이 취소될 수 있으며 위조 문서는 법적 책임을 지게 될 수 있습니다.</text:p>
            <text:p>채용공고 내용과 무관하게 지속적으로 지원하는 분들은 온라인 실업인정을 위한 허위/ 형식적 구직활동 등 부정행위로 가늠하여 해당 사이트를 통해 제재 조치를 할 수 있습니다.</text:p>
          </table:table-cell>
        </table:table-row>
        <table:table-row table:style-name="ro17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(주)지에스</text:p>
          </table:table-cell>
          <table:table-cell office:value-type="string" calcext:value-type="string">
            <text:p>소프트웨어 개발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경기 용인시 기흥구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Cortex M/H계열 MCU기반 Firmware 개발</text:p>
          </table:table-cell>
          <table:table-cell office:value-type="string" calcext:value-type="string">
            <text:p>공인어학성적 소지자</text:p>
            <text:p>프로그래밍 언어 가능</text:p>
          </table:table-cell>
          <table:table-cell office:value-type="string" calcext:value-type="string">
            <text:p>전자/전산/컴퓨터 전공자 우대</text:p>
            <text:p>Micro-processor Firmware 가능자</text:p>
          </table:table-cell>
          <table:table-cell office:value-type="string" calcext:value-type="string">
            <text:p><text:span text:style-name="T5">복리후생</text:span><text:span text:style-name="T6">(</text:span><text:span text:style-name="T7">인센티브</text:span><text:span text:style-name="T6">/</text:span><text:span text:style-name="T7">경조금지원</text:span><text:span text:style-name="T6">)</text:span></text:p>
            <text:p><text:span text:style-name="T5">선물</text:span><text:span text:style-name="T6">(</text:span><text:span text:style-name="T7">명절선물</text:span><text:span text:style-name="T6">)</text:span></text:p>
            <text:p><text:span text:style-name="T5">교육</text:span><text:span text:style-name="T6">(</text:span><text:span text:style-name="T7">직무향상교육</text:span><text:span text:style-name="T6">/</text:span><text:span text:style-name="T7">어학교육지원</text:span><text:span text:style-name="T6">)</text:span></text:p>
            <text:p><text:span text:style-name="T5">편의</text:span><text:span text:style-name="T6">(</text:span><text:span text:style-name="T7">기숙사지원</text:span><text:span text:style-name="T6">/</text:span><text:span text:style-name="T7">체력단련지원</text:span><text:span text:style-name="T6">)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향후 지원사항이 허위로 판명될 경우, 입사(합격)을 취소할 수 있음</text:p>
            <text:p>취업보호 대상자 및 장애인은 관계 법령에 의거하여 우대</text:p>
            <text:p>해외여행에 결격 사유가 없는 자</text:p>
            <text:p>채용탈락 시, 모집완료 후 14일 이내 제출된 모든 서류는 파기 처분함</text:p>
          </table:table-cell>
        </table:table-row>
        <table:table-row table:style-name="ro24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(주)빅앤딥</text:p>
          </table:table-cell>
          <table:table-cell office:value-type="string" calcext:value-type="string">
            <text:p>응용소프트웨어, M&amp;S, 인공지능, 임베디드 등 개발자 채용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서울 송파구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초봉 3,600만원~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 09:30~18:3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응용소프트웨어 개발</text:p>
          </table:table-cell>
          <table:table-cell office:value-type="string" calcext:value-type="string">
            <text:p>C++ 활용 가능, 능동적</text:p>
          </table:table-cell>
          <table:table-cell office:value-type="string" calcext:value-type="string">
            <text:p>관련학과 전공자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,홈페이지 지원,우편지원,전화지원</text:p>
          </table:table-cell>
          <table:table-cell office:value-type="string" calcext:value-type="string">
            <text:p>자유양식</text:p>
          </table:table-cell>
          <table:table-cell office:value-type="float" office:value="0" calcext:value-type="float">
            <text:p>0</text:p>
          </table:table-cell>
        </table:table-row>
        <table:table-row table:style-name="ro14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(주)포딕스시스템</text:p>
          </table:table-cell>
          <table:table-cell office:value-type="string" calcext:value-type="string">
            <text:p>응용 소프트웨어 개발자(MFC,C++) 모집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<text:span text:style-name="T3">경력 5년</text:span><text:span text:style-name="T4">↑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면접 후 결정/팀원</text:p>
          </table:table-cell>
          <table:table-cell/>
          <table:table-cell office:value-type="string" calcext:value-type="string">
            <text:p>당사 솔루션 개발, 응용소프트웨어 개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ual C++(MFC,Win API)개발 경력 10년 이상</text:p>
            <text:p>Windows→Linux 포팅 경험자</text:p>
            <text:p>영상관제/영상분석 SW 개발 경험자</text:p>
            <text:p>영상 보안 장치 개발 경력 우대</text:p>
            <text:p>Video Encoding/ Decoding 개발 경력 우대</text:p>
            <text:p>Video Streaming 개발 경력 우대</text:p>
            <text:p>전자/정보통신/컴퓨터공학 관련 계열 또는 자격증 보유자</text:p>
            <text:p>인공지능/딥러닝 개발 경력(Tensorflow/Python/CNN/DNN/etc)</text:p>
            <text:p>OS:Linux,Windows</text:p>
          </table:table-cell>
          <table:table-cell office:value-type="string" calcext:value-type="string">
            <text:p><text:span text:style-name="T5">급여제도</text:span><text:span text:style-name="T6">: </text:span><text:span text:style-name="T7">인센티브제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/text:p>
            <text:p><text:span text:style-name="T5">교육</text:span><text:span text:style-name="T6">/</text:span><text:span text:style-name="T7">생활</text:span><text:span text:style-name="T6">: </text:span><text:span text:style-name="T7">워크샵</text:span><text:span text:style-name="T6">,</text:span><text:span text:style-name="T7">플레이샵</text:span><text:span text:style-name="T6">,</text:span><text:span text:style-name="T7">신규입사자교육</text:span><text:span text:style-name="T6">(OJT),</text:span><text:span text:style-name="T7">직무능력향상교육</text:span><text:span text:style-name="T6">,</text:span><text:span text:style-name="T7">구내식당</text:span><text:span text:style-name="T6">(</text:span><text:span text:style-name="T7">사원식당</text:span><text:span text:style-name="T6">),</text:span><text:span text:style-name="T7">식비지원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근무환경</text:span><text:span text:style-name="T6">: </text:span><text:span text:style-name="T7">카페테리아</text:span></text:p>
            <text:p><text:span text:style-name="T5">조직문화</text:span><text:span text:style-name="T6">: </text:span><text:span text:style-name="T7">자유복장</text:span></text:p>
            <text:p><text:span text:style-name="T5">리프레시</text:span><text:span text:style-name="T6">: </text:span><text:span text:style-name="T7">연차</text:span><text:span text:style-name="T6">,</text:span><text:span text:style-name="T7">여름휴가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24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(주)이지로보틱스</text:p>
          </table:table-cell>
          <table:table-cell office:value-type="string" calcext:value-type="string">
            <text:p>(주)이지로보틱스 연구소 신입사원 채용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경기 수원시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연봉 4,700만원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09:00~18:00</text:p>
          </table:table-cell>
          <table:table-cell office:value-type="string" calcext:value-type="string">
            <text:p>연구원,주임연구원,선임연구원</text:p>
          </table:table-cell>
          <table:table-cell/>
          <table:table-cell office:value-type="string" calcext:value-type="string">
            <text:p>Windows 응용 SW 개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관련학과 전공자</text:p>
            <text:p>개발 가능자</text:p>
          </table:table-cell>
          <table:table-cell office:value-type="string" calcext:value-type="string">
            <text:p><text:span text:style-name="T5">사내멘토링제도</text:span><text:span text:style-name="T6">,</text:span><text:span text:style-name="T7">근무시간선택제도</text:span><text:span text:style-name="T6">,</text:span><text:span text:style-name="T7">추가적전직원상해보험</text:span><text:span text:style-name="T6">,</text:span><text:span text:style-name="T7">식사무상제공</text:span><text:span text:style-name="T6">,</text:span><text:span text:style-name="T7">종합건강검진추가지원</text:span><text:span text:style-name="T6">,</text:span><text:span text:style-name="T7">대체휴가제도및연차수당</text:span><text:span text:style-name="T6">,</text:span><text:span text:style-name="T7">주택자금대출제도</text:span><text:span text:style-name="T6">,</text:span><text:span text:style-name="T7">각종동호회지원</text:span><text:span text:style-name="T6">,</text:span><text:span text:style-name="T7">휴양리조트운영</text:span><text:span text:style-name="T6">,</text:span><text:span text:style-name="T7">자녀학비지원</text:span><text:span text:style-name="T6">,</text:span><text:span text:style-name="T7">생일자</text:span><text:span text:style-name="T6">,</text:span><text:span text:style-name="T7">결혼기념일축하금</text:span><text:span text:style-name="T6">,</text:span><text:span text:style-name="T7">다과무한제공</text:span><text:span text:style-name="T6">,</text:span><text:span text:style-name="T7">독감접종비지원</text:span><text:span text:style-name="T6">,</text:span><text:span text:style-name="T7">우수사원및장기근속자포상</text:span><text:span text:style-name="T6">,</text:span><text:span text:style-name="T7">각종경조사지원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사양식 입사지원서,최종학교성적증명서/졸업증명서, 자격증사본,어학증명서사본</text:p>
          </table:table-cell>
          <table:table-cell office:value-type="string" calcext:value-type="string">
            <text:p>지원서에 지원분야와 희망연봉을 반드시 표기해 주셔야 합니다.</text:p>
            <text:p>제출 서류가 누락될 경우 서류 심사에서 제외될 수 있습니다.</text:p>
            <text:p>입사지원서의 내용이 사실과 다를 경우, 합격이 취소될 수 있으니 유의하여 주시기 바랍니다.</text:p>
          </table:table-cell>
        </table:table-row>
        <table:table-row table:style-name="ro14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주)마이띵스</text:p>
          </table:table-cell>
          <table:table-cell office:value-type="string" calcext:value-type="string">
            <text:p>[정규/신입<text:span text:style-name="T1">·경력] C/C++ 소프트웨어 개발자 모집</text:span></text:p>
          </table:table-cell>
          <table:table-cell/>
          <table:table-cell office:value-type="string" calcext:value-type="string">
            <text:p>서울 마포구</text:p>
          </table:table-cell>
          <table:table-cell office:value-type="string" calcext:value-type="string">
            <text:p>신입·경력 5년<text:span text:style-name="T2">↓</text:span></text:p>
          </table:table-cell>
          <table:table-cell office:value-type="string" calcext:value-type="string">
            <text:p>대졸(2,3년제) 이상(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Desktop Application 개발</text:p>
            <text:p>IoT 제품 펌웨어 개발 및 유지보수</text:p>
          </table:table-cell>
          <table:table-cell office:value-type="string" calcext:value-type="string">
            <text:p>C/C++ 프로그래밍 역량</text:p>
            <text:p>새로운 기술 도입에 거부감 없고 관심 많은 분</text:p>
            <text:p>해외여행 결격사유 없으신분</text:p>
          </table:table-cell>
          <table:table-cell office:value-type="string" calcext:value-type="string">
            <text:p>다양한 운영체제에서의 개발 경험(Linux,MacOS,Windows)</text:p>
            <text:p>Qt framework 사용 경험(QML)</text:p>
            <text:p>네트워크,멀티쓰레드 프로그래밍 개발 경험</text:p>
            <text:p>아두이노, 라즈베리파이 등 임베디드 개발 경험</text:p>
            <text:p>CCTV,NVR,VMS 관련 프로그램 개발 경험</text:p>
            <text:p>GIS 관련 프로그램 개발 경험</text:p>
            <text:p>Git,JIRA 등 형상관리 시스템 사용경험</text:p>
            <text:p>컴퓨터공학 계열 전공자</text:p>
            <text:p>-해당직무 근무경험,Git,JIRA등 형상관리 시스템 사용 경험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각종경조사지원</text:span></text:p>
            <text:p><text:span text:style-name="T5">급여제도</text:span><text:span text:style-name="T6">: </text:span><text:span text:style-name="T7">인센티브제</text:span><text:span text:style-name="T6">,</text:span><text:span text:style-name="T7">상여금</text:span><text:span text:style-name="T6">,</text:span><text:span text:style-name="T7">우수사원포상</text:span><text:span text:style-name="T6">,</text:span><text:span text:style-name="T7">퇴직금</text:span><text:span text:style-name="T6">,</text:span><text:span text:style-name="T7">야근수당</text:span><text:span text:style-name="T6">,</text:span><text:span text:style-name="T7">휴일</text:span><text:span text:style-name="T6">(</text:span><text:span text:style-name="T7">특근</text:span><text:span text:style-name="T6">)</text:span><text:span text:style-name="T7">수당</text:span><text:span text:style-name="T6">,4</text:span><text:span text:style-name="T7">대보험</text:span></text:p>
            <text:p><text:span text:style-name="T5">선물</text:span><text:span text:style-name="T6">: </text:span><text:span text:style-name="T7">명절선물</text:span><text:span text:style-name="T6">/</text:span><text:span text:style-name="T7">귀향비</text:span><text:span text:style-name="T6">,</text:span><text:span text:style-name="T7">생일선물</text:span><text:span text:style-name="T6">/</text:span><text:span text:style-name="T7">파티</text:span><text:span text:style-name="T6">,</text:span><text:span text:style-name="T7">웰컴키트지급</text:span></text:p>
            <text:p><text:span text:style-name="T5">교육</text:span><text:span text:style-name="T6">/</text:span><text:span text:style-name="T7">생활</text:span><text:span text:style-name="T6">: </text:span><text:span text:style-name="T7">직무능력향상교육</text:span><text:span text:style-name="T6">,</text:span><text:span text:style-name="T7">간식제공</text:span></text:p>
            <text:p><text:span text:style-name="T5">근무환경</text:span><text:span text:style-name="T6">: </text:span><text:span text:style-name="T7">회의실</text:span></text:p>
            <text:p><text:span text:style-name="T5">조직문화</text:span><text:span text:style-name="T6">: </text:span><text:span text:style-name="T7">회식강요안함</text:span><text:span text:style-name="T6">,</text:span><text:span text:style-name="T7">야근강요안함</text:span><text:span text:style-name="T6">,</text:span><text:span text:style-name="T7">자유복장</text:span><text:span text:style-name="T6">,</text:span><text:span text:style-name="T7">자유로운연차사용</text:span></text:p>
            <text:p><text:span text:style-name="T5">출퇴근</text:span><text:span text:style-name="T6">: </text:span><text:span text:style-name="T7">탄력근무제</text:span><text:span text:style-name="T6">,</text:span><text:span text:style-name="T7">재택근무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8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주)지엔텔</text:p>
          </table:table-cell>
          <table:table-cell office:value-type="string" calcext:value-type="string">
            <text:p>(주)지엔텔 <text:s/>‘24년 검증 부문(개발 Part) 신입 및 경력사원 채용</text:p>
          </table:table-cell>
          <table:table-cell/>
          <table:table-cell office:value-type="string" calcext:value-type="string">
            <text:p>인천 서구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Connected Car NAD Progocol 개발분석</text:p>
          </table:table-cell>
          <table:table-cell office:value-type="string" calcext:value-type="string">
            <text:p>전기,전자,통신 관련 학과 전공자</text:p>
          </table:table-cell>
          <table:table-cell office:value-type="string" calcext:value-type="string">
            <text:p>모바일 또는 차량용 제폼 모뎀 SW 개발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6">: </text:span><text:span text:style-name="T7">건강검진</text:span><text:span text:style-name="T6">,</text:span><text:span text:style-name="T7">의료비지원</text:span><text:span text:style-name="T6">(</text:span><text:span text:style-name="T7">본인</text:span><text:span text:style-name="T6">),</text:span><text:span text:style-name="T7">각종경조사지원</text:span><text:span text:style-name="T6">,</text:span><text:span text:style-name="T7">의료비지원</text:span><text:span text:style-name="T6">(</text:span><text:span text:style-name="T7">가족</text:span><text:span text:style-name="T6">),</text:span><text:span text:style-name="T7">복지카드</text:span><text:span text:style-name="T6">/</text:span><text:span text:style-name="T7">포인트</text:span><text:span text:style-name="T6">,</text:span><text:span text:style-name="T7">자녀학자금</text:span></text:p>
            <text:p><text:span text:style-name="T5">급여제도</text:span><text:span text:style-name="T6">: </text:span><text:span text:style-name="T7">퇴직연금</text:span><text:span text:style-name="T6">,</text:span><text:span text:style-name="T7">장기근속자포상</text:span><text:span text:style-name="T6">,</text:span><text:span text:style-name="T7">우수사원포상</text:span><text:span text:style-name="T6">,</text:span><text:span text:style-name="T7">퇴직금</text:span><text:span text:style-name="T6">,</text:span><text:span text:style-name="T7">성과급</text:span><text:span text:style-name="T6">,</text:span><text:span text:style-name="T7">야근수당</text:span><text:span text:style-name="T6">,</text:span><text:span text:style-name="T7">휴일</text:span><text:span text:style-name="T6">(</text:span><text:span text:style-name="T7">특근</text:span><text:span text:style-name="T6">)</text:span><text:span text:style-name="T7">수당</text:span><text:span text:style-name="T6">,</text:span><text:span text:style-name="T7">직책수당</text:span><text:span text:style-name="T6">,4</text:span><text:span text:style-name="T7">대보험</text:span></text:p>
            <text:p><text:span text:style-name="T5">교육</text:span><text:span text:style-name="T6">/</text:span><text:span text:style-name="T7">생활</text:span><text:span text:style-name="T6">: </text:span><text:span text:style-name="T7">우수사원시상식</text:span><text:span text:style-name="T6">,</text:span><text:span text:style-name="T7">신규입사자교육</text:span><text:span text:style-name="T6">(OJT),</text:span><text:span text:style-name="T7">직무능력향상교육</text:span><text:span text:style-name="T6">,</text:span><text:span text:style-name="T7">리더십강화교육</text:span><text:span text:style-name="T6">,</text:span><text:span text:style-name="T7">도서구입비지원</text:span><text:span text:style-name="T6">,</text:span><text:span text:style-name="T7">사내동호회운영</text:span><text:span text:style-name="T6">,</text:span><text:span text:style-name="T7">사우회</text:span><text:span text:style-name="T6">(</text:span><text:span text:style-name="T7">경조사회</text:span><text:span text:style-name="T6">),</text:span><text:span text:style-name="T7">식비지원</text:span><text:span text:style-name="T6">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,</text:span><text:span text:style-name="T7">우리사주제도</text:span></text:p>
            <text:p><text:span text:style-name="T5">근무환경</text:span><text:span text:style-name="T6">: </text:span><text:span text:style-name="T7">수유실</text:span><text:span text:style-name="T6">,</text:span><text:span text:style-name="T7">회의실</text:span><text:span text:style-name="T6">,</text:span><text:span text:style-name="T7">장애인화장실</text:span><text:span text:style-name="T6">,</text:span><text:span text:style-name="T7">장애인전용주차장</text:span><text:span text:style-name="T6">,</text:span><text:span text:style-name="T7">문턱없음</text:span><text:span text:style-name="T6">,</text:span><text:span text:style-name="T7">노트북</text:span><text:span text:style-name="T6">,</text:span><text:span text:style-name="T7">사원증</text:span><text:span text:style-name="T6">,</text:span><text:span text:style-name="T7">콘도</text:span><text:span text:style-name="T6">/</text:span><text:span text:style-name="T7">리조트이용권</text:span><text:span text:style-name="T6">,</text:span><text:span text:style-name="T7">사무용품지급</text:span></text:p>
            <text:p><text:span text:style-name="T5">조직문화</text:span><text:span text:style-name="T6">: </text:span><text:span text:style-name="T7">노조</text:span><text:span text:style-name="T6">/</text:span><text:span text:style-name="T7">노사협의회</text:span><text:span text:style-name="T6">,</text:span><text:span text:style-name="T7">자유복장</text:span><text:span text:style-name="T6">,</text:span><text:span text:style-name="T7">자유로운연차사용</text:span><text:span text:style-name="T6">,</text:span><text:span text:style-name="T7">출산장려</text:span></text:p>
            <text:p><text:span text:style-name="T5">출퇴근</text:span><text:span text:style-name="T6">: </text:span><text:span text:style-name="T7">주</text:span><text:span text:style-name="T6"> 52</text:span><text:span text:style-name="T7">시간제</text:span><text:span text:style-name="T6"> </text:span><text:span text:style-name="T7">준수</text:span></text:p>
            <text:p><text:span text:style-name="T5">리프레시</text:span><text:span text:style-name="T6">: </text:span><text:span text:style-name="T7">연차</text:span><text:span text:style-name="T6">,</text:span><text:span text:style-name="T7">여름휴가</text:span><text:span text:style-name="T6">,</text:span><text:span text:style-name="T7">경조휴가제</text:span><text:span text:style-name="T6">,</text:span><text:span text:style-name="T7">반차</text:span><text:span text:style-name="T6">,Refresh</text:span><text:span text:style-name="T7">휴가</text:span><text:span text:style-name="T6">,</text:span><text:span text:style-name="T7">창립일휴무</text:span><text:span text:style-name="T6">,</text:span><text:span text:style-name="T7">근로자의날휴무</text:span><text:span text:style-name="T6">,</text:span><text:span text:style-name="T7">포상휴가</text:span><text:span text:style-name="T6">,</text:span><text:span text:style-name="T7">산전후휴가</text:span><text:span text:style-name="T6">,</text:span><text:span text:style-name="T7">육아휴직</text:span><text:span text:style-name="T6">,</text:span><text:span text:style-name="T7">남성출산휴가</text:span><text:span text:style-name="T6">,</text:span><text:span text:style-name="T7">휴양시설제공</text:span></text:p>
          </table:table-cell>
          <table:table-cell office:value-type="string" calcext:value-type="string">
            <text:p>서류전형 &gt; 인적성검사 &gt; 1차면접 &gt; 2차면접 &gt; 최종합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사양식</text:p>
          </table:table-cell>
          <table:table-cell office:value-type="string" calcext:value-type="string">
            <text:p>수습기간 3개월을 부여합니다.[급여 100% 지급]</text:p>
            <text:p>국가보훈대상자 및 장애인은 관련 법령에 의거 우대합니다.</text:p>
            <text:p>회사정보 및 복리후생제도는 (주)지엔텔 홈페이지를 참조하시기 바랍니다.</text:p>
            <text:p>입사지원서에 기재된 내용이 사실과 다를 경우 채용이 취소될 수 있습니다.</text:p>
            <text:p>입사지원서는 당사 양식으로 제출한 경우 서류전형 시 우대합니다.</text:p>
          </table:table-cell>
        </table:table-row>
        <table:table-row table:style-name="ro10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(주)삼원테크</text:p>
          </table:table-cell>
          <table:table-cell office:value-type="string" calcext:value-type="string">
            <text:p>기술연구소 S/W</text:p>
          </table:table-cell>
          <table:table-cell/>
          <table:table-cell office:value-type="string" calcext:value-type="string">
            <text:p>경기 부천시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</text:p>
          </table:table-cell>
          <table:table-cell office:value-type="string" calcext:value-type="string">
            <text:p>사원,대리</text:p>
          </table:table-cell>
          <table:table-cell/>
          <table:table-cell office:value-type="string" calcext:value-type="string">
            <text:p>소프트웨어 개발</text:p>
          </table:table-cell>
          <table:table-cell office:value-type="string" calcext:value-type="string">
            <text:p>C++/C#/QT개발가능자</text:p>
          </table:table-cell>
          <table:table-cell office:value-type="string" calcext:value-type="string">
            <text:p>임베디드 리눅스 기반 개발 경험자</text:p>
            <text:p>비흡연자</text:p>
          </table:table-cell>
          <table:table-cell office:value-type="string" calcext:value-type="string">
            <text:p><text:span text:style-name="T5">연금</text:span><text:span text:style-name="T6">/</text:span><text:span text:style-name="T7">보험</text:span><text:span text:style-name="T6">: </text:span><text:span text:style-name="T7">국민연금</text:span><text:span text:style-name="T6">,</text:span><text:span text:style-name="T7">고용보험</text:span><text:span text:style-name="T6">,</text:span><text:span text:style-name="T7">산재보험</text:span><text:span text:style-name="T6">,</text:span><text:span text:style-name="T7">건강보험</text:span></text:p>
            <text:p><text:span text:style-name="T5">휴무</text:span><text:span text:style-name="T6">/</text:span><text:span text:style-name="T7">휴가</text:span><text:span text:style-name="T6">/</text:span><text:span text:style-name="T7">행사</text:span><text:span text:style-name="T6">: </text:span><text:span text:style-name="T7">주</text:span><text:span text:style-name="T6">5</text:span><text:span text:style-name="T7">일제</text:span><text:span text:style-name="T6">,</text:span><text:span text:style-name="T7">정기휴가</text:span><text:span text:style-name="T6">,</text:span><text:span text:style-name="T7">경조휴가</text:span></text:p>
            <text:p><text:span text:style-name="T5">보상</text:span><text:span text:style-name="T6">/</text:span><text:span text:style-name="T7">수당</text:span><text:span text:style-name="T6">/</text:span><text:span text:style-name="T7">지원</text:span><text:span text:style-name="T6">: </text:span><text:span text:style-name="T7">퇴직금</text:span><text:span text:style-name="T6">,</text:span><text:span text:style-name="T7">경조금</text:span><text:span text:style-name="T6">,</text:span><text:span text:style-name="T7">인센티브</text:span><text:span text:style-name="T6">,</text:span><text:span text:style-name="T7">자녀교육비</text:span><text:span text:style-name="T6">,</text:span><text:span text:style-name="T7">장기근속포상</text:span><text:span text:style-name="T6">,</text:span><text:span text:style-name="T7">우수사원포상제도</text:span></text:p>
            <text:p><text:span text:style-name="T5">사내시설</text:span><text:span text:style-name="T6">: </text:span><text:span text:style-name="T7">기숙사지원</text:span></text:p>
            <text:p><text:span text:style-name="T5">편의</text:span><text:span text:style-name="T6">/</text:span><text:span text:style-name="T7">여가</text:span><text:span text:style-name="T6">/</text:span><text:span text:style-name="T7">건강</text:span><text:span text:style-name="T6">: </text:span><text:span text:style-name="T7">건강검진</text:span><text:span text:style-name="T6">,</text:span><text:span text:style-name="T7">점심식사지원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자기소개서,고교생활기록부,졸업증명서,최종학력증명서, 포트폴리오,인적성검사서</text:p>
          </table:table-cell>
          <table:table-cell office:value-type="string" calcext:value-type="string">
            <text:p>지원서 마감후 1차(서류) 합격자에 한하여 개별연락</text:p>
            <text:p>제출된 서류는 일체 반환하지 않습니다.</text:p>
            <text:p>국가 유공자는 관련법에 의거하여 우대</text:p>
            <text:p>마감은 채용진행에 따라 조기마감될 수도 연장될 수도 있습니다.</text:p>
          </table:table-cell>
        </table:table-row>
        <table:table-row table:style-name="ro25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(주)앤에이치씨</text:p>
          </table:table-cell>
          <table:table-cell office:value-type="string" calcext:value-type="string">
            <text:p>소프트웨어개발 엔지니어 채용</text:p>
          </table:table-cell>
          <table:table-cell/>
          <table:table-cell office:value-type="string" calcext:value-type="string">
            <text:p>인천 연수구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초대졸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면접 후 결정</text:p>
          </table:table-cell>
          <table:table-cell/>
          <table:table-cell office:value-type="string" calcext:value-type="string">
            <text:p>장비 시스템 소프트웨어 개발</text:p>
            <text:p>Library, GUI 개발</text:p>
            <text:p>머신비젼 및 UI설계 구현</text:p>
          </table:table-cell>
          <table:table-cell office:value-type="string" calcext:value-type="string">
            <text:p>계획성,성취지향성,적응성,성장지향성 등</text:p>
          </table:table-cell>
          <table:table-cell office:value-type="string" calcext:value-type="string">
            <text:p>전산학/컴퓨터공학,응용소프트웨어공학,정보/통신공학 전공자</text:p>
          </table:table-cell>
          <table:table-cell office:value-type="string" calcext:value-type="string">
            <text:p><text:span text:style-name="T5">연금</text:span><text:span text:style-name="T6">/</text:span><text:span text:style-name="T7">보험</text:span><text:span text:style-name="T6">: </text:span><text:span text:style-name="T7">국민연금</text:span><text:span text:style-name="T6">,</text:span><text:span text:style-name="T7">고용보험</text:span><text:span text:style-name="T6">,</text:span><text:span text:style-name="T7">산재보험</text:span><text:span text:style-name="T6">,</text:span><text:span text:style-name="T7">건강보험</text:span></text:p>
            <text:p><text:span text:style-name="T5">휴무</text:span><text:span text:style-name="T6">/</text:span><text:span text:style-name="T7">휴가</text:span><text:span text:style-name="T6">/</text:span><text:span text:style-name="T7">행사</text:span><text:span text:style-name="T6">: </text:span><text:span text:style-name="T7">경조휴가</text:span></text:p>
            <text:p><text:span text:style-name="T5">보상</text:span><text:span text:style-name="T6">/</text:span><text:span text:style-name="T7">수당</text:span><text:span text:style-name="T6">/</text:span><text:span text:style-name="T7">지원</text:span><text:span text:style-name="T6">: </text:span><text:span text:style-name="T7">퇴직금</text:span><text:span text:style-name="T6">,</text:span><text:span text:style-name="T7">회식비지원</text:span></text:p>
            <text:p><text:span text:style-name="T5">편의</text:span><text:span text:style-name="T6">/</text:span><text:span text:style-name="T7">여가</text:span><text:span text:style-name="T6">/</text:span><text:span text:style-name="T7">건강</text:span><text:span text:style-name="T6">: </text:span><text:span text:style-name="T7">점심식사지원</text:span><text:span text:style-name="T6">,</text:span><text:span text:style-name="T7">저녁식사지원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</table:table-row>
        <table:table-row table:style-name="ro22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태하메카트로닉스(주)</text:p>
          </table:table-cell>
          <table:table-cell office:value-type="string" calcext:value-type="string">
            <text:p>리눅스 어플리케이션 개발부문 신입/경력 직원 모집</text:p>
          </table:table-cell>
          <table:table-cell/>
          <table:table-cell office:value-type="string" calcext:value-type="string">
            <text:p>경기 안양시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초대졸이상(졸업예정자 가능)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7:0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리눅스 어플리케이션 개발</text:p>
            <text:p>이미지 프로세싱/머신러닝</text:p>
          </table:table-cell>
          <table:table-cell office:value-type="string" calcext:value-type="string">
            <text:p>C,C++프로그램 가능자</text:p>
          </table:table-cell>
          <table:table-cell office:value-type="string" calcext:value-type="string">
            <text:p>C,C++ 프로그램 가능자</text:p>
            <text:p>연구소 소속 - 전문연구요원 근무 가능</text:p>
          </table:table-cell>
          <table:table-cell office:value-type="string" calcext:value-type="string">
            <text:p><text:span text:style-name="T5">연금</text:span><text:span text:style-name="T6">/</text:span><text:span text:style-name="T7">보험</text:span><text:span text:style-name="T6">: </text:span><text:span text:style-name="T7">국민연금</text:span><text:span text:style-name="T6">,</text:span><text:span text:style-name="T7">고용보험</text:span><text:span text:style-name="T6">,</text:span><text:span text:style-name="T7">산재보험</text:span><text:span text:style-name="T6">,</text:span><text:span text:style-name="T7">건강보험</text:span></text:p>
            <text:p><text:span text:style-name="T5">보상</text:span><text:span text:style-name="T6">/</text:span><text:span text:style-name="T7">수당</text:span><text:span text:style-name="T6">/</text:span><text:span text:style-name="T7">지원</text:span><text:span text:style-name="T6">: </text:span><text:span text:style-name="T7">퇴직금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허위사실이 발견될 경우 채용이 취소될 수 있습니다.</text:p>
          </table:table-cell>
        </table:table-row>
        <table:table-row table:style-name="ro16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(주)펨트론</text:p>
          </table:table-cell>
          <table:table-cell office:value-type="string" calcext:value-type="string">
            <text:p>SW그룹 AOI팀 AOI-3파트(SW)</text:p>
          </table:table-cell>
          <table:table-cell/>
          <table:table-cell office:value-type="string" calcext:value-type="string">
            <text:p>서울시 금천구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사원/팀원</text:p>
          </table:table-cell>
          <table:table-cell/>
          <table:table-cell office:value-type="string" calcext:value-type="string">
            <text:p>응용프로그램/소프트웨어 개발</text:p>
            <text:p>영상처리 개발</text:p>
          </table:table-cell>
          <table:table-cell office:value-type="string" calcext:value-type="string">
            <text:p>C# Winform/C++</text:p>
          </table:table-cell>
          <table:table-cell office:value-type="string" calcext:value-type="string">
            <text:p>컴퓨터/시스템공학</text:p>
            <text:p>운전 가능자</text:p>
          </table:table-cell>
          <table:table-cell office:value-type="string" calcext:value-type="string">
            <text:p><text:span text:style-name="T5">급여제도</text:span><text:span text:style-name="T6">: </text:span><text:span text:style-name="T7">장기근속자포상</text:span><text:span text:style-name="T6">,</text:span><text:span text:style-name="T7">우수사원포상</text:span><text:span text:style-name="T6">,</text:span><text:span text:style-name="T7">상여금지급</text:span></text:p>
            <text:p><text:span text:style-name="T5">수당제도</text:span><text:span text:style-name="T6">: </text:span><text:span text:style-name="T7">야근수당</text:span><text:span text:style-name="T6">,</text:span><text:span text:style-name="T7">휴일</text:span><text:span text:style-name="T6">(</text:span><text:span text:style-name="T7">특근</text:span><text:span text:style-name="T6">)</text:span><text:span text:style-name="T7">수당</text:span><text:span text:style-name="T6">,</text:span><text:span text:style-name="T7">연</text:span><text:span text:style-name="T6">/</text:span><text:span text:style-name="T7">월차수당</text:span></text:p>
            <text:p><text:span text:style-name="T5">지원금</text:span><text:span text:style-name="T6">: </text:span><text:span text:style-name="T7">장기근속자직원대출</text:span><text:span text:style-name="T6">,</text:span><text:span text:style-name="T7">각종경조사지원</text:span><text:span text:style-name="T6">,</text:span><text:span text:style-name="T7">유료건강검진지원</text:span></text:p>
            <text:p><text:span text:style-name="T5">식사</text:span><text:span text:style-name="T6">: </text:span><text:span text:style-name="T7">조식무료제공</text:span><text:span text:style-name="T6">(</text:span><text:span text:style-name="T7">회사주변카페</text:span><text:span text:style-name="T6">),</text:span><text:span text:style-name="T7">점심</text:span><text:span text:style-name="T6">/</text:span><text:span text:style-name="T7">저녁식사무료제공</text:span><text:span text:style-name="T6">(</text:span><text:span text:style-name="T7">구내식당</text:span><text:span text:style-name="T6">),</text:span><text:span text:style-name="T7">음료제공</text:span><text:span text:style-name="T6">(</text:span><text:span text:style-name="T7">차</text:span><text:span text:style-name="T6">,</text:span><text:span text:style-name="T7">커피</text:span><text:span text:style-name="T6">)</text:span></text:p>
            <text:p><text:span text:style-name="T5">선택적복지제도</text:span><text:span text:style-name="T6">: </text:span><text:span text:style-name="T7">복지포인트지원</text:span></text:p>
            <text:p><text:span text:style-name="T5">교육</text:span><text:span text:style-name="T6">/</text:span><text:span text:style-name="T7">훈련</text:span><text:span text:style-name="T6">: </text:span><text:span text:style-name="T7">신입사원교육</text:span><text:span text:style-name="T6">(OJT),</text:span><text:span text:style-name="T7">직무교육지원</text:span><text:span text:style-name="T6">,</text:span><text:span text:style-name="T7">도서구입비지원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자기소개서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에이엠텔레콤(주)</text:p>
          </table:table-cell>
          <table:table-cell office:value-type="string" calcext:value-type="string">
            <text:p>SW Application 개발 신입/경력 채용 모집</text:p>
          </table:table-cell>
          <table:table-cell/>
          <table:table-cell office:value-type="string" calcext:value-type="string">
            <text:p>경기 과천시</text:p>
          </table:table-cell>
          <table:table-cell office:value-type="string" calcext:value-type="string">
            <text:p>신입<text:span text:style-name="T1">·경력 1년 ↑</text:span>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개발자</text:p>
          </table:table-cell>
          <table:table-cell/>
          <table:table-cell office:value-type="string" calcext:value-type="string">
            <text:p>SW Application 개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 경험:Linux,Android,RTOS,Windows 등</text:p>
            <text:p>컴퓨터공학,정보통신공학,전자공학 전공자 우대</text:p>
          </table:table-cell>
          <table:table-cell office:value-type="string" calcext:value-type="string">
            <text:p><text:span text:style-name="T5">연금</text:span><text:span text:style-name="T6">/</text:span><text:span text:style-name="T7">보험</text:span><text:span text:style-name="T6">: </text:span><text:span text:style-name="T7">국민연금</text:span><text:span text:style-name="T6">,</text:span><text:span text:style-name="T7">고용보험</text:span><text:span text:style-name="T6">,</text:span><text:span text:style-name="T7">산재보험</text:span><text:span text:style-name="T6">,</text:span><text:span text:style-name="T7">건강보험</text:span></text:p>
            <text:p><text:span text:style-name="T5">휴무</text:span><text:span text:style-name="T6">/</text:span><text:span text:style-name="T7">휴가</text:span><text:span text:style-name="T6">/</text:span><text:span text:style-name="T7">행사</text:span><text:span text:style-name="T6">: </text:span><text:span text:style-name="T7">주</text:span><text:span text:style-name="T6">5</text:span><text:span text:style-name="T7">일제</text:span><text:span text:style-name="T6">,</text:span><text:span text:style-name="T7">연차제도</text:span><text:span text:style-name="T6">,</text:span><text:span text:style-name="T7">월차제도</text:span><text:span text:style-name="T6">,</text:span><text:span text:style-name="T7">경조휴가</text:span><text:span text:style-name="T6">,</text:span><text:span text:style-name="T7">출산휴가</text:span><text:span text:style-name="T6">,</text:span><text:span text:style-name="T7">육아휴직</text:span><text:span text:style-name="T6">,</text:span><text:span text:style-name="T7">남성출산휴가</text:span><text:span text:style-name="T6">,</text:span><text:span text:style-name="T7">노동절휴무</text:span></text:p>
            <text:p><text:span text:style-name="T5">보상</text:span><text:span text:style-name="T6">/</text:span><text:span text:style-name="T7">수당</text:span><text:span text:style-name="T6">/</text:span><text:span text:style-name="T7">지원</text:span><text:span text:style-name="T6">: </text:span><text:span text:style-name="T7">인센티브</text:span><text:span text:style-name="T6">,</text:span><text:span text:style-name="T7">사내대출</text:span><text:span text:style-name="T6">,</text:span><text:span text:style-name="T7">장기근속포상</text:span><text:span text:style-name="T6">,</text:span><text:span text:style-name="T7">명절선물</text:span><text:span text:style-name="T6">/</text:span><text:span text:style-name="T7">명절상여</text:span><text:span text:style-name="T6">,</text:span><text:span text:style-name="T7">야간교통비지급</text:span><text:span text:style-name="T6">,</text:span><text:span text:style-name="T7">휴가비</text:span><text:span text:style-name="T6">,</text:span><text:span text:style-name="T7">우리사주제도</text:span><text:span text:style-name="T6">,</text:span><text:span text:style-name="T7">복리후생지원</text:span></text:p>
            <text:p><text:span text:style-name="T5">편의</text:span><text:span text:style-name="T6">/</text:span><text:span text:style-name="T7">여가</text:span><text:span text:style-name="T6">/</text:span><text:span text:style-name="T7">건강</text:span><text:span text:style-name="T6">: </text:span><text:span text:style-name="T7">사내동호회</text:span><text:span text:style-name="T6">,</text:span><text:span text:style-name="T7">점심식사지원</text:span><text:span text:style-name="T6">,</text:span><text:span text:style-name="T7">휴양시설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</table:table-row>
        <table:table-row table:style-name="ro16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(주)젬백스링크</text:p>
          </table:table-cell>
          <table:table-cell office:value-type="string" calcext:value-type="string">
            <text:p>[코스닥상장] Linux C/C++ 메시징솔루션개발 신입/경력 개발자 모집</text:p>
          </table:table-cell>
          <table:table-cell/>
          <table:table-cell office:value-type="string" calcext:value-type="string">
            <text:p>서울 영등포구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초대졸이상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30~18:30</text:p>
          </table:table-cell>
          <table:table-cell office:value-type="string" calcext:value-type="string">
            <text:p>팀원</text:p>
          </table:table-cell>
          <table:table-cell/>
          <table:table-cell office:value-type="string" calcext:value-type="string">
            <text:p>Unix/Linux C/C++ 서버 개발</text:p>
          </table:table-cell>
          <table:table-cell office:value-type="string" calcext:value-type="string">
            <text:p>Unix/Linux C/C++ 기반 실무 경험자</text:p>
          </table:table-cell>
          <table:table-cell office:value-type="string" calcext:value-type="string">
            <text:p>메시징 솔루션 서버개발 경험자</text:p>
            <text:p>이동통신사 개발 경험자</text:p>
            <text:p>Open Source 경험자 및 Core Network 시스템 개발 경험자</text:p>
            <text:p>DBMS 관련 경험자</text:p>
            <text:p>새로운 기술에 대해 관심이 많고, 자기개발을 위해 노력하시는 분</text:p>
          </table:table-cell>
          <table:table-cell office:value-type="string" calcext:value-type="string">
            <text:p><text:span text:style-name="T5">연금</text:span><text:span text:style-name="T6">/</text:span><text:span text:style-name="T7">보험</text:span><text:span text:style-name="T6">: </text:span><text:span text:style-name="T7">국민연금</text:span><text:span text:style-name="T6">,</text:span><text:span text:style-name="T7">고용보험</text:span><text:span text:style-name="T6">,</text:span><text:span text:style-name="T7">산재보험</text:span><text:span text:style-name="T6">,</text:span><text:span text:style-name="T7">건강보험</text:span><text:span text:style-name="T6">,</text:span><text:span text:style-name="T7">퇴직연금</text:span></text:p>
            <text:p><text:span text:style-name="T5">휴무</text:span><text:span text:style-name="T6">/</text:span><text:span text:style-name="T7">휴가</text:span><text:span text:style-name="T6">/</text:span><text:span text:style-name="T7">행사</text:span><text:span text:style-name="T6">: </text:span><text:span text:style-name="T7">주</text:span><text:span text:style-name="T6">5</text:span><text:span text:style-name="T7">일제</text:span><text:span text:style-name="T6">,</text:span><text:span text:style-name="T7">연차제도</text:span><text:span text:style-name="T6">,</text:span><text:span text:style-name="T7">경조휴가</text:span><text:span text:style-name="T6">,</text:span><text:span text:style-name="T7">반차제도</text:span><text:span text:style-name="T6">,</text:span><text:span text:style-name="T7">출산휴가</text:span><text:span text:style-name="T6">,</text:span><text:span text:style-name="T7">육아휴직</text:span><text:span text:style-name="T6">,</text:span><text:span text:style-name="T7">남성출산휴가</text:span><text:span text:style-name="T6">,</text:span><text:span text:style-name="T7">창립일행사</text:span><text:span text:style-name="T6">,</text:span><text:span text:style-name="T7">워크샵</text:span><text:span text:style-name="T6">/MT,</text:span><text:span text:style-name="T7">체육대회</text:span><text:span text:style-name="T6">,</text:span><text:span text:style-name="T7">야유횜</text:span></text:p>
            <text:p><text:span text:style-name="T5">보상</text:span><text:span text:style-name="T6">/</text:span><text:span text:style-name="T7">수당</text:span><text:span text:style-name="T6">/</text:span><text:span text:style-name="T7">지원</text:span><text:span text:style-name="T6">: </text:span><text:span text:style-name="T7">퇴직금</text:span><text:span text:style-name="T6">,</text:span><text:span text:style-name="T7">경조금</text:span><text:span text:style-name="T6">,</text:span><text:span text:style-name="T7">정기보너스</text:span><text:span text:style-name="T6">,</text:span><text:span text:style-name="T7">자녀교육비</text:span><text:span text:style-name="T6">,</text:span><text:span text:style-name="T7">사내대출</text:span><text:span text:style-name="T6">,</text:span><text:span text:style-name="T7">장기근속포상</text:span><text:span text:style-name="T6">,</text:span><text:span text:style-name="T7">우수사원포상제도</text:span><text:span text:style-name="T6">,</text:span><text:span text:style-name="T7">가족의료비지원</text:span><text:span text:style-name="T6">,</text:span><text:span text:style-name="T7">임직원교육비</text:span><text:span text:style-name="T6">,</text:span><text:span text:style-name="T7">자기개발지원</text:span><text:span text:style-name="T6">,</text:span><text:span text:style-name="T7">장기근속수당</text:span><text:span text:style-name="T6">,</text:span><text:span text:style-name="T7">명절선물</text:span><text:span text:style-name="T6">/</text:span><text:span text:style-name="T7">명절상여</text:span><text:span text:style-name="T6">,</text:span><text:span text:style-name="T7">주차지원</text:span><text:span text:style-name="T6">,</text:span><text:span text:style-name="T7">야간교통비지급</text:span><text:span text:style-name="T6">,</text:span><text:span text:style-name="T7">도서구입비지원</text:span><text:span text:style-name="T6">,</text:span><text:span text:style-name="T7">임직원할인</text:span></text:p>
            <text:p><text:span text:style-name="T5">사내제도</text:span><text:span text:style-name="T6">/</text:span><text:span text:style-name="T7">성장</text:span><text:span text:style-name="T6">: </text:span><text:span text:style-name="T7">신입사원교육</text:span><text:span text:style-name="T6">,</text:span><text:span text:style-name="T7">직무능력향상교육</text:span><text:span text:style-name="T6">,</text:span><text:span text:style-name="T7">리더쉽강화교육</text:span></text:p>
            <text:p><text:span text:style-name="T5">사내시설</text:span><text:span text:style-name="T6">: </text:span><text:span text:style-name="T7">휴식공간</text:span><text:span text:style-name="T6">,</text:span><text:span text:style-name="T7">카페테리아</text:span><text:span text:style-name="T6">,</text:span><text:span text:style-name="T7">사내도서관</text:span><text:span text:style-name="T6">,</text:span><text:span text:style-name="T7">사내정원</text:span><text:span text:style-name="T6">,</text:span><text:span text:style-name="T7">주차장</text:span><text:span text:style-name="T6">,</text:span><text:span text:style-name="T7">흡연공간</text:span></text:p>
            <text:p><text:span text:style-name="T5">편의</text:span><text:span text:style-name="T6">/</text:span><text:span text:style-name="T7">여가</text:span><text:span text:style-name="T6">/</text:span><text:span text:style-name="T7">건강</text:span><text:span text:style-name="T6">: </text:span><text:span text:style-name="T7">사내동호회</text:span><text:span text:style-name="T6">,</text:span><text:span text:style-name="T7">건강검진</text:span><text:span text:style-name="T6">,</text:span><text:span text:style-name="T7">저녁식사지원</text:span><text:span text:style-name="T6">,</text:span><text:span text:style-name="T7">아침식사지원</text:span><text:span text:style-name="T6">,</text:span><text:span text:style-name="T7">휴양시설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</table:table-row>
        <table:table-row table:style-name="ro26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에스넷아이씨티(주)</text:p>
          </table:table-cell>
          <table:table-cell office:value-type="string" calcext:value-type="string">
            <text:p>[기술연구소] 5G 시스템 개발자 모집</text:p>
          </table:table-cell>
          <table:table-cell/>
          <table:table-cell office:value-type="string" calcext:value-type="string">
            <text:p>경기 성남시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사원/팀원</text:p>
          </table:table-cell>
          <table:table-cell/>
          <table:table-cell office:value-type="string" calcext:value-type="string">
            <text:p>이동통신(LTE,5G,WiFi) 시스템 개발</text:p>
            <text:p>FPGA 프로그램 연구/ 개발</text:p>
            <text:p>ETRI 국책과제 수행 및 제품개발 프로젝트 지원</text:p>
          </table:table-cell>
          <table:table-cell office:value-type="string" calcext:value-type="string">
            <text:p>C/C++프로그래밍 경험자,Linux 사용자</text:p>
          </table:table-cell>
          <table:table-cell office:value-type="string" calcext:value-type="string">
            <text:p>영어능력 우수자</text:p>
            <text:p>동종업계 경력자 및 관련학과 졸업자</text:p>
            <text:p>커뮤니케이션 능력 및 끈기</text:p>
          </table:table-cell>
          <table:table-cell office:value-type="string" calcext:value-type="string">
            <text:p><text:span text:style-name="T5">연금</text:span><text:span text:style-name="T6">/</text:span><text:span text:style-name="T7">보험</text:span><text:span text:style-name="T6">: </text:span><text:span text:style-name="T7">국민연금</text:span><text:span text:style-name="T6">,</text:span><text:span text:style-name="T7">고용보험</text:span><text:span text:style-name="T6">,</text:span><text:span text:style-name="T7">산재보험</text:span><text:span text:style-name="T6">,</text:span><text:span text:style-name="T7">건강보험</text:span><text:span text:style-name="T6">,</text:span><text:span text:style-name="T7">퇴직연금</text:span></text:p>
            <text:p><text:span text:style-name="T5">휴무</text:span><text:span text:style-name="T6">/</text:span><text:span text:style-name="T7">휴가</text:span><text:span text:style-name="T6">/</text:span><text:span text:style-name="T7">행사</text:span><text:span text:style-name="T6">: </text:span><text:span text:style-name="T7">주</text:span><text:span text:style-name="T6">5</text:span><text:span text:style-name="T7">일제</text:span><text:span text:style-name="T6">,</text:span><text:span text:style-name="T7">정기휴가</text:span><text:span text:style-name="T6">,</text:span><text:span text:style-name="T7">포상휴가</text:span><text:span text:style-name="T6">,</text:span><text:span text:style-name="T7">출산휴가</text:span><text:span text:style-name="T6">,</text:span><text:span text:style-name="T7">창립일휴무</text:span><text:span text:style-name="T6">,</text:span><text:span text:style-name="T7">워크샵</text:span><text:span text:style-name="T6">/MT,</text:span><text:span text:style-name="T7">주말휴무</text:span></text:p>
            <text:p><text:span text:style-name="T5">보상</text:span><text:span text:style-name="T6">/</text:span><text:span text:style-name="T7">수당</text:span><text:span text:style-name="T6">/</text:span><text:span text:style-name="T7">지원</text:span><text:span text:style-name="T6">: </text:span><text:span text:style-name="T7">퇴직금</text:span><text:span text:style-name="T6">,</text:span><text:span text:style-name="T7">경조금</text:span><text:span text:style-name="T6">,</text:span><text:span text:style-name="T7">자격증수당</text:span><text:span text:style-name="T6">,</text:span><text:span text:style-name="T7">도서구입비지원</text:span><text:span text:style-name="T6">,</text:span><text:span text:style-name="T7">성과급</text:span><text:span text:style-name="T6">,</text:span><text:span text:style-name="T7">복리후생지원</text:span><text:span text:style-name="T6">,</text:span><text:span text:style-name="T7">회식비지원</text:span></text:p>
            <text:p><text:span text:style-name="T5">사내시설</text:span><text:span text:style-name="T6">: </text:span><text:span text:style-name="T7">쾌적한업무공간</text:span></text:p>
          </table:table-cell>
          <table:table-cell office:value-type="string" calcext:value-type="string">
            <text:p>서류전형 &gt; 1차면접 &gt; 2차면접 &gt; 임원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</table:table-row>
        <table:table-row table:style-name="ro16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포인트아이(주)</text:p>
          </table:table-cell>
          <table:table-cell office:value-type="string" calcext:value-type="string">
            <text:p>[신입/경력] 이동통신 사업자 ICT 시스템 개발</text:p>
          </table:table-cell>
          <table:table-cell/>
          <table:table-cell office:value-type="string" calcext:value-type="string">
            <text:p>서울시 강남구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초대졸이상(졸업예정자 가능)</text:p>
          </table:table-cell>
          <table:table-cell office:value-type="string" calcext:value-type="string">
            <text:p>연봉 3,500만원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사원/팀원</text:p>
          </table:table-cell>
          <table:table-cell/>
          <table:table-cell office:value-type="string" calcext:value-type="string">
            <text:p>ICT 서비스 시스템 개발</text:p>
          </table:table-cell>
          <table:table-cell office:value-type="string" calcext:value-type="string">
            <text:p>Linux시스템 활용 가능</text:p>
            <text:p>네트워크에 대한 전반적인 이해</text:p>
          </table:table-cell>
          <table:table-cell office:value-type="string" calcext:value-type="string">
            <text:p>관련 자격증 보유</text:p>
            <text:p>ICT 유관업무 경력자</text:p>
            <text:p>자격증:정보처리기사 및 SCJP 등</text:p>
            <text:p>전산학/컴퓨터공학,응용소프트웨어공학,정보/통신공학 등 IT관련</text:p>
          </table:table-cell>
          <table:table-cell office:value-type="string" calcext:value-type="string">
            <text:p><text:span text:style-name="T5">연금</text:span><text:span text:style-name="T6">/</text:span><text:span text:style-name="T7">보험</text:span><text:span text:style-name="T6">: </text:span><text:span text:style-name="T7">국민연금</text:span><text:span text:style-name="T6">,</text:span><text:span text:style-name="T7">고용보험</text:span><text:span text:style-name="T6">,</text:span><text:span text:style-name="T7">산재보험</text:span><text:span text:style-name="T6">,</text:span><text:span text:style-name="T7">건강보험</text:span><text:span text:style-name="T6">,</text:span><text:span text:style-name="T7">퇴직연금</text:span></text:p>
            <text:p><text:span text:style-name="T5">휴무</text:span><text:span text:style-name="T6">/</text:span><text:span text:style-name="T7">휴가</text:span><text:span text:style-name="T6">/</text:span><text:span text:style-name="T7">행사</text:span><text:span text:style-name="T6">: </text:span><text:span text:style-name="T7">주</text:span><text:span text:style-name="T6">5</text:span><text:span text:style-name="T7">일제</text:span><text:span text:style-name="T6">,</text:span><text:span text:style-name="T7">연차제도</text:span><text:span text:style-name="T6">,</text:span><text:span text:style-name="T7">경조휴가</text:span><text:span text:style-name="T6">,</text:span><text:span text:style-name="T7">반차제도</text:span><text:span text:style-name="T6">,</text:span><text:span text:style-name="T7">위로휴가</text:span><text:span text:style-name="T6">,</text:span><text:span text:style-name="T7">리프레시휴가</text:span><text:span text:style-name="T6">,</text:span><text:span text:style-name="T7">출산휴가</text:span><text:span text:style-name="T6">,</text:span><text:span text:style-name="T7">생일휴가</text:span><text:span text:style-name="T6">,</text:span><text:span text:style-name="T7">노동절휴무</text:span><text:span text:style-name="T6">,</text:span><text:span text:style-name="T7">창립기념일휴무</text:span><text:span text:style-name="T6">,</text:span><text:span text:style-name="T7">법정근로휴무</text:span></text:p>
            <text:p><text:span text:style-name="T5">보상</text:span><text:span text:style-name="T6">/</text:span><text:span text:style-name="T7">수당</text:span><text:span text:style-name="T6">/</text:span><text:span text:style-name="T7">지원</text:span><text:span text:style-name="T6">: </text:span><text:span text:style-name="T7">경조금</text:span><text:span text:style-name="T6">,</text:span><text:span text:style-name="T7">야간근로수당</text:span><text:span text:style-name="T6">,</text:span><text:span text:style-name="T7">휴일근로수당</text:span><text:span text:style-name="T6">,</text:span><text:span text:style-name="T7">특허등록포상</text:span><text:span text:style-name="T6">,</text:span><text:span text:style-name="T7">우수사원포상</text:span><text:span text:style-name="T6">,</text:span><text:span text:style-name="T7">야간교통지원</text:span><text:span text:style-name="T6">,</text:span><text:span text:style-name="T7">국내</text:span><text:span text:style-name="T6">/</text:span><text:span text:style-name="T7">외출장지원</text:span><text:span text:style-name="T6">,</text:span><text:span text:style-name="T7">프로젝트경비지원</text:span><text:span text:style-name="T6">,</text:span><text:span text:style-name="T7">명절선물</text:span><text:span text:style-name="T6">,</text:span><text:span text:style-name="T7">리프레시휴가지원</text:span></text:p>
            <text:p><text:span text:style-name="T5">사내제도</text:span><text:span text:style-name="T6">/</text:span><text:span text:style-name="T7">성장</text:span><text:span text:style-name="T6">: </text:span><text:span text:style-name="T7">주</text:span><text:span text:style-name="T6">40</text:span><text:span text:style-name="T7">시간</text:span></text:p>
            <text:p><text:span text:style-name="T5">편의</text:span><text:span text:style-name="T6">/</text:span><text:span text:style-name="T7">여가</text:span><text:span text:style-name="T6">/</text:span><text:span text:style-name="T7">건강</text:span><text:span text:style-name="T6">: </text:span><text:span text:style-name="T7">건강검진</text:span><text:span text:style-name="T6">-2</text:span><text:span text:style-name="T7">년</text:span><text:span text:style-name="T6">(40</text:span><text:span text:style-name="T7">세미만</text:span><text:span text:style-name="T6">)/1</text:span><text:span text:style-name="T7">회</text:span><text:span text:style-name="T6">,</text:span><text:span text:style-name="T7">저녁식사지원</text:span><text:span text:style-name="T6">,</text:span><text:span text:style-name="T7">리조트제휴</text:span></text:p>
            <text:p><text:span text:style-name="T5">교육</text:span><text:span text:style-name="T6">: </text:span><text:span text:style-name="T7">법정의무교육</text:span><text:span text:style-name="T6">,</text:span><text:span text:style-name="T7">직무관련교육</text:span><text:span text:style-name="T6">,</text:span><text:span text:style-name="T7">도서구입지원</text:span><text:span text:style-name="T6">,</text:span><text:span text:style-name="T7">온라인교육지원</text:span><text:span text:style-name="T6">,</text:span><text:span text:style-name="T7">워크샵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BIMPeers</text:p>
          </table:table-cell>
          <table:table-cell office:value-type="string" calcext:value-type="string">
            <text:p>[신입] SW개발 엔지니어 채용</text:p>
          </table:table-cell>
          <table:table-cell/>
          <table:table-cell office:value-type="string" calcext:value-type="string">
            <text:p>서울시 서초구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사원</text:p>
          </table:table-cell>
          <table:table-cell/>
          <table:table-cell office:value-type="string" calcext:value-type="string">
            <text:p>Window기반 응용프로그램 개발</text:p>
          </table:table-cell>
          <table:table-cell office:value-type="string" calcext:value-type="string">
            <text:p>객체지향 프로그래밍 이해</text:p>
          </table:table-cell>
          <table:table-cell office:value-type="string" calcext:value-type="string">
            <text:p>컴퓨터/시스템공학, 건축/건설관련 학과</text:p>
            <text:p>정보처리관련 자격증</text:p>
            <text:p>배움에 대한 열정이 있고 함께 성장해 나갈 수 있는 분</text:p>
            <text:p>적극적, 긍정적 협업 마인드 있는 분</text:p>
          </table:table-cell>
          <table:table-cell office:value-type="string" calcext:value-type="string">
            <text:p><text:span text:style-name="T5">매월</text:span><text:span text:style-name="T6"> </text:span><text:span text:style-name="T7">도서</text:span><text:span text:style-name="T6">,</text:span><text:span text:style-name="T7">운동</text:span><text:span text:style-name="T6">,</text:span><text:span text:style-name="T7">병원</text:span><text:span text:style-name="T6">,</text:span><text:span text:style-name="T7">공연등</text:span><text:span text:style-name="T6"> </text:span><text:span text:style-name="T7">자기계발비</text:span><text:span text:style-name="T6"> </text:span><text:span text:style-name="T7">제공</text:span></text:p>
            <text:p><text:span text:style-name="T5">업무에</text:span><text:span text:style-name="T6"> </text:span><text:span text:style-name="T7">필요한</text:span><text:span text:style-name="T6"> </text:span><text:span text:style-name="T7">프로그래밍</text:span><text:span text:style-name="T6"> </text:span><text:span text:style-name="T7">전공</text:span><text:span text:style-name="T6"> </text:span><text:span text:style-name="T7">서적</text:span><text:span text:style-name="T6"> </text:span><text:span text:style-name="T7">제공</text:span></text:p>
            <text:p><text:span text:style-name="T5">매월</text:span><text:span text:style-name="T6"> </text:span><text:span text:style-name="T7">마지막주</text:span><text:span text:style-name="T6"> </text:span><text:span text:style-name="T7">금요일</text:span><text:span text:style-name="T6"> </text:span><text:span text:style-name="T7">오전근무</text:span></text:p>
            <text:p><text:span text:style-name="T5">자율연차사용</text:span><text:span text:style-name="T6"> </text:span><text:span text:style-name="T7">및</text:span><text:span text:style-name="T6"> </text:span><text:span text:style-name="T7">자율복장</text:span></text:p>
            <text:p><text:span text:style-name="T5">생일</text:span><text:span text:style-name="T6"> </text:span><text:span text:style-name="T7">선물</text:span><text:span text:style-name="T6"> </text:span><text:span text:style-name="T7">제공</text:span>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  <table:table-row table:style-name="ro12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(주)로엔</text:p>
          </table:table-cell>
          <table:table-cell office:value-type="string" calcext:value-type="string">
            <text:p>2024 로엔 신입/경력사원모집</text:p>
          </table:table-cell>
          <table:table-cell/>
          <table:table-cell office:value-type="string" calcext:value-type="string">
            <text:p>경기 일산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연봉 3,500만원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주 5일(월~금) 09:00~</text:p>
          </table:table-cell>
          <table:table-cell office:value-type="string" calcext:value-type="string">
            <text:p>엔지니어</text:p>
          </table:table-cell>
          <table:table-cell/>
          <table:table-cell office:value-type="string" calcext:value-type="string">
            <text:p>FA시스템 엔지니어링</text:p>
          </table:table-cell>
          <table:table-cell office:value-type="string" calcext:value-type="string">
            <text:p>88년 이후 출생자/해외여행에 결격사유 없는 자</text:p>
          </table:table-cell>
          <table:table-cell office:value-type="string" calcext:value-type="string">
            <text:p>전기/전자공학, 컴퓨터/시스템공학 등 공학계열</text:p>
            <text:p>프로그래밍언어 가능자(C,C#,C++의 이해 및 구현)</text:p>
            <text:p>PLC프로그래밍 및 3D 운용 가능자(솔리드윅스 등)</text:p>
            <text:p>영어가능자</text:p>
          </table:table-cell>
          <table:table-cell office:value-type="string" calcext:value-type="string">
            <text:p><text:span text:style-name="T5">매년우수사원포상</text:span><text:span text:style-name="T6">,PJ</text:span><text:span text:style-name="T7">별인센티브지급</text:span><text:span text:style-name="T6">,</text:span><text:span text:style-name="T7">차량지원</text:span><text:span text:style-name="T6">or</text:span><text:span text:style-name="T7">차량지원금지급</text:span><text:span text:style-name="T6">,</text:span><text:span text:style-name="T7">출산지원금지급</text:span><text:span text:style-name="T6">,</text:span><text:span text:style-name="T7">근속포상금및해외여행지원</text:span><text:span text:style-name="T6">,</text:span><text:span text:style-name="T7">가족외식비지급</text:span><text:span text:style-name="T6">,</text:span><text:span text:style-name="T7">명절상여및여름휴가비지급</text:span><text:span text:style-name="T6">,</text:span><text:span text:style-name="T7">퇴직연금및</text:span><text:span text:style-name="T6">4</text:span><text:span text:style-name="T7">대보험</text:span>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  <style:font-face style:name="Noto Serif CJK KR" svg:font-family="'Noto Serif CJK KR'" style:font-family-generic="roman"/>
    <style:font-face style:name="돋움" svg:font-family="돋움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2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97P0" style:volatile="true">
      <number:text>₩</number:text>
      <number:number number:decimal-places="0" number:min-decimal-places="0" number:min-integer-digits="1" number:grouping="true"/>
    </number:number-style>
    <number:number-style style:name="N197">
      <number:text>-₩</number:text>
      <number:number number:decimal-places="0" number:min-decimal-places="0" number:min-integer-digits="1" number:grouping="true"/>
      <style:map style:condition="value()&gt;=0" style:apply-style-name="N197P0"/>
    </number:number-style>
    <number:number-style style:name="N196P0" style:volatile="true">
      <number:text>₩</number:text>
      <number:number number:decimal-places="0" number:min-decimal-places="0" number:min-integer-digits="1" number:grouping="true"/>
    </number:number-style>
    <number:number-style style:name="N196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96P0"/>
    </number:number-style>
    <number:number-style style:name="N195P0" style:volatile="true">
      <number:text>₩</number:text>
      <number:number number:decimal-places="2" number:min-decimal-places="2" number:min-integer-digits="1" number:grouping="true"/>
    </number:number-style>
    <number:number-style style:name="N195">
      <number:text>-₩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4P0" style:volatile="true">
      <number:text>₩</number:text>
      <number:number number:decimal-places="2" number:min-decimal-places="2" number:min-integer-digits="1" number:grouping="true"/>
    </number:number-style>
    <number:number-style style:name="N194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94P0"/>
    </number:number-style>
    <number:number-style style:name="N19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number-style style:name="N19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2P0"/>
    </number:number-style>
    <number:number-style style:name="N19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number-style style:name="N19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date-style style:name="N189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88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87">
      <number:year number:style="long"/>
      <number:text>/</number:text>
      <number:month number:style="long"/>
      <number:text>/</number:text>
      <number:day number:style="long"/>
    </number:date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2" style:volatile="true">
      <number:text> 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5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2" style:volatile="true">
      <number:text> ₩</number:text>
      <number:fill-character> </number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3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81">
      <number:minutes number:style="long"/>
      <number:text>:</number:text>
      <number:seconds number:style="long" number:decimal-places="1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/>
    </number:time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2">
      <number:day number:style="long"/>
      <number:text>-</number:text>
      <number:month number:textual="true"/>
      <number:text>-</number:text>
      <number:year/>
    </number:date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5">
      <number:month number:style="long"/>
      <number:text>-</number:text>
      <number:day number:style="long"/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8">
      <number:hours/>
      <number:text>시</number:text>
      <number:minutes number:style="long"/>
      <number:text>분</number:text>
    </number:tim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21:11:31.846743651</meta:creation-date>
    <dc:date>2024-01-19T21:21:38.117151160</dc:date>
    <meta:editing-duration>PT10M6S</meta:editing-duration>
    <meta:editing-cycles>1</meta:editing-cycles>
    <meta:document-statistic meta:table-count="1" meta:cell-count="1208" meta:object-count="0"/>
    <meta:generator>LibreOffice/7.3.7.2$Linux_X86_64 LibreOffice_project/30$Build-2</meta:generator>
  </office:meta>
</office:document-meta>
</file>